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fo:background-color="#fff200"/>
    </style:style>
    <style:style style:name="ce4" style:family="table-cell" style:parent-style-name="Default" style:data-style-name="N44">
      <style:table-cell-properties fo:background-color="#fff200"/>
    </style:style>
    <style:style style:name="ce5" style:family="table-cell" style:parent-style-name="Default">
      <style:table-cell-properties fo:background-color="#fff200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 table:number-rows-repeated="4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4284616663" calcext:value-type="float">
            <text:p>4284616663</text:p>
          </table:table-cell>
          <table:table-cell office:value-type="float" office:value="1000102" calcext:value-type="float">
            <text:p>1000102</text:p>
          </table:table-cell>
          <table:table-cell table:style-name="ce1" office:value-type="time" office:time-value="PT71H24M00S" calcext:value-type="time">
            <text:p>71:24:00</text:p>
          </table:table-cell>
          <table:table-cell/>
          <table:table-cell table:style-name="ce1" office:value-type="time" office:time-value="PT71H24M00S" calcext:value-type="time">
            <text:p>71:24:00</text:p>
          </table:table-cell>
        </table:table-row>
        <table:table-row table:style-name="ro1">
          <table:table-cell/>
          <table:table-cell office:value-type="float" office:value="4285616765" calcext:value-type="float">
            <text:p>4285616765</text:p>
          </table:table-cell>
          <table:table-cell office:value-type="float" office:value="1000102" calcext:value-type="float">
            <text:p>1000102</text:p>
          </table:table-cell>
          <table:table-cell table:style-name="ce1" office:value-type="time" office:time-value="PT71H25M00S" calcext:value-type="time">
            <text:p>71:25:00</text:p>
          </table:table-cell>
          <table:table-cell/>
          <table:table-cell table:style-name="ce1" office:value-type="time" office:time-value="PT71H25M00S" calcext:value-type="time">
            <text:p>71:25:00</text:p>
          </table:table-cell>
        </table:table-row>
        <table:table-row table:style-name="ro1">
          <table:table-cell/>
          <table:table-cell office:value-type="float" office:value="4286616869" calcext:value-type="float">
            <text:p>4286616869</text:p>
          </table:table-cell>
          <table:table-cell office:value-type="float" office:value="1000104" calcext:value-type="float">
            <text:p>1000104</text:p>
          </table:table-cell>
          <table:table-cell table:style-name="ce1" office:value-type="time" office:time-value="PT71H26M00S" calcext:value-type="time">
            <text:p>71:26:00</text:p>
          </table:table-cell>
          <table:table-cell/>
          <table:table-cell table:style-name="ce1" office:value-type="time" office:time-value="PT71H26M00S" calcext:value-type="time">
            <text:p>71:26:00</text:p>
          </table:table-cell>
        </table:table-row>
        <table:table-row table:style-name="ro1">
          <table:table-cell/>
          <table:table-cell office:value-type="float" office:value="4287616972" calcext:value-type="float">
            <text:p>4287616972</text:p>
          </table:table-cell>
          <table:table-cell office:value-type="float" office:value="1000103" calcext:value-type="float">
            <text:p>1000103</text:p>
          </table:table-cell>
          <table:table-cell table:style-name="ce1" office:value-type="time" office:time-value="PT71H27M00S" calcext:value-type="time">
            <text:p>71:27:00</text:p>
          </table:table-cell>
          <table:table-cell/>
          <table:table-cell table:style-name="ce1" office:value-type="time" office:time-value="PT71H27M00S" calcext:value-type="time">
            <text:p>71:27:00</text:p>
          </table:table-cell>
        </table:table-row>
        <table:table-row table:style-name="ro1">
          <table:table-cell/>
          <table:table-cell office:value-type="float" office:value="4288617068" calcext:value-type="float">
            <text:p>4288617068</text:p>
          </table:table-cell>
          <table:table-cell office:value-type="float" office:value="1000096" calcext:value-type="float">
            <text:p>1000096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  <table:table-cell table:style-name="ce1" office:value-type="time" office:time-value="PT71H28M00S" calcext:value-type="time">
            <text:p>71:28:00</text:p>
          </table:table-cell>
        </table:table-row>
        <table:table-row table:style-name="ro1">
          <table:table-cell/>
          <table:table-cell office:value-type="float" office:value="4289617166" calcext:value-type="float">
            <text:p>4289617166</text:p>
          </table:table-cell>
          <table:table-cell office:value-type="float" office:value="1000098" calcext:value-type="float">
            <text:p>1000098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  <table:table-cell table:style-name="ce1" office:value-type="time" office:time-value="PT71H29M00S" calcext:value-type="time">
            <text:p>71:29:00</text:p>
          </table:table-cell>
        </table:table-row>
        <table:table-row table:style-name="ro1">
          <table:table-cell/>
          <table:table-cell office:value-type="float" office:value="4290617256" calcext:value-type="float">
            <text:p>4290617256</text:p>
          </table:table-cell>
          <table:table-cell office:value-type="float" office:value="1000090" calcext:value-type="float">
            <text:p>1000090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  <table:table-cell table:style-name="ce1" office:value-type="time" office:time-value="PT71H30M00S" calcext:value-type="time">
            <text:p>71:30:00</text:p>
          </table:table-cell>
        </table:table-row>
        <table:table-row table:style-name="ro1">
          <table:table-cell/>
          <table:table-cell office:value-type="float" office:value="4291617347" calcext:value-type="float">
            <text:p>4291617347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  <table:table-cell table:style-name="ce1" office:value-type="time" office:time-value="PT71H31M00S" calcext:value-type="time">
            <text:p>71:31:00</text:p>
          </table:table-cell>
        </table:table-row>
        <table:table-row table:style-name="ro1">
          <table:table-cell/>
          <table:table-cell office:value-type="float" office:value="4292617450" calcext:value-type="float">
            <text:p>4292617450</text:p>
          </table:table-cell>
          <table:table-cell office:value-type="float" office:value="1000103" calcext:value-type="float">
            <text:p>1000103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  <table:table-cell table:style-name="ce1" office:value-type="time" office:time-value="PT71H32M00S" calcext:value-type="time">
            <text:p>71:32:00</text:p>
          </table:table-cell>
        </table:table-row>
        <table:table-row table:style-name="ro1">
          <table:table-cell/>
          <table:table-cell office:value-type="float" office:value="4293617558" calcext:value-type="float">
            <text:p>4293617558</text:p>
          </table:table-cell>
          <table:table-cell office:value-type="float" office:value="1000108" calcext:value-type="float">
            <text:p>1000108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  <table:table-cell table:style-name="ce1" office:value-type="time" office:time-value="PT71H33M00S" calcext:value-type="time">
            <text:p>71:33:00</text:p>
          </table:table-cell>
        </table:table-row>
        <table:table-row table:style-name="ro1">
          <table:table-cell/>
          <table:table-cell office:value-type="float" office:value="4294617662" calcext:value-type="float">
            <text:p>4294617662</text:p>
          </table:table-cell>
          <table:table-cell office:value-type="float" office:value="1000104" calcext:value-type="float">
            <text:p>1000104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  <table:table-cell table:style-name="ce1" office:value-type="time" office:time-value="PT71H34M00S" calcext:value-type="time">
            <text:p>71:34:00</text:p>
          </table:table-cell>
        </table:table-row>
        <table:table-row table:style-name="ro1">
          <table:table-cell/>
          <table:table-cell office:value-type="float" office:value="650466" calcext:value-type="float">
            <text:p>650466</text:p>
          </table:table-cell>
          <table:table-cell office:value-type="float" office:value="1000100" calcext:value-type="float">
            <text:p>1000100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time" office:time-value="PT00H02M00S" calcext:value-type="time">
            <text:p>00:02:00</text:p>
          </table:table-cell>
        </table:table-row>
        <table:table-row table:style-name="ro1">
          <table:table-cell/>
          <table:table-cell office:value-type="float" office:value="4650751" calcext:value-type="float">
            <text:p>4650751</text:p>
          </table:table-cell>
          <table:table-cell office:value-type="float" office:value="4000285" calcext:value-type="float">
            <text:p>4000285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time" office:time-value="PT00H03M00S" calcext:value-type="time">
            <text:p>00:03:00</text:p>
          </table:table-cell>
        </table:table-row>
        <table:table-row table:style-name="ro1">
          <table:table-cell/>
          <table:table-cell office:value-type="float" office:value="6650933" calcext:value-type="float">
            <text:p>6650933</text:p>
          </table:table-cell>
          <table:table-cell office:value-type="float" office:value="2000182" calcext:value-type="float">
            <text:p>2000182</text:p>
          </table:table-cell>
          <table:table-cell office:value-type="time" office:time-value="PT00H06M00S" calcext:value-type="time">
            <text:p>00:06:00</text:p>
          </table:table-cell>
          <table:table-cell/>
          <table:table-cell office:value-type="time" office:time-value="PT00H04M00S" calcext:value-type="time">
            <text:p>00:04:00</text:p>
          </table:table-cell>
        </table:table-row>
        <table:table-row table:style-name="ro1">
          <table:table-cell/>
          <table:table-cell office:value-type="float" office:value="8651120" calcext:value-type="float">
            <text:p>8651120</text:p>
          </table:table-cell>
          <table:table-cell office:value-type="float" office:value="2000187" calcext:value-type="float">
            <text:p>2000187</text:p>
          </table:table-cell>
          <table:table-cell office:value-type="time" office:time-value="PT00H08M00S" calcext:value-type="time">
            <text:p>00:08:00</text:p>
          </table:table-cell>
          <table:table-cell/>
          <table:table-cell office:value-type="time" office:time-value="PT00H05M00S" calcext:value-type="time">
            <text:p>00:05:00</text:p>
          </table:table-cell>
        </table:table-row>
        <table:table-row table:style-name="ro1">
          <table:table-cell/>
          <table:table-cell office:value-type="float" office:value="10651314" calcext:value-type="float">
            <text:p>10651314</text:p>
          </table:table-cell>
          <table:table-cell office:value-type="float" office:value="2000194" calcext:value-type="float">
            <text:p>2000194</text:p>
          </table:table-cell>
          <table:table-cell office:value-type="time" office:time-value="PT00H10M00S" calcext:value-type="time">
            <text:p>00:10:00</text:p>
          </table:table-cell>
          <table:table-cell/>
          <table:table-cell office:value-type="time" office:time-value="PT00H06M00S" calcext:value-type="time">
            <text:p>00:06:00</text:p>
          </table:table-cell>
        </table:table-row>
        <table:table-row table:style-name="ro1">
          <table:table-cell/>
          <table:table-cell office:value-type="float" office:value="12655435" calcext:value-type="float">
            <text:p>12655435</text:p>
          </table:table-cell>
          <table:table-cell office:value-type="float" office:value="2004121" calcext:value-type="float">
            <text:p>2004121</text:p>
          </table:table-cell>
          <table:table-cell office:value-type="time" office:time-value="PT00H12M00S" calcext:value-type="time">
            <text:p>00:12:00</text:p>
          </table:table-cell>
          <table:table-cell/>
          <table:table-cell office:value-type="time" office:time-value="PT00H07M00S" calcext:value-type="time">
            <text:p>00:07:00</text:p>
          </table:table-cell>
        </table:table-row>
        <table:table-row table:style-name="ro1">
          <table:table-cell/>
          <table:table-cell office:value-type="float" office:value="14655644" calcext:value-type="float">
            <text:p>14655644</text:p>
          </table:table-cell>
          <table:table-cell office:value-type="float" office:value="2000209" calcext:value-type="float">
            <text:p>2000209</text:p>
          </table:table-cell>
          <table:table-cell office:value-type="time" office:time-value="PT00H14M00S" calcext:value-type="time">
            <text:p>00:14:00</text:p>
          </table:table-cell>
          <table:table-cell/>
          <table:table-cell office:value-type="time" office:time-value="PT00H08M00S" calcext:value-type="time">
            <text:p>00:08:00</text:p>
          </table:table-cell>
        </table:table-row>
        <table:table-row table:style-name="ro1">
          <table:table-cell/>
          <table:table-cell office:value-type="float" office:value="16655840" calcext:value-type="float">
            <text:p>16655840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time" office:time-value="PT00H09M00S" calcext:value-type="time">
            <text:p>00:09:00</text:p>
          </table:table-cell>
        </table:table-row>
        <table:table-row table:style-name="ro1">
          <table:table-cell/>
          <table:table-cell office:value-type="float" office:value="18656031" calcext:value-type="float">
            <text:p>18656031</text:p>
          </table:table-cell>
          <table:table-cell office:value-type="float" office:value="2000191" calcext:value-type="float">
            <text:p>2000191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time" office:time-value="PT00H10M00S" calcext:value-type="time">
            <text:p>00:10: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econds = cnt/1000000;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4283501321" calcext:value-type="float">
            <text:p>4283501321</text:p>
          </table:table-cell>
          <table:table-cell office:value-type="float" office:value="1000111" calcext:value-type="float">
            <text:p>1000111</text:p>
          </table:table-cell>
          <table:table-cell table:style-name="ce1" office:value-type="time" office:time-value="PT71H23M00S" calcext:value-type="time">
            <text:p>71:23:00</text:p>
          </table:table-cell>
          <table:table-cell/>
          <table:table-cell table:style-name="ce1" office:value-type="time" office:time-value="PT71H23M00S" calcext:value-type="time">
            <text:p>71:23:00</text:p>
          </table:table-cell>
        </table:table-row>
        <table:table-row table:style-name="ro1">
          <table:table-cell/>
          <table:table-cell office:value-type="float" office:value="4284501429" calcext:value-type="float">
            <text:p>4284501429</text:p>
          </table:table-cell>
          <table:table-cell office:value-type="float" office:value="1000108" calcext:value-type="float">
            <text:p>1000108</text:p>
          </table:table-cell>
          <table:table-cell table:style-name="ce1" office:value-type="time" office:time-value="PT71H24M00S" calcext:value-type="time">
            <text:p>71:24:00</text:p>
          </table:table-cell>
          <table:table-cell/>
          <table:table-cell table:style-name="ce1" office:value-type="time" office:time-value="PT71H24M00S" calcext:value-type="time">
            <text:p>71:24:00</text:p>
          </table:table-cell>
        </table:table-row>
        <table:table-row table:style-name="ro1">
          <table:table-cell/>
          <table:table-cell office:value-type="float" office:value="4285501541" calcext:value-type="float">
            <text:p>4285501541</text:p>
          </table:table-cell>
          <table:table-cell office:value-type="float" office:value="1000112" calcext:value-type="float">
            <text:p>1000112</text:p>
          </table:table-cell>
          <table:table-cell table:style-name="ce1" office:value-type="time" office:time-value="PT71H25M00S" calcext:value-type="time">
            <text:p>71:25:00</text:p>
          </table:table-cell>
          <table:table-cell/>
          <table:table-cell table:style-name="ce1" office:value-type="time" office:time-value="PT71H25M00S" calcext:value-type="time">
            <text:p>71:25:00</text:p>
          </table:table-cell>
        </table:table-row>
        <table:table-row table:style-name="ro1">
          <table:table-cell/>
          <table:table-cell office:value-type="float" office:value="4286501651" calcext:value-type="float">
            <text:p>4286501651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26M00S" calcext:value-type="time">
            <text:p>71:26:00</text:p>
          </table:table-cell>
          <table:table-cell/>
          <table:table-cell table:style-name="ce1" office:value-type="time" office:time-value="PT71H26M00S" calcext:value-type="time">
            <text:p>71:26:00</text:p>
          </table:table-cell>
        </table:table-row>
        <table:table-row table:style-name="ro1">
          <table:table-cell/>
          <table:table-cell office:value-type="float" office:value="4287501760" calcext:value-type="float">
            <text:p>4287501760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27M00S" calcext:value-type="time">
            <text:p>71:27:00</text:p>
          </table:table-cell>
          <table:table-cell/>
          <table:table-cell table:style-name="ce1" office:value-type="time" office:time-value="PT71H27M00S" calcext:value-type="time">
            <text:p>71:27:00</text:p>
          </table:table-cell>
        </table:table-row>
        <table:table-row table:style-name="ro1">
          <table:table-cell/>
          <table:table-cell office:value-type="float" office:value="4288501869" calcext:value-type="float">
            <text:p>4288501869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  <table:table-cell table:style-name="ce1" office:value-type="time" office:time-value="PT71H28M00S" calcext:value-type="time">
            <text:p>71:28:00</text:p>
          </table:table-cell>
        </table:table-row>
        <table:table-row table:style-name="ro1">
          <table:table-cell/>
          <table:table-cell office:value-type="float" office:value="4289501978" calcext:value-type="float">
            <text:p>4289501978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  <table:table-cell table:style-name="ce1" office:value-type="time" office:time-value="PT71H29M00S" calcext:value-type="time">
            <text:p>71:29:00</text:p>
          </table:table-cell>
        </table:table-row>
        <table:table-row table:style-name="ro1">
          <table:table-cell/>
          <table:table-cell office:value-type="float" office:value="4290502088" calcext:value-type="float">
            <text:p>4290502088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  <table:table-cell table:style-name="ce1" office:value-type="time" office:time-value="PT71H30M00S" calcext:value-type="time">
            <text:p>71:30:00</text:p>
          </table:table-cell>
        </table:table-row>
        <table:table-row table:style-name="ro1">
          <table:table-cell/>
          <table:table-cell office:value-type="float" office:value="4291502198" calcext:value-type="float">
            <text:p>4291502198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  <table:table-cell table:style-name="ce1" office:value-type="time" office:time-value="PT71H31M00S" calcext:value-type="time">
            <text:p>71:31:00</text:p>
          </table:table-cell>
        </table:table-row>
        <table:table-row table:style-name="ro1">
          <table:table-cell/>
          <table:table-cell office:value-type="float" office:value="4292502307" calcext:value-type="float">
            <text:p>4292502307</text:p>
          </table:table-cell>
          <table:table-cell office:value-type="float" office:value="1000109" calcext:value-type="float">
            <text:p>1000109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  <table:table-cell table:style-name="ce1" office:value-type="time" office:time-value="PT71H32M00S" calcext:value-type="time">
            <text:p>71:32:00</text:p>
          </table:table-cell>
        </table:table-row>
        <table:table-row table:style-name="ro1">
          <table:table-cell/>
          <table:table-cell office:value-type="float" office:value="4293502417" calcext:value-type="float">
            <text:p>4293502417</text:p>
          </table:table-cell>
          <table:table-cell office:value-type="float" office:value="1000110" calcext:value-type="float">
            <text:p>1000110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  <table:table-cell table:style-name="ce1" office:value-type="time" office:time-value="PT71H33M00S" calcext:value-type="time">
            <text:p>71:33:00</text:p>
          </table:table-cell>
        </table:table-row>
        <table:table-row table:style-name="ro1">
          <table:table-cell/>
          <table:table-cell office:value-type="float" office:value="4294502525" calcext:value-type="float">
            <text:p>4294502525</text:p>
          </table:table-cell>
          <table:table-cell office:value-type="float" office:value="1000108" calcext:value-type="float">
            <text:p>1000108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  <table:table-cell table:style-name="ce1" office:value-type="time" office:time-value="PT71H34M00S" calcext:value-type="time">
            <text:p>71:34:00</text:p>
          </table:table-cell>
        </table:table-row>
        <table:table-row table:style-name="ro1">
          <table:table-cell/>
          <table:table-cell office:value-type="float" office:value="535339" calcext:value-type="float">
            <text:p>535339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00M00S" calcext:value-type="time">
            <text:p>00:00:00</text:p>
          </table:table-cell>
          <table:table-cell/>
          <table:table-cell table:style-name="ce1" office:value-type="time" office:time-value="PT71H35M00S" calcext:value-type="time">
            <text:p>71:35:00</text:p>
          </table:table-cell>
        </table:table-row>
        <table:table-row table:style-name="ro1">
          <table:table-cell/>
          <table:table-cell office:value-type="float" office:value="2535535" calcext:value-type="float">
            <text:p>2535535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02M00S" calcext:value-type="time">
            <text:p>00:02:00</text:p>
          </table:table-cell>
          <table:table-cell/>
          <table:table-cell office:value-type="time" office:time-value="PT00H01M00S" calcext:value-type="time">
            <text:p>00:01:00</text:p>
          </table:table-cell>
        </table:table-row>
        <table:table-row table:style-name="ro1">
          <table:table-cell/>
          <table:table-cell office:value-type="float" office:value="4535731" calcext:value-type="float">
            <text:p>4535731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time" office:time-value="PT00H02M00S" calcext:value-type="time">
            <text:p>00:02:00</text:p>
          </table:table-cell>
        </table:table-row>
        <table:table-row table:style-name="ro1">
          <table:table-cell/>
          <table:table-cell office:value-type="float" office:value="6535929" calcext:value-type="float">
            <text:p>6535929</text:p>
          </table:table-cell>
          <table:table-cell office:value-type="float" office:value="2000198" calcext:value-type="float">
            <text:p>2000198</text:p>
          </table:table-cell>
          <table:table-cell office:value-type="time" office:time-value="PT00H06M00S" calcext:value-type="time">
            <text:p>00:06:00</text:p>
          </table:table-cell>
          <table:table-cell/>
          <table:table-cell office:value-type="time" office:time-value="PT00H03M00S" calcext:value-type="time">
            <text:p>00:03:00</text:p>
          </table:table-cell>
        </table:table-row>
        <table:table-row table:style-name="ro1">
          <table:table-cell/>
          <table:table-cell office:value-type="float" office:value="8536126" calcext:value-type="float">
            <text:p>8536126</text:p>
          </table:table-cell>
          <table:table-cell office:value-type="float" office:value="2000197" calcext:value-type="float">
            <text:p>2000197</text:p>
          </table:table-cell>
          <table:table-cell office:value-type="time" office:time-value="PT00H08M00S" calcext:value-type="time">
            <text:p>00:08:00</text:p>
          </table:table-cell>
          <table:table-cell/>
          <table:table-cell office:value-type="time" office:time-value="PT00H04M00S" calcext:value-type="time">
            <text:p>00:04:00</text:p>
          </table:table-cell>
        </table:table-row>
        <table:table-row table:style-name="ro1">
          <table:table-cell/>
          <table:table-cell office:value-type="float" office:value="10536320" calcext:value-type="float">
            <text:p>10536320</text:p>
          </table:table-cell>
          <table:table-cell office:value-type="float" office:value="2000194" calcext:value-type="float">
            <text:p>2000194</text:p>
          </table:table-cell>
          <table:table-cell office:value-type="time" office:time-value="PT00H10M00S" calcext:value-type="time">
            <text:p>00:10:00</text:p>
          </table:table-cell>
          <table:table-cell/>
          <table:table-cell office:value-type="time" office:time-value="PT00H05M00S" calcext:value-type="time">
            <text:p>00:05:00</text:p>
          </table:table-cell>
        </table:table-row>
        <table:table-row table:style-name="ro1">
          <table:table-cell/>
          <table:table-cell office:value-type="float" office:value="12536517" calcext:value-type="float">
            <text:p>12536517</text:p>
          </table:table-cell>
          <table:table-cell office:value-type="float" office:value="2000197" calcext:value-type="float">
            <text:p>2000197</text:p>
          </table:table-cell>
          <table:table-cell office:value-type="time" office:time-value="PT00H12M00S" calcext:value-type="time">
            <text:p>00:12:00</text:p>
          </table:table-cell>
          <table:table-cell/>
          <table:table-cell office:value-type="time" office:time-value="PT00H06M00S" calcext:value-type="time">
            <text:p>00:06:00</text:p>
          </table:table-cell>
        </table:table-row>
        <table:table-row table:style-name="ro1">
          <table:table-cell/>
          <table:table-cell office:value-type="float" office:value="14536713" calcext:value-type="float">
            <text:p>14536713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0H14M00S" calcext:value-type="time">
            <text:p>00:14:00</text:p>
          </table:table-cell>
          <table:table-cell/>
          <table:table-cell office:value-type="time" office:time-value="PT00H07M00S" calcext:value-type="time">
            <text:p>00:07:00</text:p>
          </table:table-cell>
        </table:table-row>
        <table:table-row table:style-name="ro1">
          <table:table-cell/>
          <table:table-cell office:value-type="float" office:value="16536907" calcext:value-type="float">
            <text:p>16536907</text:p>
          </table:table-cell>
          <table:table-cell office:value-type="float" office:value="2000194" calcext:value-type="float">
            <text:p>2000194</text:p>
          </table:table-cell>
          <table:table-cell office:value-type="time" office:time-value="PT00H16M00S" calcext:value-type="time">
            <text:p>00:16:00</text:p>
          </table:table-cell>
          <table:table-cell/>
          <table:table-cell office:value-type="time" office:time-value="PT00H08M00S" calcext:value-type="time">
            <text:p>00:08:00</text:p>
          </table:table-cell>
        </table:table-row>
        <table:table-row table:style-name="ro1">
          <table:table-cell/>
          <table:table-cell office:value-type="float" office:value="18537124" calcext:value-type="float">
            <text:p>18537124</text:p>
          </table:table-cell>
          <table:table-cell office:value-type="float" office:value="2000217" calcext:value-type="float">
            <text:p>2000217</text:p>
          </table:table-cell>
          <table:table-cell office:value-type="time" office:time-value="PT00H18M00S" calcext:value-type="time">
            <text:p>00:18:00</text:p>
          </table:table-cell>
          <table:table-cell/>
          <table:table-cell office:value-type="time" office:time-value="PT00H09M00S" calcext:value-type="time">
            <text:p>00:09:00</text:p>
          </table:table-cell>
        </table:table-row>
        <table:table-row table:style-name="ro1">
          <table:table-cell/>
          <table:table-cell office:value-type="float" office:value="20537329" calcext:value-type="float">
            <text:p>20537329</text:p>
          </table:table-cell>
          <table:table-cell office:value-type="float" office:value="2000205" calcext:value-type="float">
            <text:p>2000205</text:p>
          </table:table-cell>
          <table:table-cell office:value-type="time" office:time-value="PT00H20M00S" calcext:value-type="time">
            <text:p>00:20:00</text:p>
          </table:table-cell>
          <table:table-cell/>
          <table:table-cell office:value-type="time" office:time-value="PT00H10M00S" calcext:value-type="time">
            <text:p>00:10: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econds = cnt/diff;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float" office:value="122013525" calcext:value-type="float">
            <text:p>122013525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2H02M00S" calcext:value-type="time">
            <text:p>02:02:00</text:p>
          </table:table-cell>
          <table:table-cell/>
          <table:table-cell office:value-type="time" office:time-value="PT02H02M00S" calcext:value-type="time">
            <text:p>02:02:00</text:p>
          </table:table-cell>
        </table:table-row>
        <table:table-row table:style-name="ro1">
          <table:table-cell/>
          <table:table-cell office:value-type="float" office:value="123013633" calcext:value-type="float">
            <text:p>123013633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2H03M00S" calcext:value-type="time">
            <text:p>02:03:00</text:p>
          </table:table-cell>
          <table:table-cell/>
          <table:table-cell office:value-type="time" office:time-value="PT02H03M00S" calcext:value-type="time">
            <text:p>02:03:00</text:p>
          </table:table-cell>
        </table:table-row>
        <table:table-row table:style-name="ro1">
          <table:table-cell/>
          <table:table-cell office:value-type="float" office:value="124013743" calcext:value-type="float">
            <text:p>124013743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2H04M00S" calcext:value-type="time">
            <text:p>02:04:00</text:p>
          </table:table-cell>
          <table:table-cell/>
          <table:table-cell office:value-type="time" office:time-value="PT02H04M00S" calcext:value-type="time">
            <text:p>02:04:00</text:p>
          </table:table-cell>
        </table:table-row>
        <table:table-row table:style-name="ro1">
          <table:table-cell/>
          <table:table-cell office:value-type="float" office:value="125013848" calcext:value-type="float">
            <text:p>125013848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2H05M00S" calcext:value-type="time">
            <text:p>02:05:00</text:p>
          </table:table-cell>
          <table:table-cell/>
          <table:table-cell office:value-type="time" office:time-value="PT02H05M00S" calcext:value-type="time">
            <text:p>02:05:00</text:p>
          </table:table-cell>
        </table:table-row>
        <table:table-row table:style-name="ro1">
          <table:table-cell/>
          <table:table-cell office:value-type="float" office:value="126013955" calcext:value-type="float">
            <text:p>126013955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2H06M00S" calcext:value-type="time">
            <text:p>02:06:00</text:p>
          </table:table-cell>
          <table:table-cell/>
          <table:table-cell office:value-type="time" office:time-value="PT02H06M00S" calcext:value-type="time">
            <text:p>02:06:00</text:p>
          </table:table-cell>
        </table:table-row>
        <table:table-row table:style-name="ro1">
          <table:table-cell/>
          <table:table-cell office:value-type="float" office:value="127014058" calcext:value-type="float">
            <text:p>127014058</text:p>
          </table:table-cell>
          <table:table-cell office:value-type="float" office:value="1000103" calcext:value-type="float">
            <text:p>1000103</text:p>
          </table:table-cell>
          <table:table-cell office:value-type="time" office:time-value="PT02H07M00S" calcext:value-type="time">
            <text:p>02:07:00</text:p>
          </table:table-cell>
          <table:table-cell/>
          <table:table-cell office:value-type="time" office:time-value="PT02H07M00S" calcext:value-type="time">
            <text:p>02:07:00</text:p>
          </table:table-cell>
        </table:table-row>
        <table:table-row table:style-name="ro1">
          <table:table-cell/>
          <table:table-cell office:value-type="float" office:value="128014163" calcext:value-type="float">
            <text:p>128014163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2H08M00S" calcext:value-type="time">
            <text:p>02:08:00</text:p>
          </table:table-cell>
          <table:table-cell/>
          <table:table-cell office:value-type="time" office:time-value="PT02H08M00S" calcext:value-type="time">
            <text:p>02:08:00</text:p>
          </table:table-cell>
        </table:table-row>
        <table:table-row table:style-name="ro1">
          <table:table-cell/>
          <table:table-cell office:value-type="float" office:value="129014269" calcext:value-type="float">
            <text:p>129014269</text:p>
          </table:table-cell>
          <table:table-cell office:value-type="float" office:value="1000106" calcext:value-type="float">
            <text:p>1000106</text:p>
          </table:table-cell>
          <table:table-cell office:value-type="time" office:time-value="PT02H09M00S" calcext:value-type="time">
            <text:p>02:09:00</text:p>
          </table:table-cell>
          <table:table-cell/>
          <table:table-cell office:value-type="time" office:time-value="PT02H09M00S" calcext:value-type="time">
            <text:p>02:09:00</text:p>
          </table:table-cell>
        </table:table-row>
        <table:table-row table:style-name="ro1">
          <table:table-cell/>
          <table:table-cell office:value-type="float" office:value="130014373" calcext:value-type="float">
            <text:p>130014373</text:p>
          </table:table-cell>
          <table:table-cell office:value-type="float" office:value="1000104" calcext:value-type="float">
            <text:p>1000104</text:p>
          </table:table-cell>
          <table:table-cell office:value-type="time" office:time-value="PT02H10M00S" calcext:value-type="time">
            <text:p>02:10:00</text:p>
          </table:table-cell>
          <table:table-cell/>
          <table:table-cell office:value-type="time" office:time-value="PT02H10M00S" calcext:value-type="time">
            <text:p>02:10:00</text:p>
          </table:table-cell>
        </table:table-row>
        <table:table-row table:style-name="ro1">
          <table:table-cell/>
          <table:table-cell office:value-type="float" office:value="131014480" calcext:value-type="float">
            <text:p>131014480</text:p>
          </table:table-cell>
          <table:table-cell office:value-type="float" office:value="1000107" calcext:value-type="float">
            <text:p>1000107</text:p>
          </table:table-cell>
          <table:table-cell table:style-name="ce3" office:value-type="time" office:time-value="PT02H11M00S" calcext:value-type="time">
            <text:p>02:11:00</text:p>
          </table:table-cell>
          <table:table-cell/>
          <table:table-cell office:value-type="time" office:time-value="PT02H11M00S" calcext:value-type="time">
            <text:p>02:11:00</text:p>
          </table:table-cell>
        </table:table-row>
        <table:table-row table:style-name="ro1">
          <table:table-cell/>
          <table:table-cell office:value-type="float" office:value="132014592" calcext:value-type="float">
            <text:p>132014592</text:p>
          </table:table-cell>
          <table:table-cell office:value-type="float" office:value="1000112" calcext:value-type="float">
            <text:p>1000112</text:p>
          </table:table-cell>
          <table:table-cell table:style-name="ce3" office:value-type="time" office:time-value="PT02H11M00S" calcext:value-type="time">
            <text:p>02:11:00</text:p>
          </table:table-cell>
          <table:table-cell/>
          <table:table-cell office:value-type="time" office:time-value="PT02H12M00S" calcext:value-type="time">
            <text:p>02:12:00</text:p>
          </table:table-cell>
        </table:table-row>
        <table:table-row table:style-name="ro1">
          <table:table-cell/>
          <table:table-cell office:value-type="float" office:value="134014773" calcext:value-type="float">
            <text:p>134014773</text:p>
          </table:table-cell>
          <table:table-cell office:value-type="float" office:value="2000181" calcext:value-type="float">
            <text:p>2000181</text:p>
          </table:table-cell>
          <table:table-cell office:value-type="time" office:time-value="PT01H07M00S" calcext:value-type="time">
            <text:p>01:07:00</text:p>
          </table:table-cell>
          <table:table-cell/>
          <table:table-cell office:value-type="time" office:time-value="PT02H13M00S" calcext:value-type="time">
            <text:p>02:13:00</text:p>
          </table:table-cell>
        </table:table-row>
        <table:table-row table:style-name="ro1">
          <table:table-cell/>
          <table:table-cell office:value-type="float" office:value="136014956" calcext:value-type="float">
            <text:p>136014956</text:p>
          </table:table-cell>
          <table:table-cell office:value-type="float" office:value="2000183" calcext:value-type="float">
            <text:p>2000183</text:p>
          </table:table-cell>
          <table:table-cell office:value-type="time" office:time-value="PT01H08M00S" calcext:value-type="time">
            <text:p>01:08:00</text:p>
          </table:table-cell>
          <table:table-cell/>
          <table:table-cell office:value-type="time" office:time-value="PT02H14M00S" calcext:value-type="time">
            <text:p>02:14:00</text:p>
          </table:table-cell>
        </table:table-row>
        <table:table-row table:style-name="ro1">
          <table:table-cell/>
          <table:table-cell office:value-type="float" office:value="138015152" calcext:value-type="float">
            <text:p>138015152</text:p>
          </table:table-cell>
          <table:table-cell office:value-type="float" office:value="2000196" calcext:value-type="float">
            <text:p>2000196</text:p>
          </table:table-cell>
          <table:table-cell office:value-type="time" office:time-value="PT01H09M00S" calcext:value-type="time">
            <text:p>01:09:00</text:p>
          </table:table-cell>
          <table:table-cell/>
          <table:table-cell office:value-type="time" office:time-value="PT02H15M00S" calcext:value-type="time">
            <text:p>02:15:00</text:p>
          </table:table-cell>
        </table:table-row>
        <table:table-row table:style-name="ro1">
          <table:table-cell/>
          <table:table-cell office:value-type="float" office:value="140015339" calcext:value-type="float">
            <text:p>140015339</text:p>
          </table:table-cell>
          <table:table-cell office:value-type="float" office:value="2000187" calcext:value-type="float">
            <text:p>2000187</text:p>
          </table:table-cell>
          <table:table-cell office:value-type="time" office:time-value="PT01H10M00S" calcext:value-type="time">
            <text:p>01:10:00</text:p>
          </table:table-cell>
          <table:table-cell/>
          <table:table-cell office:value-type="time" office:time-value="PT02H16M00S" calcext:value-type="time">
            <text:p>02:16:0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計算上</text:p>
          </table:table-cell>
          <table:table-cell table:style-name="ce1"/>
          <table:table-cell table:style-name="Default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7999457" calcext:value-type="float">
            <text:p>3257999457</text:p>
          </table:table-cell>
          <table:table-cell office:value-type="float" office:value="1000104" calcext:value-type="float">
            <text:p>1000104</text:p>
          </table:table-cell>
          <table:table-cell table:style-name="Default" table:formula="of:=MOD(([.B2]/1000000);60)" office:value-type="float" office:value="17.9994569999999" calcext:value-type="float">
            <text:p>17.9994569999999</text:p>
          </table:table-cell>
          <table:table-cell table:style-name="ce1" office:value-type="time" office:time-value="PT54H17M00S" calcext:value-type="time">
            <text:p>54:17:00</text:p>
          </table:table-cell>
          <table:table-cell table:style-name="Default"/>
          <table:table-cell table:style-name="ce1" office:value-type="time" office:time-value="PT54H17M00S" calcext:value-type="time">
            <text:p>54:17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8999560" calcext:value-type="float">
            <text:p>3258999560</text:p>
          </table:table-cell>
          <table:table-cell office:value-type="float" office:value="1000103" calcext:value-type="float">
            <text:p>1000103</text:p>
          </table:table-cell>
          <table:table-cell table:style-name="Default" table:formula="of:=MOD(([.B3]/1000000);60)" office:value-type="float" office:value="18.9995600000002" calcext:value-type="float">
            <text:p>18.9995600000002</text:p>
          </table:table-cell>
          <table:table-cell table:style-name="ce1" office:value-type="time" office:time-value="PT54H18M00S" calcext:value-type="time">
            <text:p>54:18:00</text:p>
          </table:table-cell>
          <table:table-cell table:style-name="Default"/>
          <table:table-cell table:style-name="ce1" office:value-type="time" office:time-value="PT54H18M00S" calcext:value-type="time">
            <text:p>54:18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9999665" calcext:value-type="float">
            <text:p>3259999665</text:p>
          </table:table-cell>
          <table:table-cell office:value-type="float" office:value="1000105" calcext:value-type="float">
            <text:p>1000105</text:p>
          </table:table-cell>
          <table:table-cell table:style-name="Default" table:formula="of:=MOD(([.B4]/1000000);60)" office:value-type="float" office:value="19.9996649999998" calcext:value-type="float">
            <text:p>19.9996649999998</text:p>
          </table:table-cell>
          <table:table-cell table:style-name="ce1" office:value-type="time" office:time-value="PT54H19M00S" calcext:value-type="time">
            <text:p>54:19:00</text:p>
          </table:table-cell>
          <table:table-cell table:style-name="Default"/>
          <table:table-cell table:style-name="ce1" office:value-type="time" office:time-value="PT54H19M00S" calcext:value-type="time">
            <text:p>54:19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0999769" calcext:value-type="float">
            <text:p>3260999769</text:p>
          </table:table-cell>
          <table:table-cell office:value-type="float" office:value="1000104" calcext:value-type="float">
            <text:p>1000104</text:p>
          </table:table-cell>
          <table:table-cell table:style-name="Default" table:formula="of:=MOD(([.B5]/1000000);60)" office:value-type="float" office:value="20.999769" calcext:value-type="float">
            <text:p>20.999769</text:p>
          </table:table-cell>
          <table:table-cell table:style-name="ce1" office:value-type="time" office:time-value="PT54H20M00S" calcext:value-type="time">
            <text:p>54:20:00</text:p>
          </table:table-cell>
          <table:table-cell table:style-name="Default"/>
          <table:table-cell table:style-name="ce1" office:value-type="time" office:time-value="PT54H20M00S" calcext:value-type="time">
            <text:p>54:2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1999872" calcext:value-type="float">
            <text:p>3261999872</text:p>
          </table:table-cell>
          <table:table-cell office:value-type="float" office:value="1000103" calcext:value-type="float">
            <text:p>1000103</text:p>
          </table:table-cell>
          <table:table-cell table:style-name="Default" table:formula="of:=MOD(([.B6]/1000000);60)" office:value-type="float" office:value="21.9998719999999" calcext:value-type="float">
            <text:p>21.9998719999999</text:p>
          </table:table-cell>
          <table:table-cell table:style-name="ce1" office:value-type="time" office:time-value="PT54H21M00S" calcext:value-type="time">
            <text:p>54:21:00</text:p>
          </table:table-cell>
          <table:table-cell table:style-name="Default"/>
          <table:table-cell table:style-name="ce1" office:value-type="time" office:time-value="PT54H21M00S" calcext:value-type="time">
            <text:p>54:21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2999977" calcext:value-type="float">
            <text:p>3262999977</text:p>
          </table:table-cell>
          <table:table-cell office:value-type="float" office:value="1000105" calcext:value-type="float">
            <text:p>1000105</text:p>
          </table:table-cell>
          <table:table-cell table:style-name="Default" table:formula="of:=MOD(([.B7]/1000000);60)" office:value-type="float" office:value="22.9999769999999" calcext:value-type="float">
            <text:p>22.9999769999999</text:p>
          </table:table-cell>
          <table:table-cell table:style-name="ce4" office:value-type="time" office:time-value="PT54H22M00S" calcext:value-type="time">
            <text:p>54:22:00</text:p>
          </table:table-cell>
          <table:table-cell table:style-name="Default"/>
          <table:table-cell table:style-name="ce1" office:value-type="time" office:time-value="PT54H22M00S" calcext:value-type="time">
            <text:p>54:22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4000082" calcext:value-type="float">
            <text:p>3264000082</text:p>
          </table:table-cell>
          <table:table-cell office:value-type="float" office:value="1000105" calcext:value-type="float">
            <text:p>1000105</text:p>
          </table:table-cell>
          <table:table-cell table:style-name="Default" table:formula="of:=MOD(([.B8]/1000000);60)" office:value-type="float" office:value="24.000082" calcext:value-type="float">
            <text:p>24.000082</text:p>
          </table:table-cell>
          <table:table-cell table:style-name="ce4" office:value-type="time" office:time-value="PT54H24M00S" calcext:value-type="time">
            <text:p>54:24:00</text:p>
          </table:table-cell>
          <table:table-cell table:style-name="Default"/>
          <table:table-cell table:style-name="ce1" office:value-type="time" office:time-value="PT54H23M00S" calcext:value-type="time">
            <text:p>54:2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5000186" calcext:value-type="float">
            <text:p>3265000186</text:p>
          </table:table-cell>
          <table:table-cell office:value-type="float" office:value="1000104" calcext:value-type="float">
            <text:p>1000104</text:p>
          </table:table-cell>
          <table:table-cell table:style-name="Default" table:formula="of:=MOD(([.B9]/1000000);60)" office:value-type="float" office:value="25.0001860000002" calcext:value-type="float">
            <text:p>25.0001860000002</text:p>
          </table:table-cell>
          <table:table-cell table:style-name="ce1" office:value-type="time" office:time-value="PT54H25M00S" calcext:value-type="time">
            <text:p>54:25:00</text:p>
          </table:table-cell>
          <table:table-cell table:style-name="Default"/>
          <table:table-cell table:style-name="ce1" office:value-type="time" office:time-value="PT54H24M00S" calcext:value-type="time">
            <text:p>54:2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6000290" calcext:value-type="float">
            <text:p>3266000290</text:p>
          </table:table-cell>
          <table:table-cell office:value-type="float" office:value="1000104" calcext:value-type="float">
            <text:p>1000104</text:p>
          </table:table-cell>
          <table:table-cell table:style-name="Default" table:formula="of:=MOD(([.B10]/1000000);60)" office:value-type="float" office:value="26.0002899999999" calcext:value-type="float">
            <text:p>26.0002899999999</text:p>
          </table:table-cell>
          <table:table-cell table:style-name="ce1" office:value-type="time" office:time-value="PT54H26M00S" calcext:value-type="time">
            <text:p>54:26:00</text:p>
          </table:table-cell>
          <table:table-cell table:style-name="Default"/>
          <table:table-cell table:style-name="ce1" office:value-type="time" office:time-value="PT54H25M00S" calcext:value-type="time">
            <text:p>54:25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7000395" calcext:value-type="float">
            <text:p>3267000395</text:p>
          </table:table-cell>
          <table:table-cell office:value-type="float" office:value="1000105" calcext:value-type="float">
            <text:p>1000105</text:p>
          </table:table-cell>
          <table:table-cell table:style-name="Default" table:formula="of:=MOD(([.B11]/1000000);60)" office:value-type="float" office:value="27.000395" calcext:value-type="float">
            <text:p>27.000395</text:p>
          </table:table-cell>
          <table:table-cell table:style-name="ce1" office:value-type="time" office:time-value="PT54H27M00S" calcext:value-type="time">
            <text:p>54:27:00</text:p>
          </table:table-cell>
          <table:table-cell table:style-name="Default"/>
          <table:table-cell table:style-name="ce1" office:value-type="time" office:time-value="PT54H26M00S" calcext:value-type="time">
            <text:p>54:26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8000496" calcext:value-type="float">
            <text:p>3268000496</text:p>
          </table:table-cell>
          <table:table-cell office:value-type="float" office:value="1000101" calcext:value-type="float">
            <text:p>1000101</text:p>
          </table:table-cell>
          <table:table-cell table:style-name="Default" table:formula="of:=MOD(([.B12]/1000000);60)" office:value-type="float" office:value="28.0004960000001" calcext:value-type="float">
            <text:p>28.0004960000001</text:p>
          </table:table-cell>
          <table:table-cell table:style-name="ce1" office:value-type="time" office:time-value="PT54H28M00S" calcext:value-type="time">
            <text:p>54:28:00</text:p>
          </table:table-cell>
          <table:table-cell table:style-name="Default"/>
          <table:table-cell table:style-name="ce1" office:value-type="time" office:time-value="PT54H27M00S" calcext:value-type="time">
            <text:p>54:27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9000602" calcext:value-type="float">
            <text:p>3269000602</text:p>
          </table:table-cell>
          <table:table-cell office:value-type="float" office:value="1000106" calcext:value-type="float">
            <text:p>1000106</text:p>
          </table:table-cell>
          <table:table-cell table:style-name="Default" table:formula="of:=MOD(([.B13]/1000000);60)" office:value-type="float" office:value="29.0006020000001" calcext:value-type="float">
            <text:p>29.0006020000001</text:p>
          </table:table-cell>
          <table:table-cell table:style-name="ce1" office:value-type="time" office:time-value="PT54H29M00S" calcext:value-type="time">
            <text:p>54:29:00</text:p>
          </table:table-cell>
          <table:table-cell table:style-name="Default"/>
          <table:table-cell table:style-name="ce1" office:value-type="time" office:time-value="PT54H28M00S" calcext:value-type="time">
            <text:p>54:28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0000705" calcext:value-type="float">
            <text:p>3270000705</text:p>
          </table:table-cell>
          <table:table-cell office:value-type="float" office:value="1000103" calcext:value-type="float">
            <text:p>1000103</text:p>
          </table:table-cell>
          <table:table-cell table:style-name="Default" table:formula="of:=MOD(([.B14]/1000000);60)" office:value-type="float" office:value="30.0007049999999" calcext:value-type="float">
            <text:p>30.0007049999999</text:p>
          </table:table-cell>
          <table:table-cell table:style-name="ce1" office:value-type="time" office:time-value="PT54H30M00S" calcext:value-type="time">
            <text:p>54:30:00</text:p>
          </table:table-cell>
          <table:table-cell table:style-name="Default"/>
          <table:table-cell table:style-name="ce1" office:value-type="time" office:time-value="PT54H29M00S" calcext:value-type="time">
            <text:p>54:29: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diff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707" calcext:value-type="float">
            <text:p>1000707</text:p>
          </table:table-cell>
          <table:table-cell office:value-type="time" office:time-value="PT00H01M00S" calcext:value-type="time">
            <text:p>00:01:00</text:p>
          </table:table-cell>
          <table:table-cell/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875" calcext:value-type="float">
            <text:p>2000875</text:p>
          </table:table-cell>
          <table:table-cell office:value-type="float" office:value="1000168" calcext:value-type="float">
            <text:p>1000168</text:p>
          </table:table-cell>
          <table:table-cell office:value-type="time" office:time-value="PT00H02M00S" calcext:value-type="time">
            <text:p>00:02:00</text:p>
          </table:table-cell>
          <table:table-cell/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986" calcext:value-type="float">
            <text:p>3000986</text:p>
          </table:table-cell>
          <table:table-cell office:value-type="float" office:value="1000111" calcext:value-type="float">
            <text:p>1000111</text:p>
          </table:table-cell>
          <table:table-cell office:value-type="time" office:time-value="PT00H03M00S" calcext:value-type="time">
            <text:p>00:03:00</text:p>
          </table:table-cell>
          <table:table-cell/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1078" calcext:value-type="float">
            <text:p>4001078</text:p>
          </table:table-cell>
          <table:table-cell office:value-type="float" office:value="1000092" calcext:value-type="float">
            <text:p>1000092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1186" calcext:value-type="float">
            <text:p>5001186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0H05M00S" calcext:value-type="time">
            <text:p>00:05:00</text:p>
          </table:table-cell>
          <table:table-cell/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1297" calcext:value-type="float">
            <text:p>6001297</text:p>
          </table:table-cell>
          <table:table-cell office:value-type="float" office:value="1000111" calcext:value-type="float">
            <text:p>1000111</text:p>
          </table:table-cell>
          <table:table-cell office:value-type="time" office:time-value="PT00H06M00S" calcext:value-type="time">
            <text:p>00:06:00</text:p>
          </table:table-cell>
          <table:table-cell/>
          <table:table-cell office:value-type="time" office:time-value="PT00H06M00S" calcext:value-type="time">
            <text:p>00:06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1406" calcext:value-type="float">
            <text:p>7001406</text:p>
          </table:table-cell>
          <table:table-cell office:value-type="float" office:value="1000109" calcext:value-type="float">
            <text:p>1000109</text:p>
          </table:table-cell>
          <table:table-cell office:value-type="time" office:time-value="PT00H07M00S" calcext:value-type="time">
            <text:p>00:07:00</text:p>
          </table:table-cell>
          <table:table-cell/>
          <table:table-cell office:value-type="time" office:time-value="PT00H07M00S" calcext:value-type="time">
            <text:p>00:07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1516" calcext:value-type="float">
            <text:p>8001516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08M00S" calcext:value-type="time">
            <text:p>00:08:00</text:p>
          </table:table-cell>
          <table:table-cell/>
          <table:table-cell office:value-type="time" office:time-value="PT00H08M00S" calcext:value-type="time">
            <text:p>00:0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1626" calcext:value-type="float">
            <text:p>9001626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09M00S" calcext:value-type="time">
            <text:p>00:09:00</text:p>
          </table:table-cell>
          <table:table-cell/>
          <table:table-cell office:value-type="time" office:time-value="PT00H09M00S" calcext:value-type="time">
            <text:p>00:0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1734" calcext:value-type="float">
            <text:p>10001734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0H10M00S" calcext:value-type="time">
            <text:p>00:10:00</text:p>
          </table:table-cell>
          <table:table-cell/>
          <table:table-cell office:value-type="time" office:time-value="PT00H10M00S" calcext:value-type="time">
            <text:p>00:1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1844" calcext:value-type="float">
            <text:p>11001844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11M00S" calcext:value-type="time">
            <text:p>00:11:00</text:p>
          </table:table-cell>
          <table:table-cell/>
          <table:table-cell office:value-type="time" office:time-value="PT00H11M00S" calcext:value-type="time">
            <text:p>00:1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1954" calcext:value-type="float">
            <text:p>12001954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12M00S" calcext:value-type="time">
            <text:p>00:12:00</text:p>
          </table:table-cell>
          <table:table-cell/>
          <table:table-cell office:value-type="time" office:time-value="PT00H12M00S" calcext:value-type="time">
            <text:p>00:1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2064" calcext:value-type="float">
            <text:p>13002064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13M00S" calcext:value-type="time">
            <text:p>00:13:00</text:p>
          </table:table-cell>
          <table:table-cell/>
          <table:table-cell office:value-type="time" office:time-value="PT00H13M00S" calcext:value-type="time">
            <text:p>00:1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02174" calcext:value-type="float">
            <text:p>14002174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14M00S" calcext:value-type="time">
            <text:p>00:14:00</text:p>
          </table:table-cell>
          <table:table-cell/>
          <table:table-cell office:value-type="time" office:time-value="PT00H14M00S" calcext:value-type="time">
            <text:p>00:1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2282" calcext:value-type="float">
            <text:p>15002282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0H15M00S" calcext:value-type="time">
            <text:p>00:15:00</text:p>
          </table:table-cell>
          <table:table-cell/>
          <table:table-cell office:value-type="time" office:time-value="PT00H15M00S" calcext:value-type="time">
            <text:p>00:15:0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8512769" calcext:value-type="float">
            <text:p>4288512769</text:p>
          </table:table-cell>
          <table:table-cell office:value-type="float" office:value="1000106" calcext:value-type="float">
            <text:p>1000106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  <table:table-cell table:style-name="ce1" office:value-type="time" office:time-value="PT71H28M00S" calcext:value-type="time">
            <text:p>71:2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9512874" calcext:value-type="float">
            <text:p>4289512874</text:p>
          </table:table-cell>
          <table:table-cell office:value-type="float" office:value="1000105" calcext:value-type="float">
            <text:p>1000105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  <table:table-cell table:style-name="ce1" office:value-type="time" office:time-value="PT71H29M00S" calcext:value-type="time">
            <text:p>71:2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512977" calcext:value-type="float">
            <text:p>4290512977</text:p>
          </table:table-cell>
          <table:table-cell office:value-type="float" office:value="1000103" calcext:value-type="float">
            <text:p>1000103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13083" calcext:value-type="float">
            <text:p>4291513083</text:p>
          </table:table-cell>
          <table:table-cell office:value-type="float" office:value="1000106" calcext:value-type="float">
            <text:p>1000106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13189" calcext:value-type="float">
            <text:p>4292513189</text:p>
          </table:table-cell>
          <table:table-cell office:value-type="float" office:value="1000106" calcext:value-type="float">
            <text:p>1000106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13293" calcext:value-type="float">
            <text:p>4293513293</text:p>
          </table:table-cell>
          <table:table-cell office:value-type="float" office:value="1000104" calcext:value-type="float">
            <text:p>1000104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13397" calcext:value-type="float">
            <text:p>4294513397</text:p>
          </table:table-cell>
          <table:table-cell office:value-type="float" office:value="1000104" calcext:value-type="float">
            <text:p>1000104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  <table:table-cell table:style-name="ce1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206" calcext:value-type="float">
            <text:p>546206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0H00M00S" calcext:value-type="time">
            <text:p>00:00:00</text:p>
          </table:table-cell>
          <table:table-cell/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6313" calcext:value-type="float">
            <text:p>1546313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0H01M00S" calcext:value-type="time">
            <text:p>00:01:00</text:p>
          </table:table-cell>
          <table:table-cell/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6418" calcext:value-type="float">
            <text:p>2546418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0H02M00S" calcext:value-type="time">
            <text:p>00:02:00</text:p>
          </table:table-cell>
          <table:table-cell/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6526" calcext:value-type="float">
            <text:p>3546526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0H03M00S" calcext:value-type="time">
            <text:p>00:03:00</text:p>
          </table:table-cell>
          <table:table-cell/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6633" calcext:value-type="float">
            <text:p>4546633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6739" calcext:value-type="float">
            <text:p>5546739</text:p>
          </table:table-cell>
          <table:table-cell office:value-type="float" office:value="1000106" calcext:value-type="float">
            <text:p>1000106</text:p>
          </table:table-cell>
          <table:table-cell office:value-type="time" office:time-value="PT00H05M00S" calcext:value-type="time">
            <text:p>00:05:00</text:p>
          </table:table-cell>
          <table:table-cell/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6844" calcext:value-type="float">
            <text:p>6546844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0H06M00S" calcext:value-type="time">
            <text:p>00:06:00</text:p>
          </table:table-cell>
          <table:table-cell/>
          <table:table-cell office:value-type="time" office:time-value="PT00H06M00S" calcext:value-type="time">
            <text:p>00:06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46950" calcext:value-type="float">
            <text:p>7546950</text:p>
          </table:table-cell>
          <table:table-cell office:value-type="float" office:value="1000106" calcext:value-type="float">
            <text:p>1000106</text:p>
          </table:table-cell>
          <table:table-cell office:value-type="time" office:time-value="PT00H07M00S" calcext:value-type="time">
            <text:p>00:07:00</text:p>
          </table:table-cell>
          <table:table-cell/>
          <table:table-cell office:value-type="time" office:time-value="PT00H07M00S" calcext:value-type="time">
            <text:p>00:07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47066" calcext:value-type="float">
            <text:p>8547066</text:p>
          </table:table-cell>
          <table:table-cell office:value-type="float" office:value="1000116" calcext:value-type="float">
            <text:p>1000116</text:p>
          </table:table-cell>
          <table:table-cell office:value-type="time" office:time-value="PT00H08M00S" calcext:value-type="time">
            <text:p>00:08:00</text:p>
          </table:table-cell>
          <table:table-cell/>
          <table:table-cell office:value-type="time" office:time-value="PT00H08M00S" calcext:value-type="time">
            <text:p>00:08:00</text:p>
          </table:table-cell>
          <table:table-cell/>
        </table:table-row>
      </table:table>
      <table:table table:name="offsetあり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計算上</text:p>
          </table:table-cell>
          <table:table-cell/>
          <table:table-cell table:style-name="Default"/>
          <table:table-cell table:style-name="ce1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table:style-name="Default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7555087" calcext:value-type="float">
            <text:p>4287555087</text:p>
          </table:table-cell>
          <table:table-cell office:value-type="float" office:value="1000105" calcext:value-type="float">
            <text:p>1000105</text:p>
          </table:table-cell>
          <table:table-cell table:formula="of:=MOD(([.B3]/1000000);60)" office:value-type="float" office:value="27.5550869999997" calcext:value-type="float">
            <text:p>27.5550869999997</text:p>
          </table:table-cell>
          <table:table-cell office:value-type="time" office:time-value="PT71H27M00S" calcext:value-type="time">
            <text:p>71:27:00</text:p>
          </table:table-cell>
          <table:table-cell table:style-name="Default"/>
          <table:table-cell table:style-name="ce1" office:value-type="time" office:time-value="PT71H27M00S" calcext:value-type="time">
            <text:p>71:27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8555192" calcext:value-type="float">
            <text:p>4288555192</text:p>
          </table:table-cell>
          <table:table-cell office:value-type="float" office:value="1000105" calcext:value-type="float">
            <text:p>1000105</text:p>
          </table:table-cell>
          <table:table-cell table:formula="of:=MOD(([.B4]/1000000);60)" office:value-type="float" office:value="28.5551919999998" calcext:value-type="float">
            <text:p>28.5551919999998</text:p>
          </table:table-cell>
          <table:table-cell office:value-type="time" office:time-value="PT71H28M00S" calcext:value-type="time">
            <text:p>71:28:00</text:p>
          </table:table-cell>
          <table:table-cell table:style-name="Default"/>
          <table:table-cell table:style-name="ce1" office:value-type="time" office:time-value="PT71H28M00S" calcext:value-type="time">
            <text:p>71:28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9555308" calcext:value-type="float">
            <text:p>4289555308</text:p>
          </table:table-cell>
          <table:table-cell office:value-type="float" office:value="1000116" calcext:value-type="float">
            <text:p>1000116</text:p>
          </table:table-cell>
          <table:table-cell table:formula="of:=MOD(([.B5]/1000000);60)" office:value-type="float" office:value="29.555308" calcext:value-type="float">
            <text:p>29.555308</text:p>
          </table:table-cell>
          <table:table-cell office:value-type="time" office:time-value="PT71H29M00S" calcext:value-type="time">
            <text:p>71:29:00</text:p>
          </table:table-cell>
          <table:table-cell table:style-name="Default"/>
          <table:table-cell table:style-name="ce1" office:value-type="time" office:time-value="PT71H29M00S" calcext:value-type="time">
            <text:p>71:29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555422" calcext:value-type="float">
            <text:p>4290555422</text:p>
          </table:table-cell>
          <table:table-cell office:value-type="float" office:value="1000114" calcext:value-type="float">
            <text:p>1000114</text:p>
          </table:table-cell>
          <table:table-cell table:formula="of:=MOD(([.B6]/1000000);60)" office:value-type="float" office:value="30.5554220000004" calcext:value-type="float">
            <text:p>30.5554220000004</text:p>
          </table:table-cell>
          <table:table-cell office:value-type="time" office:time-value="PT71H30M00S" calcext:value-type="time">
            <text:p>71:30:00</text:p>
          </table:table-cell>
          <table:table-cell table:style-name="Default"/>
          <table:table-cell table:style-name="ce1" office:value-type="time" office:time-value="PT71H30M00S" calcext:value-type="time">
            <text:p>71:30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55536" calcext:value-type="float">
            <text:p>4291555536</text:p>
          </table:table-cell>
          <table:table-cell office:value-type="float" office:value="1000114" calcext:value-type="float">
            <text:p>1000114</text:p>
          </table:table-cell>
          <table:table-cell table:formula="of:=MOD(([.B7]/1000000);60)" office:value-type="float" office:value="31.5555359999998" calcext:value-type="float">
            <text:p>31.5555359999998</text:p>
          </table:table-cell>
          <table:table-cell office:value-type="time" office:time-value="PT71H31M00S" calcext:value-type="time">
            <text:p>71:31:00</text:p>
          </table:table-cell>
          <table:table-cell table:style-name="Default"/>
          <table:table-cell table:style-name="ce1" office:value-type="time" office:time-value="PT71H31M00S" calcext:value-type="time">
            <text:p>71:31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55672" calcext:value-type="float">
            <text:p>4292555672</text:p>
          </table:table-cell>
          <table:table-cell office:value-type="float" office:value="1000136" calcext:value-type="float">
            <text:p>1000136</text:p>
          </table:table-cell>
          <table:table-cell table:formula="of:=MOD(([.B8]/1000000);60)" office:value-type="float" office:value="32.5556720000004" calcext:value-type="float">
            <text:p>32.5556720000004</text:p>
          </table:table-cell>
          <table:table-cell office:value-type="time" office:time-value="PT71H32M00S" calcext:value-type="time">
            <text:p>71:32:00</text:p>
          </table:table-cell>
          <table:table-cell table:style-name="Default"/>
          <table:table-cell table:style-name="ce1" office:value-type="time" office:time-value="PT71H32M00S" calcext:value-type="time">
            <text:p>71:32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55823" calcext:value-type="float">
            <text:p>4293555823</text:p>
          </table:table-cell>
          <table:table-cell office:value-type="float" office:value="1000151" calcext:value-type="float">
            <text:p>1000151</text:p>
          </table:table-cell>
          <table:table-cell table:formula="of:=MOD(([.B9]/1000000);60)" office:value-type="float" office:value="33.5558229999997" calcext:value-type="float">
            <text:p>33.5558229999997</text:p>
          </table:table-cell>
          <table:table-cell office:value-type="time" office:time-value="PT71H33M00S" calcext:value-type="time">
            <text:p>71:33:00</text:p>
          </table:table-cell>
          <table:table-cell table:style-name="Default"/>
          <table:table-cell table:style-name="ce1" office:value-type="time" office:time-value="PT71H33M00S" calcext:value-type="time">
            <text:p>71:33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55980" calcext:value-type="float">
            <text:p>4294555980</text:p>
          </table:table-cell>
          <table:table-cell office:value-type="float" office:value="1000157" calcext:value-type="float">
            <text:p>1000157</text:p>
          </table:table-cell>
          <table:table-cell table:formula="of:=MOD(([.B10]/1000000);60)" office:value-type="float" office:value="34.5559800000001" calcext:value-type="float">
            <text:p>34.5559800000001</text:p>
          </table:table-cell>
          <table:table-cell office:value-type="time" office:time-value="PT71H34M00S" calcext:value-type="time">
            <text:p>71:34:00</text:p>
          </table:table-cell>
          <table:table-cell table:style-name="Default"/>
          <table:table-cell table:style-name="ce1" office:value-type="time" office:time-value="PT71H34M00S" calcext:value-type="time">
            <text:p>71:34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837" calcext:value-type="float">
            <text:p>588837</text:p>
          </table:table-cell>
          <table:table-cell office:value-type="float" office:value="1000153" calcext:value-type="float">
            <text:p>1000153</text:p>
          </table:table-cell>
          <table:table-cell table:formula="of:=MOD(([.B11]/1000000);60)" office:value-type="float" office:value="0.588837" calcext:value-type="float">
            <text:p>0.588837</text:p>
          </table:table-cell>
          <table:table-cell table:style-name="ce2" office:value-type="time" office:time-value="PT00H00M00S" calcext:value-type="time">
            <text:p>00:00:00</text:p>
          </table:table-cell>
          <table:table-cell table:style-name="Default"/>
          <table:table-cell table:style-name="ce2" office:value-type="time" office:time-value="PT00H00M00S" calcext:value-type="time">
            <text:p>00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0157" calcext:value-type="float">
            <text:p>1000157</text:p>
          </table:table-cell>
          <table:table-cell table:formula="of:=MOD(([.B12]/1000000);60)" office:value-type="float" office:value="1.000157" calcext:value-type="float">
            <text:p>1.000157</text:p>
          </table:table-cell>
          <table:table-cell table:style-name="ce2" office:value-type="time" office:time-value="PT00H01M00S" calcext:value-type="time">
            <text:p>00:01:00</text:p>
          </table:table-cell>
          <table:table-cell table:style-name="Default"/>
          <table:table-cell table:style-name="ce2" office:value-type="time" office:time-value="PT00H01M00S" calcext:value-type="time">
            <text:p>00:01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307" calcext:value-type="float">
            <text:p>2000307</text:p>
          </table:table-cell>
          <table:table-cell office:value-type="float" office:value="1000150" calcext:value-type="float">
            <text:p>1000150</text:p>
          </table:table-cell>
          <table:table-cell table:formula="of:=MOD(([.B13]/1000000);60)" office:value-type="float" office:value="2.000307" calcext:value-type="float">
            <text:p>2.000307</text:p>
          </table:table-cell>
          <table:table-cell table:style-name="ce2" office:value-type="time" office:time-value="PT00H02M00S" calcext:value-type="time">
            <text:p>00:02:00</text:p>
          </table:table-cell>
          <table:table-cell table:style-name="Default"/>
          <table:table-cell table:style-name="ce2" office:value-type="time" office:time-value="PT00H02M00S" calcext:value-type="time">
            <text:p>00:02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461" calcext:value-type="float">
            <text:p>3000461</text:p>
          </table:table-cell>
          <table:table-cell office:value-type="float" office:value="1000154" calcext:value-type="float">
            <text:p>1000154</text:p>
          </table:table-cell>
          <table:table-cell table:formula="of:=MOD(([.B14]/1000000);60)" office:value-type="float" office:value="3.000461" calcext:value-type="float">
            <text:p>3.000461</text:p>
          </table:table-cell>
          <table:table-cell table:style-name="ce2" office:value-type="time" office:time-value="PT00H03M00S" calcext:value-type="time">
            <text:p>00:03:00</text:p>
          </table:table-cell>
          <table:table-cell table:style-name="Default"/>
          <table:table-cell table:style-name="ce2" office:value-type="time" office:time-value="PT00H03M00S" calcext:value-type="time">
            <text:p>00:0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619" calcext:value-type="float">
            <text:p>4000619</text:p>
          </table:table-cell>
          <table:table-cell office:value-type="float" office:value="1000158" calcext:value-type="float">
            <text:p>1000158</text:p>
          </table:table-cell>
          <table:table-cell table:formula="of:=MOD(([.B15]/1000000);60)" office:value-type="float" office:value="4.000619" calcext:value-type="float">
            <text:p>4.000619</text:p>
          </table:table-cell>
          <table:table-cell table:style-name="ce2" office:value-type="time" office:time-value="PT00H04M00S" calcext:value-type="time">
            <text:p>00:04:00</text:p>
          </table:table-cell>
          <table:table-cell table:style-name="Default"/>
          <table:table-cell table:style-name="ce2" office:value-type="time" office:time-value="PT00H04M00S" calcext:value-type="time">
            <text:p>00:0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771" calcext:value-type="float">
            <text:p>5000771</text:p>
          </table:table-cell>
          <table:table-cell office:value-type="float" office:value="1000152" calcext:value-type="float">
            <text:p>1000152</text:p>
          </table:table-cell>
          <table:table-cell table:formula="of:=MOD(([.B16]/1000000);60)" office:value-type="float" office:value="5.000771" calcext:value-type="float">
            <text:p>5.000771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Default"/>
          <table:table-cell table:style-name="ce2" office:value-type="time" office:time-value="PT00H05M00S" calcext:value-type="time">
            <text:p>00:05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924" calcext:value-type="float">
            <text:p>6000924</text:p>
          </table:table-cell>
          <table:table-cell office:value-type="float" office:value="1000153" calcext:value-type="float">
            <text:p>1000153</text:p>
          </table:table-cell>
          <table:table-cell table:formula="of:=MOD(([.B17]/1000000);60)" office:value-type="float" office:value="6.000924" calcext:value-type="float">
            <text:p>6.000924</text:p>
          </table:table-cell>
          <table:table-cell table:style-name="ce2" office:value-type="time" office:time-value="PT00H06M00S" calcext:value-type="time">
            <text:p>00:06:00</text:p>
          </table:table-cell>
          <table:table-cell table:style-name="Default"/>
          <table:table-cell table:style-name="ce2" office:value-type="time" office:time-value="PT00H06M00S" calcext:value-type="time">
            <text:p>00:06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1076" calcext:value-type="float">
            <text:p>7001076</text:p>
          </table:table-cell>
          <table:table-cell office:value-type="float" office:value="1000152" calcext:value-type="float">
            <text:p>1000152</text:p>
          </table:table-cell>
          <table:table-cell table:formula="of:=MOD(([.B18]/1000000);60)" office:value-type="float" office:value="7.001076" calcext:value-type="float">
            <text:p>7.001076</text:p>
          </table:table-cell>
          <table:table-cell table:style-name="ce2" office:value-type="time" office:time-value="PT00H07M00S" calcext:value-type="time">
            <text:p>00:07:00</text:p>
          </table:table-cell>
          <table:table-cell table:style-name="Default"/>
          <table:table-cell table:style-name="ce2" office:value-type="time" office:time-value="PT00H07M00S" calcext:value-type="time">
            <text:p>00:07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1228" calcext:value-type="float">
            <text:p>8001228</text:p>
          </table:table-cell>
          <table:table-cell office:value-type="float" office:value="1000152" calcext:value-type="float">
            <text:p>1000152</text:p>
          </table:table-cell>
          <table:table-cell table:formula="of:=MOD(([.B19]/1000000);60)" office:value-type="float" office:value="8.001228" calcext:value-type="float">
            <text:p>8.001228</text:p>
          </table:table-cell>
          <table:table-cell table:style-name="ce2" office:value-type="time" office:time-value="PT00H08M00S" calcext:value-type="time">
            <text:p>00:08:00</text:p>
          </table:table-cell>
          <table:table-cell table:style-name="Default"/>
          <table:table-cell table:style-name="ce2" office:value-type="time" office:time-value="PT00H08M00S" calcext:value-type="time">
            <text:p>00:08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1384" calcext:value-type="float">
            <text:p>9001384</text:p>
          </table:table-cell>
          <table:table-cell office:value-type="float" office:value="1000156" calcext:value-type="float">
            <text:p>1000156</text:p>
          </table:table-cell>
          <table:table-cell table:formula="of:=MOD(([.B20]/1000000);60)" office:value-type="float" office:value="9.001384" calcext:value-type="float">
            <text:p>9.001384</text:p>
          </table:table-cell>
          <table:table-cell table:style-name="ce2" office:value-type="time" office:time-value="PT00H09M00S" calcext:value-type="time">
            <text:p>00:09:00</text:p>
          </table:table-cell>
          <table:table-cell table:style-name="Default"/>
          <table:table-cell table:style-name="ce2" office:value-type="time" office:time-value="PT00H09M00S" calcext:value-type="time">
            <text:p>00:09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1534" calcext:value-type="float">
            <text:p>10001534</text:p>
          </table:table-cell>
          <table:table-cell office:value-type="float" office:value="1000150" calcext:value-type="float">
            <text:p>1000150</text:p>
          </table:table-cell>
          <table:table-cell table:formula="of:=MOD(([.B21]/1000000);60)" office:value-type="float" office:value="10.001534" calcext:value-type="float">
            <text:p>10.001534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Default"/>
          <table:table-cell table:style-name="ce2" office:value-type="time" office:time-value="PT00H10M00S" calcext:value-type="time">
            <text:p>00:1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01683" calcext:value-type="float">
            <text:p>11001683</text:p>
          </table:table-cell>
          <table:table-cell office:value-type="float" office:value="1000149" calcext:value-type="float">
            <text:p>1000149</text:p>
          </table:table-cell>
          <table:table-cell table:formula="of:=MOD(([.B22]/1000000);60)" office:value-type="float" office:value="11.001683" calcext:value-type="float">
            <text:p>11.001683</text:p>
          </table:table-cell>
          <table:table-cell table:style-name="ce2" office:value-type="time" office:time-value="PT00H11M00S" calcext:value-type="time">
            <text:p>00:11:00</text:p>
          </table:table-cell>
          <table:table-cell table:style-name="Default"/>
          <table:table-cell table:style-name="ce2" office:value-type="time" office:time-value="PT00H11M00S" calcext:value-type="time">
            <text:p>00:11:00</text:p>
          </table:table-cell>
        </table:table-row>
        <table:table-row table:style-name="ro1">
          <table:table-cell table:number-columns-repeated="3"/>
          <table:table-cell table:formula="of:=MOD(([.B23]/1000000);60)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0524453" calcext:value-type="float">
            <text:p>4290524453</text:p>
          </table:table-cell>
          <table:table-cell office:value-type="float" office:value="1000089" calcext:value-type="float">
            <text:p>1000089</text:p>
          </table:table-cell>
          <table:table-cell table:formula="of:=MOD(([.B24]/1000000);60)" office:value-type="float" office:value="30.524453" calcext:value-type="float">
            <text:p>30.524453</text:p>
          </table:table-cell>
          <table:table-cell table:number-columns-repeated="2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1524560" calcext:value-type="float">
            <text:p>4291524560</text:p>
          </table:table-cell>
          <table:table-cell office:value-type="float" office:value="1000107" calcext:value-type="float">
            <text:p>1000107</text:p>
          </table:table-cell>
          <table:table-cell table:formula="of:=MOD(([.B25]/1000000);60)" office:value-type="float" office:value="31.5245599999998" calcext:value-type="float">
            <text:p>31.5245599999998</text:p>
          </table:table-cell>
          <table:table-cell table:number-columns-repeated="2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2524705" calcext:value-type="float">
            <text:p>4292524705</text:p>
          </table:table-cell>
          <table:table-cell office:value-type="float" office:value="1000145" calcext:value-type="float">
            <text:p>1000145</text:p>
          </table:table-cell>
          <table:table-cell table:formula="of:=MOD(([.B26]/1000000);60)" office:value-type="float" office:value="32.5247049999998" calcext:value-type="float">
            <text:p>32.5247049999998</text:p>
          </table:table-cell>
          <table:table-cell table:number-columns-repeated="2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3524833" calcext:value-type="float">
            <text:p>4293524833</text:p>
          </table:table-cell>
          <table:table-cell office:value-type="float" office:value="1000128" calcext:value-type="float">
            <text:p>1000128</text:p>
          </table:table-cell>
          <table:table-cell table:formula="of:=MOD(([.B27]/1000000);60)" office:value-type="float" office:value="33.5248330000004" calcext:value-type="float">
            <text:p>33.5248330000004</text:p>
          </table:table-cell>
          <table:table-cell table:number-columns-repeated="2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4524962" calcext:value-type="float">
            <text:p>4294524962</text:p>
          </table:table-cell>
          <table:table-cell office:value-type="float" office:value="1000129" calcext:value-type="float">
            <text:p>1000129</text:p>
          </table:table-cell>
          <table:table-cell table:formula="of:=MOD(([.B28]/1000000);60)" office:value-type="float" office:value="34.5249620000004" calcext:value-type="float">
            <text:p>34.5249620000004</text:p>
          </table:table-cell>
          <table:table-cell table:number-columns-repeated="2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788" calcext:value-type="float">
            <text:p>557788</text:p>
          </table:table-cell>
          <table:table-cell office:value-type="float" office:value="1000122" calcext:value-type="float">
            <text:p>1000122</text:p>
          </table:table-cell>
          <table:table-cell table:formula="of:=MOD(([.B29]/1000000);60)" office:value-type="float" office:value="0.557788" calcext:value-type="float">
            <text:p>0.557788</text:p>
          </table:table-cell>
          <table:table-cell table:number-columns-repeated="2" table:style-name="ce2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88966" calcext:value-type="float">
            <text:p>1588966</text:p>
          </table:table-cell>
          <table:table-cell table:formula="of:=MOD(([.B30]/1000000);60)" office:value-type="float" office:value="1.588966" calcext:value-type="float">
            <text:p>1.588966</text:p>
          </table:table-cell>
          <table:table-cell table:number-columns-repeated="2" table:style-name="ce2"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89104" calcext:value-type="float">
            <text:p>2589104</text:p>
          </table:table-cell>
          <table:table-cell office:value-type="float" office:value="1000138" calcext:value-type="float">
            <text:p>1000138</text:p>
          </table:table-cell>
          <table:table-cell table:formula="of:=MOD(([.B31]/1000000);60)" office:value-type="float" office:value="2.589104" calcext:value-type="float">
            <text:p>2.589104</text:p>
          </table:table-cell>
          <table:table-cell table:number-columns-repeated="2" table:style-name="ce2"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89239" calcext:value-type="float">
            <text:p>3589239</text:p>
          </table:table-cell>
          <table:table-cell office:value-type="float" office:value="1000135" calcext:value-type="float">
            <text:p>1000135</text:p>
          </table:table-cell>
          <table:table-cell table:formula="of:=MOD(([.B32]/1000000);60)" office:value-type="float" office:value="3.589239" calcext:value-type="float">
            <text:p>3.589239</text:p>
          </table:table-cell>
          <table:table-cell table:number-columns-repeated="2" table:style-name="ce2"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89370" calcext:value-type="float">
            <text:p>4589370</text:p>
          </table:table-cell>
          <table:table-cell office:value-type="float" office:value="1000131" calcext:value-type="float">
            <text:p>1000131</text:p>
          </table:table-cell>
          <table:table-cell table:formula="of:=MOD(([.B33]/1000000);60)" office:value-type="float" office:value="4.58937" calcext:value-type="float">
            <text:p>4.58937</text:p>
          </table:table-cell>
          <table:table-cell table:number-columns-repeated="2" table:style-name="ce2"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9498" calcext:value-type="float">
            <text:p>5589498</text:p>
          </table:table-cell>
          <table:table-cell office:value-type="float" office:value="1000128" calcext:value-type="float">
            <text:p>1000128</text:p>
          </table:table-cell>
          <table:table-cell table:formula="of:=MOD(([.B34]/1000000);60)" office:value-type="float" office:value="5.589498" calcext:value-type="float">
            <text:p>5.589498</text:p>
          </table:table-cell>
          <table:table-cell table:number-columns-repeated="2" table:style-name="ce2"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3"/>
          <table:table-cell table:formula="of:=MOD(([.B35]/1000000);60)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5999607" calcext:value-type="float">
            <text:p>3185999607</text:p>
          </table:table-cell>
          <table:table-cell office:value-type="float" office:value="1000094" calcext:value-type="float">
            <text:p>1000094</text:p>
          </table:table-cell>
          <table:table-cell table:formula="of:=MOD(([.B36]/1000000);60)" office:value-type="float" office:value="5.9996070000002" calcext:value-type="float">
            <text:p>5.9996070000002</text:p>
          </table:table-cell>
          <table:table-cell table:number-columns-repeated="2" office:value-type="time" office:time-value="PT53H05M00S" calcext:value-type="time">
            <text:p>53:05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6999702" calcext:value-type="float">
            <text:p>3186999702</text:p>
          </table:table-cell>
          <table:table-cell office:value-type="float" office:value="1000095" calcext:value-type="float">
            <text:p>1000095</text:p>
          </table:table-cell>
          <table:table-cell table:formula="of:=MOD(([.B37]/1000000);60)" office:value-type="float" office:value="6.99970200000007" calcext:value-type="float">
            <text:p>6.99970200000007</text:p>
          </table:table-cell>
          <table:table-cell table:number-columns-repeated="2" office:value-type="time" office:time-value="PT53H06M00S" calcext:value-type="time">
            <text:p>53:06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7999803" calcext:value-type="float">
            <text:p>3187999803</text:p>
          </table:table-cell>
          <table:table-cell office:value-type="float" office:value="1000101" calcext:value-type="float">
            <text:p>1000101</text:p>
          </table:table-cell>
          <table:table-cell table:formula="of:=MOD(([.B38]/1000000);60)" office:value-type="float" office:value="7.99980300000016" calcext:value-type="float">
            <text:p>7.99980300000016</text:p>
          </table:table-cell>
          <table:table-cell table:number-columns-repeated="2" office:value-type="time" office:time-value="PT53H07M00S" calcext:value-type="time">
            <text:p>53:07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8999904" calcext:value-type="float">
            <text:p>3188999904</text:p>
          </table:table-cell>
          <table:table-cell office:value-type="float" office:value="1000101" calcext:value-type="float">
            <text:p>1000101</text:p>
          </table:table-cell>
          <table:table-cell table:formula="of:=MOD(([.B39]/1000000);60)" office:value-type="float" office:value="8.99990399999979" calcext:value-type="float">
            <text:p>8.99990399999979</text:p>
          </table:table-cell>
          <table:table-cell table:style-name="ce4" office:value-type="time" office:time-value="PT53H08M00S" calcext:value-type="time">
            <text:p>53:08:00</text:p>
          </table:table-cell>
          <table:table-cell office:value-type="time" office:time-value="PT53H08M00S" calcext:value-type="time">
            <text:p>53:08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0000002" calcext:value-type="float">
            <text:p>3190000002</text:p>
          </table:table-cell>
          <table:table-cell office:value-type="float" office:value="1000098" calcext:value-type="float">
            <text:p>1000098</text:p>
          </table:table-cell>
          <table:table-cell table:formula="of:=MOD(([.B40]/1000000);60)" office:value-type="float" office:value="10.0000020000002" calcext:value-type="float">
            <text:p>10.0000020000002</text:p>
          </table:table-cell>
          <table:table-cell table:style-name="ce4" office:value-type="time" office:time-value="PT53H10M00S" calcext:value-type="time">
            <text:p>53:10:00</text:p>
          </table:table-cell>
          <table:table-cell office:value-type="time" office:time-value="PT53H09M00S" calcext:value-type="time">
            <text:p>53:09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1000099" calcext:value-type="float">
            <text:p>3191000099</text:p>
          </table:table-cell>
          <table:table-cell office:value-type="float" office:value="1000097" calcext:value-type="float">
            <text:p>1000097</text:p>
          </table:table-cell>
          <table:table-cell table:formula="of:=MOD(([.B41]/1000000);60)" office:value-type="float" office:value="11.0000989999999" calcext:value-type="float">
            <text:p>11.0000989999999</text:p>
          </table:table-cell>
          <table:table-cell office:value-type="time" office:time-value="PT53H11M00S" calcext:value-type="time">
            <text:p>53:11:00</text:p>
          </table:table-cell>
          <table:table-cell office:value-type="time" office:time-value="PT53H10M00S" calcext:value-type="time">
            <text:p>53:10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2000201" calcext:value-type="float">
            <text:p>3192000201</text:p>
          </table:table-cell>
          <table:table-cell office:value-type="float" office:value="1000102" calcext:value-type="float">
            <text:p>1000102</text:p>
          </table:table-cell>
          <table:table-cell table:formula="of:=MOD(([.B42]/1000000);60)" office:value-type="float" office:value="12.0002009999998" calcext:value-type="float">
            <text:p>12.0002009999998</text:p>
          </table:table-cell>
          <table:table-cell office:value-type="time" office:time-value="PT53H12M00S" calcext:value-type="time">
            <text:p>53:12:00</text:p>
          </table:table-cell>
          <table:table-cell office:value-type="time" office:time-value="PT53H11M00S" calcext:value-type="time">
            <text:p>53:11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3000304" calcext:value-type="float">
            <text:p>3193000304</text:p>
          </table:table-cell>
          <table:table-cell office:value-type="float" office:value="1000103" calcext:value-type="float">
            <text:p>1000103</text:p>
          </table:table-cell>
          <table:table-cell table:formula="of:=MOD(([.B43]/1000000);60)" office:value-type="float" office:value="13.0003040000001" calcext:value-type="float">
            <text:p>13.0003040000001</text:p>
          </table:table-cell>
          <table:table-cell office:value-type="time" office:time-value="PT53H13M00S" calcext:value-type="time">
            <text:p>53:13:00</text:p>
          </table:table-cell>
          <table:table-cell office:value-type="time" office:time-value="PT53H12M00S" calcext:value-type="time">
            <text:p>53:12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4000402" calcext:value-type="float">
            <text:p>3194000402</text:p>
          </table:table-cell>
          <table:table-cell office:value-type="float" office:value="1000098" calcext:value-type="float">
            <text:p>1000098</text:p>
          </table:table-cell>
          <table:table-cell table:formula="of:=MOD(([.B44]/1000000);60)" office:value-type="float" office:value="14.0004020000001" calcext:value-type="float">
            <text:p>14.0004020000001</text:p>
          </table:table-cell>
          <table:table-cell office:value-type="time" office:time-value="PT53H14M00S" calcext:value-type="time">
            <text:p>53:14:00</text:p>
          </table:table-cell>
          <table:table-cell office:value-type="time" office:time-value="PT53H13M00S" calcext:value-type="time">
            <text:p>53:13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5000503" calcext:value-type="float">
            <text:p>3195000503</text:p>
          </table:table-cell>
          <table:table-cell office:value-type="float" office:value="1000101" calcext:value-type="float">
            <text:p>1000101</text:p>
          </table:table-cell>
          <table:table-cell table:formula="of:=MOD(([.B45]/1000000);60)" office:value-type="float" office:value="15.0005030000002" calcext:value-type="float">
            <text:p>15.0005030000002</text:p>
          </table:table-cell>
          <table:table-cell office:value-type="time" office:time-value="PT53H15M00S" calcext:value-type="time">
            <text:p>53:15:00</text:p>
          </table:table-cell>
          <table:table-cell office:value-type="time" office:time-value="PT53H14M00S" calcext:value-type="time">
            <text:p>53:14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96000605" calcext:value-type="float">
            <text:p>3196000605</text:p>
          </table:table-cell>
          <table:table-cell office:value-type="float" office:value="1000102" calcext:value-type="float">
            <text:p>1000102</text:p>
          </table:table-cell>
          <table:table-cell table:formula="of:=MOD(([.B46]/1000000);60)" office:value-type="float" office:value="16.0006050000002" calcext:value-type="float">
            <text:p>16.0006050000002</text:p>
          </table:table-cell>
          <table:table-cell office:value-type="time" office:time-value="PT53H16M00S" calcext:value-type="time">
            <text:p>53:16:00</text:p>
          </table:table-cell>
          <table:table-cell office:value-type="time" office:time-value="PT53H15M00S" calcext:value-type="time">
            <text:p>53:15:00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591677" calcext:value-type="float">
            <text:p>4290591677</text:p>
          </table:table-cell>
          <table:table-cell office:value-type="float" office:value="1000098" calcext:value-type="float">
            <text:p>1000098</text:p>
          </table:table-cell>
          <table:table-cell table:formula="of:=MOD(([.B48]/1000000);60)" office:value-type="float" office:value="30.5916770000003" calcext:value-type="float">
            <text:p>30.5916770000003</text:p>
          </table:table-cell>
          <table:table-cell table:number-columns-repeated="2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91782" calcext:value-type="float">
            <text:p>4291591782</text:p>
          </table:table-cell>
          <table:table-cell office:value-type="float" office:value="1000105" calcext:value-type="float">
            <text:p>1000105</text:p>
          </table:table-cell>
          <table:table-cell table:formula="of:=MOD(([.B49]/1000000);60)" office:value-type="float" office:value="31.5917820000004" calcext:value-type="float">
            <text:p>31.5917820000004</text:p>
          </table:table-cell>
          <table:table-cell table:number-columns-repeated="2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91880" calcext:value-type="float">
            <text:p>4292591880</text:p>
          </table:table-cell>
          <table:table-cell office:value-type="float" office:value="1000098" calcext:value-type="float">
            <text:p>1000098</text:p>
          </table:table-cell>
          <table:table-cell table:formula="of:=MOD(([.B50]/1000000);60)" office:value-type="float" office:value="32.5918799999999" calcext:value-type="float">
            <text:p>32.5918799999999</text:p>
          </table:table-cell>
          <table:table-cell table:number-columns-repeated="2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91977" calcext:value-type="float">
            <text:p>4293591977</text:p>
          </table:table-cell>
          <table:table-cell office:value-type="float" office:value="1000097" calcext:value-type="float">
            <text:p>1000097</text:p>
          </table:table-cell>
          <table:table-cell table:formula="of:=MOD(([.B51]/1000000);60)" office:value-type="float" office:value="33.591977" calcext:value-type="float">
            <text:p>33.591977</text:p>
          </table:table-cell>
          <table:table-cell table:number-columns-repeated="2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92082" calcext:value-type="float">
            <text:p>4294592082</text:p>
          </table:table-cell>
          <table:table-cell office:value-type="float" office:value="1000105" calcext:value-type="float">
            <text:p>1000105</text:p>
          </table:table-cell>
          <table:table-cell table:formula="of:=MOD(([.B52]/1000000);60)" office:value-type="float" office:value="34.5920820000001" calcext:value-type="float">
            <text:p>34.5920820000001</text:p>
          </table:table-cell>
          <table:table-cell table:number-columns-repeated="2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886" calcext:value-type="float">
            <text:p>624886</text:p>
          </table:table-cell>
          <table:table-cell office:value-type="float" office:value="1000100" calcext:value-type="float">
            <text:p>1000100</text:p>
          </table:table-cell>
          <table:table-cell table:formula="of:=MOD(([.B53]/1000000);60)" office:value-type="float" office:value="0.624886" calcext:value-type="float">
            <text:p>0.624886</text:p>
          </table:table-cell>
          <table:table-cell table:number-columns-repeated="2" table:style-name="ce2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109" calcext:value-type="float">
            <text:p>1000109</text:p>
          </table:table-cell>
          <table:table-cell office:value-type="float" office:value="375223" calcext:value-type="float">
            <text:p>375223</text:p>
          </table:table-cell>
          <table:table-cell table:formula="of:=MOD(([.B54]/1000000);60)" office:value-type="float" office:value="1.000109" calcext:value-type="float">
            <text:p>1.000109</text:p>
          </table:table-cell>
          <table:table-cell table:number-columns-repeated="2" table:style-name="ce2"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210" calcext:value-type="float">
            <text:p>2000210</text:p>
          </table:table-cell>
          <table:table-cell office:value-type="float" office:value="1000101" calcext:value-type="float">
            <text:p>1000101</text:p>
          </table:table-cell>
          <table:table-cell table:formula="of:=MOD(([.B55]/1000000);60)" office:value-type="float" office:value="2.00021" calcext:value-type="float">
            <text:p>2.00021</text:p>
          </table:table-cell>
          <table:table-cell table:number-columns-repeated="2" table:style-name="ce2"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307" calcext:value-type="float">
            <text:p>3000307</text:p>
          </table:table-cell>
          <table:table-cell office:value-type="float" office:value="1000097" calcext:value-type="float">
            <text:p>1000097</text:p>
          </table:table-cell>
          <table:table-cell table:formula="of:=MOD(([.B56]/1000000);60)" office:value-type="float" office:value="3.000307" calcext:value-type="float">
            <text:p>3.000307</text:p>
          </table:table-cell>
          <table:table-cell table:number-columns-repeated="2" table:style-name="ce2"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415" calcext:value-type="float">
            <text:p>4000415</text:p>
          </table:table-cell>
          <table:table-cell office:value-type="float" office:value="1000108" calcext:value-type="float">
            <text:p>1000108</text:p>
          </table:table-cell>
          <table:table-cell table:formula="of:=MOD(([.B57]/1000000);60)" office:value-type="float" office:value="4.000415" calcext:value-type="float">
            <text:p>4.000415</text:p>
          </table:table-cell>
          <table:table-cell table:number-columns-repeated="2" table:style-name="ce2"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521" calcext:value-type="float">
            <text:p>5000521</text:p>
          </table:table-cell>
          <table:table-cell office:value-type="float" office:value="1000106" calcext:value-type="float">
            <text:p>1000106</text:p>
          </table:table-cell>
          <table:table-cell table:formula="of:=MOD(([.B58]/1000000);60)" office:value-type="float" office:value="5.000521" calcext:value-type="float">
            <text:p>5.000521</text:p>
          </table:table-cell>
          <table:table-cell table:number-columns-repeated="2" table:style-name="ce2"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3"/>
          <table:table-cell table:formula="of:=MOD(([.B59]/1000000);60)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0538677" calcext:value-type="float">
            <text:p>4290538677</text:p>
          </table:table-cell>
          <table:table-cell office:value-type="float" office:value="1000108" calcext:value-type="float">
            <text:p>1000108</text:p>
          </table:table-cell>
          <table:table-cell table:formula="of:=MOD(([.B60]/1000000);60)" office:value-type="float" office:value="30.5386769999996" calcext:value-type="float">
            <text:p>30.5386769999996</text:p>
          </table:table-cell>
          <table:table-cell table:number-columns-repeated="2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1538783" calcext:value-type="float">
            <text:p>4291538783</text:p>
          </table:table-cell>
          <table:table-cell office:value-type="float" office:value="1000106" calcext:value-type="float">
            <text:p>1000106</text:p>
          </table:table-cell>
          <table:table-cell table:formula="of:=MOD(([.B61]/1000000);60)" office:value-type="float" office:value="31.538783" calcext:value-type="float">
            <text:p>31.538783</text:p>
          </table:table-cell>
          <table:table-cell table:number-columns-repeated="2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2538891" calcext:value-type="float">
            <text:p>4292538891</text:p>
          </table:table-cell>
          <table:table-cell office:value-type="float" office:value="1000108" calcext:value-type="float">
            <text:p>1000108</text:p>
          </table:table-cell>
          <table:table-cell table:formula="of:=MOD(([.B62]/1000000);60)" office:value-type="float" office:value="32.5388910000001" calcext:value-type="float">
            <text:p>32.5388910000001</text:p>
          </table:table-cell>
          <table:table-cell table:number-columns-repeated="2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3539000" calcext:value-type="float">
            <text:p>4293539000</text:p>
          </table:table-cell>
          <table:table-cell office:value-type="float" office:value="1000109" calcext:value-type="float">
            <text:p>1000109</text:p>
          </table:table-cell>
          <table:table-cell table:formula="of:=MOD(([.B63]/1000000);60)" office:value-type="float" office:value="33.5389999999998" calcext:value-type="float">
            <text:p>33.5389999999998</text:p>
          </table:table-cell>
          <table:table-cell table:number-columns-repeated="2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4539111" calcext:value-type="float">
            <text:p>4294539111</text:p>
          </table:table-cell>
          <table:table-cell office:value-type="float" office:value="1000111" calcext:value-type="float">
            <text:p>1000111</text:p>
          </table:table-cell>
          <table:table-cell table:formula="of:=MOD(([.B64]/1000000);60)" office:value-type="float" office:value="34.539111" calcext:value-type="float">
            <text:p>34.539111</text:p>
          </table:table-cell>
          <table:table-cell table:number-columns-repeated="2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924" calcext:value-type="float">
            <text:p>571924</text:p>
          </table:table-cell>
          <table:table-cell office:value-type="float" office:value="1000109" calcext:value-type="float">
            <text:p>1000109</text:p>
          </table:table-cell>
          <table:table-cell table:formula="of:=MOD(([.B65]/1000000);60)" office:value-type="float" office:value="0.571924" calcext:value-type="float">
            <text:p>0.571924</text:p>
          </table:table-cell>
          <table:table-cell table:number-columns-repeated="2" table:style-name="ce2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4998" calcext:value-type="float">
            <text:p>1624998</text:p>
          </table:table-cell>
          <table:table-cell office:value-type="float" office:value="1053074" calcext:value-type="float">
            <text:p>1053074</text:p>
          </table:table-cell>
          <table:table-cell table:formula="of:=MOD(([.B66]/1000000);60)" office:value-type="float" office:value="1.624998" calcext:value-type="float">
            <text:p>1.624998</text:p>
          </table:table-cell>
          <table:table-cell table:number-columns-repeated="2" table:style-name="ce2"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5109" calcext:value-type="float">
            <text:p>2625109</text:p>
          </table:table-cell>
          <table:table-cell office:value-type="float" office:value="1000111" calcext:value-type="float">
            <text:p>1000111</text:p>
          </table:table-cell>
          <table:table-cell table:formula="of:=MOD(([.B67]/1000000);60)" office:value-type="float" office:value="2.625109" calcext:value-type="float">
            <text:p>2.625109</text:p>
          </table:table-cell>
          <table:table-cell table:number-columns-repeated="2" table:style-name="ce2"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25209" calcext:value-type="float">
            <text:p>3625209</text:p>
          </table:table-cell>
          <table:table-cell office:value-type="float" office:value="1000100" calcext:value-type="float">
            <text:p>1000100</text:p>
          </table:table-cell>
          <table:table-cell table:formula="of:=MOD(([.B68]/1000000);60)" office:value-type="float" office:value="3.625209" calcext:value-type="float">
            <text:p>3.625209</text:p>
          </table:table-cell>
          <table:table-cell table:number-columns-repeated="2" table:style-name="ce2"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25321" calcext:value-type="float">
            <text:p>4625321</text:p>
          </table:table-cell>
          <table:table-cell office:value-type="float" office:value="1000112" calcext:value-type="float">
            <text:p>1000112</text:p>
          </table:table-cell>
          <table:table-cell table:formula="of:=MOD(([.B69]/1000000);60)" office:value-type="float" office:value="4.625321" calcext:value-type="float">
            <text:p>4.625321</text:p>
          </table:table-cell>
          <table:table-cell table:number-columns-repeated="2" table:style-name="ce2"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25436" calcext:value-type="float">
            <text:p>5625436</text:p>
          </table:table-cell>
          <table:table-cell office:value-type="float" office:value="1000115" calcext:value-type="float">
            <text:p>1000115</text:p>
          </table:table-cell>
          <table:table-cell table:formula="of:=MOD(([.B70]/1000000);60)" office:value-type="float" office:value="5.625436" calcext:value-type="float">
            <text:p>5.625436</text:p>
          </table:table-cell>
          <table:table-cell table:number-columns-repeated="2" table:style-name="ce2"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3"/>
          <table:table-cell table:formula="of:=MOD(([.B71]/1000000);60)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4999487" calcext:value-type="float">
            <text:p>2734999487</text:p>
          </table:table-cell>
          <table:table-cell office:value-type="float" office:value="1000143" calcext:value-type="float">
            <text:p>1000143</text:p>
          </table:table-cell>
          <table:table-cell table:formula="of:=MOD(([.B72]/1000000);60)" office:value-type="float" office:value="34.999487" calcext:value-type="float">
            <text:p>34.999487</text:p>
          </table:table-cell>
          <table:table-cell table:number-columns-repeated="2" office:value-type="time" office:time-value="PT45H34M00S" calcext:value-type="time">
            <text:p>45:34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5999633" calcext:value-type="float">
            <text:p>2735999633</text:p>
          </table:table-cell>
          <table:table-cell office:value-type="float" office:value="1000146" calcext:value-type="float">
            <text:p>1000146</text:p>
          </table:table-cell>
          <table:table-cell table:formula="of:=MOD(([.B73]/1000000);60)" office:value-type="float" office:value="35.9996329999999" calcext:value-type="float">
            <text:p>35.9996329999999</text:p>
          </table:table-cell>
          <table:table-cell table:number-columns-repeated="2" office:value-type="time" office:time-value="PT45H35M00S" calcext:value-type="time">
            <text:p>45:35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6999778" calcext:value-type="float">
            <text:p>2736999778</text:p>
          </table:table-cell>
          <table:table-cell office:value-type="float" office:value="1000145" calcext:value-type="float">
            <text:p>1000145</text:p>
          </table:table-cell>
          <table:table-cell table:formula="of:=MOD(([.B74]/1000000);60)" office:value-type="float" office:value="36.9997779999999" calcext:value-type="float">
            <text:p>36.9997779999999</text:p>
          </table:table-cell>
          <table:table-cell table:number-columns-repeated="2" office:value-type="time" office:time-value="PT45H36M00S" calcext:value-type="time">
            <text:p>45:36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7999920" calcext:value-type="float">
            <text:p>2737999920</text:p>
          </table:table-cell>
          <table:table-cell office:value-type="float" office:value="1000142" calcext:value-type="float">
            <text:p>1000142</text:p>
          </table:table-cell>
          <table:table-cell table:style-name="ce5" table:formula="of:=MOD(([.B75]/1000000);60)" office:value-type="float" office:value="37.9999200000002" calcext:value-type="float">
            <text:p>37.9999200000002</text:p>
          </table:table-cell>
          <table:table-cell table:number-columns-repeated="2" office:value-type="time" office:time-value="PT45H37M00S" calcext:value-type="time">
            <text:p>45:37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9000066" calcext:value-type="float">
            <text:p>2739000066</text:p>
          </table:table-cell>
          <table:table-cell office:value-type="float" office:value="1000146" calcext:value-type="float">
            <text:p>1000146</text:p>
          </table:table-cell>
          <table:table-cell table:style-name="ce5" table:formula="of:=MOD(([.B76]/1000000);60)" office:value-type="float" office:value="39.0000660000001" calcext:value-type="float">
            <text:p>39.0000660000001</text:p>
          </table:table-cell>
          <table:table-cell office:value-type="time" office:time-value="PT45H39M00S" calcext:value-type="time">
            <text:p>45:39:00</text:p>
          </table:table-cell>
          <table:table-cell office:value-type="time" office:time-value="PT45H38M00S" calcext:value-type="time">
            <text:p>45:38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0000202" calcext:value-type="float">
            <text:p>2740000202</text:p>
          </table:table-cell>
          <table:table-cell office:value-type="float" office:value="1000136" calcext:value-type="float">
            <text:p>1000136</text:p>
          </table:table-cell>
          <table:table-cell table:formula="of:=MOD(([.B77]/1000000);60)" office:value-type="float" office:value="40.0002020000002" calcext:value-type="float">
            <text:p>40.0002020000002</text:p>
          </table:table-cell>
          <table:table-cell office:value-type="time" office:time-value="PT45H40M00S" calcext:value-type="time">
            <text:p>45:40:00</text:p>
          </table:table-cell>
          <table:table-cell office:value-type="time" office:time-value="PT45H39M00S" calcext:value-type="time">
            <text:p>45:39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1000341" calcext:value-type="float">
            <text:p>2741000341</text:p>
          </table:table-cell>
          <table:table-cell office:value-type="float" office:value="1000139" calcext:value-type="float">
            <text:p>1000139</text:p>
          </table:table-cell>
          <table:table-cell table:formula="of:=MOD(([.B78]/1000000);60)" office:value-type="float" office:value="41.0003409999999" calcext:value-type="float">
            <text:p>41.0003409999999</text:p>
          </table:table-cell>
          <table:table-cell office:value-type="time" office:time-value="PT45H41M00S" calcext:value-type="time">
            <text:p>45:41:00</text:p>
          </table:table-cell>
          <table:table-cell office:value-type="time" office:time-value="PT45H40M00S" calcext:value-type="time">
            <text:p>45:40:00</text:p>
          </table:table-cell>
          <table:table-cell/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計算</text:p>
          </table:table-cell>
          <table:table-cell table:style-name="Default" office:value-type="string" calcext:value-type="string">
            <text:p>時刻</text:p>
          </table:table-cell>
          <table:table-cell office:value-type="string" calcext:value-type="string">
            <text:p>ループカウント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720" calcext:value-type="float">
            <text:p>1000720</text:p>
          </table:table-cell>
          <table:table-cell table:formula="of:=MOD(([.B2]/1000000);60)" office:value-type="float" office:value="1.00072" calcext:value-type="float">
            <text:p>1.00072</text:p>
          </table:table-cell>
          <table:table-cell office:value-type="time" office:time-value="PT00H01M00S" calcext:value-type="time">
            <text:p>00:01:00</text:p>
          </table:table-cell>
          <table:table-cell office:value-type="time" office:time-value="PT00H01M00S" calcext:value-type="time">
            <text:p>00:01: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996" calcext:value-type="float">
            <text:p>2000996</text:p>
          </table:table-cell>
          <table:table-cell office:value-type="float" office:value="1000276" calcext:value-type="float">
            <text:p>1000276</text:p>
          </table:table-cell>
          <table:table-cell table:formula="of:=MOD(([.B3]/1000000);60)" office:value-type="float" office:value="2.000996" calcext:value-type="float">
            <text:p>2.000996</text:p>
          </table:table-cell>
          <table:table-cell office:value-type="time" office:time-value="PT00H02M00S" calcext:value-type="time">
            <text:p>00:02:00</text:p>
          </table:table-cell>
          <table:table-cell office:value-type="time" office:time-value="PT00H02M00S" calcext:value-type="time">
            <text:p>00:02: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1153" calcext:value-type="float">
            <text:p>3001153</text:p>
          </table:table-cell>
          <table:table-cell office:value-type="float" office:value="1000157" calcext:value-type="float">
            <text:p>1000157</text:p>
          </table:table-cell>
          <table:table-cell table:formula="of:=MOD(([.B4]/1000000);60)" office:value-type="float" office:value="3.001153" calcext:value-type="float">
            <text:p>3.001153</text:p>
          </table:table-cell>
          <table:table-cell office:value-type="time" office:time-value="PT00H03M00S" calcext:value-type="time">
            <text:p>00:03:00</text:p>
          </table:table-cell>
          <table:table-cell office:value-type="time" office:time-value="PT00H03M00S" calcext:value-type="time">
            <text:p>00:03: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1318" calcext:value-type="float">
            <text:p>4001318</text:p>
          </table:table-cell>
          <table:table-cell office:value-type="float" office:value="1000165" calcext:value-type="float">
            <text:p>1000165</text:p>
          </table:table-cell>
          <table:table-cell table:formula="of:=MOD(([.B5]/1000000);60)" office:value-type="float" office:value="4.001318" calcext:value-type="float">
            <text:p>4.001318</text:p>
          </table:table-cell>
          <table:table-cell office:value-type="time" office:time-value="PT00H04M00S" calcext:value-type="time">
            <text:p>00:04:00</text:p>
          </table:table-cell>
          <table:table-cell office:value-type="time" office:time-value="PT00H04M00S" calcext:value-type="time">
            <text:p>00:04: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1472" calcext:value-type="float">
            <text:p>5001472</text:p>
          </table:table-cell>
          <table:table-cell office:value-type="float" office:value="1000154" calcext:value-type="float">
            <text:p>1000154</text:p>
          </table:table-cell>
          <table:table-cell table:formula="of:=MOD(([.B6]/1000000);60)" office:value-type="float" office:value="5.001472" calcext:value-type="float">
            <text:p>5.001472</text:p>
          </table:table-cell>
          <table:table-cell office:value-type="time" office:time-value="PT00H05M00S" calcext:value-type="time">
            <text:p>00:05:00</text:p>
          </table:table-cell>
          <table:table-cell office:value-type="time" office:time-value="PT00H05M00S" calcext:value-type="time">
            <text:p>00:05:0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MOD(([.B7]/1000000);60)"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017598" calcext:value-type="float">
            <text:p>116017598</text:p>
          </table:table-cell>
          <table:table-cell office:value-type="float" office:value="1000143" calcext:value-type="float">
            <text:p>1000143</text:p>
          </table:table-cell>
          <table:table-cell table:formula="of:=MOD(([.B8]/1000000);60)" office:value-type="float" office:value="56.017598" calcext:value-type="float">
            <text:p>56.017598</text:p>
          </table:table-cell>
          <table:table-cell office:value-type="time" office:time-value="PT01H56M00S" calcext:value-type="time">
            <text:p>01:56:00</text:p>
          </table:table-cell>
          <table:table-cell table:style-name="ce2" office:value-type="time" office:time-value="PT01H56M00S" calcext:value-type="time">
            <text:p>01:56: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017749" calcext:value-type="float">
            <text:p>117017749</text:p>
          </table:table-cell>
          <table:table-cell office:value-type="float" office:value="1000151" calcext:value-type="float">
            <text:p>1000151</text:p>
          </table:table-cell>
          <table:table-cell table:formula="of:=MOD(([.B9]/1000000);60)" office:value-type="float" office:value="57.017749" calcext:value-type="float">
            <text:p>57.017749</text:p>
          </table:table-cell>
          <table:table-cell office:value-type="time" office:time-value="PT01H57M00S" calcext:value-type="time">
            <text:p>01:57:00</text:p>
          </table:table-cell>
          <table:table-cell table:style-name="ce2" office:value-type="time" office:time-value="PT01H57M00S" calcext:value-type="time">
            <text:p>01:57: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017895" calcext:value-type="float">
            <text:p>118017895</text:p>
          </table:table-cell>
          <table:table-cell office:value-type="float" office:value="1000146" calcext:value-type="float">
            <text:p>1000146</text:p>
          </table:table-cell>
          <table:table-cell table:formula="of:=MOD(([.B10]/1000000);60)" office:value-type="float" office:value="58.017895" calcext:value-type="float">
            <text:p>58.017895</text:p>
          </table:table-cell>
          <table:table-cell office:value-type="time" office:time-value="PT01H58M00S" calcext:value-type="time">
            <text:p>01:58:00</text:p>
          </table:table-cell>
          <table:table-cell table:style-name="ce2" office:value-type="time" office:time-value="PT01H58M00S" calcext:value-type="time">
            <text:p>01:58:00</text:p>
          </table:table-cell>
          <table:table-cell table:style-name="ce2"/>
          <table:table-cell office:value-type="float" office:value="4294967296" calcext:value-type="float">
            <text:p>4294967296</text:p>
          </table:table-cell>
          <table:table-cell table:formula="of:=#REF!+[.H10]-#REF!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018045" calcext:value-type="float">
            <text:p>119018045</text:p>
          </table:table-cell>
          <table:table-cell office:value-type="float" office:value="1000150" calcext:value-type="float">
            <text:p>1000150</text:p>
          </table:table-cell>
          <table:table-cell table:formula="of:=MOD(([.B11]/1000000);60)" office:value-type="float" office:value="59.018045" calcext:value-type="float">
            <text:p>59.018045</text:p>
          </table:table-cell>
          <table:table-cell office:value-type="time" office:time-value="PT01H59M00S" calcext:value-type="time">
            <text:p>01:59:00</text:p>
          </table:table-cell>
          <table:table-cell table:style-name="ce2" office:value-type="time" office:time-value="PT01H59M00S" calcext:value-type="time">
            <text:p>01:59:0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formula="of:=MOD(([.B12]/1000000);60)" office:value-type="float" office:value="0" calcext:value-type="float">
            <text:p>0</text:p>
          </table:table-cell>
          <table:table-cell table:style-name="Default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567675" calcext:value-type="float">
            <text:p>4290567675</text:p>
          </table:table-cell>
          <table:table-cell office:value-type="float" office:value="1000154" calcext:value-type="float">
            <text:p>1000154</text:p>
          </table:table-cell>
          <table:table-cell table:formula="of:=MOD(([.B13]/1000000);60)" office:value-type="float" office:value="30.5676750000002" calcext:value-type="float">
            <text:p>30.5676750000002</text:p>
          </table:table-cell>
          <table:table-cell table:style-name="ce1" office:value-type="time" office:time-value="PT71H30M00S" calcext:value-type="time">
            <text:p>71:30:00</text:p>
          </table:table-cell>
          <table:table-cell table:style-name="ce2" office:value-type="time" office:time-value="PT71H30M00S" calcext:value-type="time">
            <text:p>23:30: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67844" calcext:value-type="float">
            <text:p>4291567844</text:p>
          </table:table-cell>
          <table:table-cell office:value-type="float" office:value="1000169" calcext:value-type="float">
            <text:p>1000169</text:p>
          </table:table-cell>
          <table:table-cell table:formula="of:=MOD(([.B14]/1000000);60)" office:value-type="float" office:value="31.5678440000001" calcext:value-type="float">
            <text:p>31.5678440000001</text:p>
          </table:table-cell>
          <table:table-cell table:style-name="ce1" office:value-type="time" office:time-value="PT71H31M00S" calcext:value-type="time">
            <text:p>71:31:00</text:p>
          </table:table-cell>
          <table:table-cell office:value-type="time" office:time-value="PT71H31M00S" calcext:value-type="time">
            <text:p>71:31: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68000" calcext:value-type="float">
            <text:p>4292568000</text:p>
          </table:table-cell>
          <table:table-cell office:value-type="float" office:value="1000156" calcext:value-type="float">
            <text:p>1000156</text:p>
          </table:table-cell>
          <table:table-cell table:formula="of:=MOD(([.B15]/1000000);60)" office:value-type="float" office:value="32.5680000000002" calcext:value-type="float">
            <text:p>32.5680000000002</text:p>
          </table:table-cell>
          <table:table-cell table:style-name="ce1" office:value-type="time" office:time-value="PT71H32M00S" calcext:value-type="time">
            <text:p>71:32:00</text:p>
          </table:table-cell>
          <table:table-cell office:value-type="time" office:time-value="PT71H32M00S" calcext:value-type="time">
            <text:p>71:32: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68158" calcext:value-type="float">
            <text:p>4293568158</text:p>
          </table:table-cell>
          <table:table-cell office:value-type="float" office:value="1000158" calcext:value-type="float">
            <text:p>1000158</text:p>
          </table:table-cell>
          <table:table-cell table:formula="of:=MOD(([.B16]/1000000);60)" office:value-type="float" office:value="33.568158" calcext:value-type="float">
            <text:p>33.568158</text:p>
          </table:table-cell>
          <table:table-cell table:style-name="ce1" office:value-type="time" office:time-value="PT71H33M00S" calcext:value-type="time">
            <text:p>71:33:00</text:p>
          </table:table-cell>
          <table:table-cell office:value-type="time" office:time-value="PT71H33M00S" calcext:value-type="time">
            <text:p>71:33: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68309" calcext:value-type="float">
            <text:p>4294568309</text:p>
          </table:table-cell>
          <table:table-cell office:value-type="float" office:value="1000151" calcext:value-type="float">
            <text:p>1000151</text:p>
          </table:table-cell>
          <table:table-cell table:formula="of:=MOD(([.B17]/1000000);60)" office:value-type="float" office:value="34.5683090000002" calcext:value-type="float">
            <text:p>34.5683090000002</text:p>
          </table:table-cell>
          <table:table-cell table:style-name="ce1" office:value-type="time" office:time-value="PT71H34M00S" calcext:value-type="time">
            <text:p>71:34:00</text:p>
          </table:table-cell>
          <table:table-cell office:value-type="time" office:time-value="PT71H34M00S" calcext:value-type="time">
            <text:p>71:34: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166" calcext:value-type="float">
            <text:p>601166</text:p>
          </table:table-cell>
          <table:table-cell office:value-type="float" office:value="1000153" calcext:value-type="float">
            <text:p>1000153</text:p>
          </table:table-cell>
          <table:table-cell table:formula="of:=MOD(([.B18]/1000000);60)" office:value-type="float" office:value="0.601166" calcext:value-type="float">
            <text:p>0.601166</text:p>
          </table:table-cell>
          <table:table-cell office:value-type="time" office:time-value="PT00H00M00S" calcext:value-type="time">
            <text:p>00:00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1323" calcext:value-type="float">
            <text:p>1601323</text:p>
          </table:table-cell>
          <table:table-cell office:value-type="float" office:value="1000157" calcext:value-type="float">
            <text:p>1000157</text:p>
          </table:table-cell>
          <table:table-cell table:formula="of:=MOD(([.B19]/1000000);60)" office:value-type="float" office:value="1.601323" calcext:value-type="float">
            <text:p>1.601323</text:p>
          </table:table-cell>
          <table:table-cell office:value-type="time" office:time-value="PT00H01M00S" calcext:value-type="time">
            <text:p>00:01:00</text:p>
          </table:table-cell>
          <table:table-cell table:style-name="ce2" office:value-type="time" office:time-value="PT00H01M00S" calcext:value-type="time">
            <text:p>00:01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1480" calcext:value-type="float">
            <text:p>2601480</text:p>
          </table:table-cell>
          <table:table-cell office:value-type="float" office:value="1000157" calcext:value-type="float">
            <text:p>1000157</text:p>
          </table:table-cell>
          <table:table-cell table:formula="of:=MOD(([.B20]/1000000);60)" office:value-type="float" office:value="2.60148" calcext:value-type="float">
            <text:p>2.60148</text:p>
          </table:table-cell>
          <table:table-cell office:value-type="time" office:time-value="PT00H02M00S" calcext:value-type="time">
            <text:p>00:02:00</text:p>
          </table:table-cell>
          <table:table-cell table:style-name="ce2" office:value-type="time" office:time-value="PT00H02M00S" calcext:value-type="time">
            <text:p>00:02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1635" calcext:value-type="float">
            <text:p>3601635</text:p>
          </table:table-cell>
          <table:table-cell office:value-type="float" office:value="1000155" calcext:value-type="float">
            <text:p>1000155</text:p>
          </table:table-cell>
          <table:table-cell table:formula="of:=MOD(([.B21]/1000000);60)" office:value-type="float" office:value="3.601635" calcext:value-type="float">
            <text:p>3.601635</text:p>
          </table:table-cell>
          <table:table-cell office:value-type="time" office:time-value="PT00H03M00S" calcext:value-type="time">
            <text:p>00:03:00</text:p>
          </table:table-cell>
          <table:table-cell table:style-name="ce2" office:value-type="time" office:time-value="PT00H03M00S" calcext:value-type="time">
            <text:p>00:03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1787" calcext:value-type="float">
            <text:p>4601787</text:p>
          </table:table-cell>
          <table:table-cell office:value-type="float" office:value="1000152" calcext:value-type="float">
            <text:p>1000152</text:p>
          </table:table-cell>
          <table:table-cell table:formula="of:=MOD(([.B22]/1000000);60)" office:value-type="float" office:value="4.601787" calcext:value-type="float">
            <text:p>4.601787</text:p>
          </table:table-cell>
          <table:table-cell office:value-type="time" office:time-value="PT00H04M00S" calcext:value-type="time">
            <text:p>00:04:00</text:p>
          </table:table-cell>
          <table:table-cell table:style-name="ce2" office:value-type="time" office:time-value="PT00H04M00S" calcext:value-type="time">
            <text:p>00:04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1939" calcext:value-type="float">
            <text:p>5601939</text:p>
          </table:table-cell>
          <table:table-cell office:value-type="float" office:value="1000152" calcext:value-type="float">
            <text:p>1000152</text:p>
          </table:table-cell>
          <table:table-cell table:formula="of:=MOD(([.B23]/1000000);60)" office:value-type="float" office:value="5.601939" calcext:value-type="float">
            <text:p>5.601939</text:p>
          </table:table-cell>
          <table:table-cell office:value-type="time" office:time-value="PT00H05M00S" calcext:value-type="time">
            <text:p>00:05:00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MOD(([.B24]/1000000);6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6999681" calcext:value-type="float">
            <text:p>3366999681</text:p>
          </table:table-cell>
          <table:table-cell office:value-type="float" office:value="1000153" calcext:value-type="float">
            <text:p>1000153</text:p>
          </table:table-cell>
          <table:table-cell table:formula="of:=MOD(([.B25]/1000000);60)" office:value-type="float" office:value="6.99968099999978" calcext:value-type="float">
            <text:p>6.99968099999978</text:p>
          </table:table-cell>
          <table:table-cell table:style-name="ce1" office:value-type="time" office:time-value="PT56H06M00S" calcext:value-type="time">
            <text:p>56:06:00</text:p>
          </table:table-cell>
          <table:table-cell office:value-type="time" office:time-value="PT56H06M00S" calcext:value-type="time">
            <text:p>56:06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7999842" calcext:value-type="float">
            <text:p>3367999842</text:p>
          </table:table-cell>
          <table:table-cell office:value-type="float" office:value="1000161" calcext:value-type="float">
            <text:p>1000161</text:p>
          </table:table-cell>
          <table:table-cell table:formula="of:=MOD(([.B26]/1000000);60)" office:value-type="float" office:value="7.99984200000017" calcext:value-type="float">
            <text:p>7.99984200000017</text:p>
          </table:table-cell>
          <table:table-cell table:style-name="ce1" office:value-type="time" office:time-value="PT56H07M00S" calcext:value-type="time">
            <text:p>56:07:00</text:p>
          </table:table-cell>
          <table:table-cell office:value-type="time" office:time-value="PT56H07M00S" calcext:value-type="time">
            <text:p>56:07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8999999" calcext:value-type="float">
            <text:p>3368999999</text:p>
          </table:table-cell>
          <table:table-cell office:value-type="float" office:value="1000157" calcext:value-type="float">
            <text:p>1000157</text:p>
          </table:table-cell>
          <table:table-cell table:formula="of:=MOD(([.B27]/1000000);60)" office:value-type="float" office:value="8.99999900000012" calcext:value-type="float">
            <text:p>8.99999900000012</text:p>
          </table:table-cell>
          <table:table-cell table:style-name="ce4" office:value-type="time" office:time-value="PT56H08M00S" calcext:value-type="time">
            <text:p>56:08:00</text:p>
          </table:table-cell>
          <table:table-cell office:value-type="time" office:time-value="PT56H08M00S" calcext:value-type="time">
            <text:p>56:08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0000153" calcext:value-type="float">
            <text:p>3370000153</text:p>
          </table:table-cell>
          <table:table-cell office:value-type="float" office:value="1000154" calcext:value-type="float">
            <text:p>1000154</text:p>
          </table:table-cell>
          <table:table-cell table:formula="of:=MOD(([.B28]/1000000);60)" office:value-type="float" office:value="10.000153" calcext:value-type="float">
            <text:p>10.000153</text:p>
          </table:table-cell>
          <table:table-cell table:style-name="ce4" office:value-type="time" office:time-value="PT56H10M00S" calcext:value-type="time">
            <text:p>56:10:00</text:p>
          </table:table-cell>
          <table:table-cell office:value-type="time" office:time-value="PT56H09M00S" calcext:value-type="time">
            <text:p>56:09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1000310" calcext:value-type="float">
            <text:p>3371000310</text:p>
          </table:table-cell>
          <table:table-cell office:value-type="float" office:value="1000157" calcext:value-type="float">
            <text:p>1000157</text:p>
          </table:table-cell>
          <table:table-cell table:formula="of:=MOD(([.B29]/1000000);60)" office:value-type="float" office:value="11.0003099999999" calcext:value-type="float">
            <text:p>11.0003099999999</text:p>
          </table:table-cell>
          <table:table-cell table:style-name="ce1" office:value-type="time" office:time-value="PT56H11M00S" calcext:value-type="time">
            <text:p>56:11:00</text:p>
          </table:table-cell>
          <table:table-cell office:value-type="time" office:time-value="PT56H10M00S" calcext:value-type="time">
            <text:p>56:10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2000469" calcext:value-type="float">
            <text:p>3372000469</text:p>
          </table:table-cell>
          <table:table-cell office:value-type="float" office:value="1000159" calcext:value-type="float">
            <text:p>1000159</text:p>
          </table:table-cell>
          <table:table-cell table:formula="of:=MOD(([.B30]/1000000);60)" office:value-type="float" office:value="12.0004690000001" calcext:value-type="float">
            <text:p>12.0004690000001</text:p>
          </table:table-cell>
          <table:table-cell table:style-name="ce1" office:value-type="time" office:time-value="PT56H12M00S" calcext:value-type="time">
            <text:p>56:12:00</text:p>
          </table:table-cell>
          <table:table-cell office:value-type="time" office:time-value="PT56H11M00S" calcext:value-type="time">
            <text:p>56:11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3000625" calcext:value-type="float">
            <text:p>3373000625</text:p>
          </table:table-cell>
          <table:table-cell office:value-type="float" office:value="1000156" calcext:value-type="float">
            <text:p>1000156</text:p>
          </table:table-cell>
          <table:table-cell table:formula="of:=MOD(([.B31]/1000000);60)" office:value-type="float" office:value="13.0006250000001" calcext:value-type="float">
            <text:p>13.0006250000001</text:p>
          </table:table-cell>
          <table:table-cell table:style-name="ce1" office:value-type="time" office:time-value="PT56H13M00S" calcext:value-type="time">
            <text:p>56:13:00</text:p>
          </table:table-cell>
          <table:table-cell office:value-type="time" office:time-value="PT56H12M00S" calcext:value-type="time">
            <text:p>56:12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4000783" calcext:value-type="float">
            <text:p>3374000783</text:p>
          </table:table-cell>
          <table:table-cell office:value-type="float" office:value="1000158" calcext:value-type="float">
            <text:p>1000158</text:p>
          </table:table-cell>
          <table:table-cell table:formula="of:=MOD(([.B32]/1000000);60)" office:value-type="float" office:value="14.000783" calcext:value-type="float">
            <text:p>14.000783</text:p>
          </table:table-cell>
          <table:table-cell table:style-name="ce1" office:value-type="time" office:time-value="PT56H14M00S" calcext:value-type="time">
            <text:p>56:14:00</text:p>
          </table:table-cell>
          <table:table-cell office:value-type="time" office:time-value="PT56H13M00S" calcext:value-type="time">
            <text:p>56:13: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5000941" calcext:value-type="float">
            <text:p>3375000941</text:p>
          </table:table-cell>
          <table:table-cell office:value-type="float" office:value="1000158" calcext:value-type="float">
            <text:p>1000158</text:p>
          </table:table-cell>
          <table:table-cell table:formula="of:=MOD(([.B33]/1000000);60)" office:value-type="float" office:value="15.0009409999998" calcext:value-type="float">
            <text:p>15.0009409999998</text:p>
          </table:table-cell>
          <table:table-cell table:style-name="ce1" office:value-type="time" office:time-value="PT56H15M00S" calcext:value-type="time">
            <text:p>56:15:00</text:p>
          </table:table-cell>
          <table:table-cell office:value-type="time" office:time-value="PT56H14M00S" calcext:value-type="time">
            <text:p>56:14:00</text:p>
          </table:table-cell>
          <table:table-cell table:number-columns-repeated="3"/>
        </table:table-row>
      </table:table>
      <table:table table:name="Sheet5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07778" calcext:value-type="float">
            <text:p>47007778</text:p>
          </table:table-cell>
          <table:table-cell office:value-type="float" office:value="1000159" calcext:value-type="float">
            <text:p>1000159</text:p>
          </table:table-cell>
          <table:table-cell office:value-type="time" office:time-value="PT00H47M00S" calcext:value-type="time">
            <text:p>00:47:00</text:p>
          </table:table-cell>
          <table:table-cell table:formula="of:=MOD(([.B1]/[.C1]);60)" office:value-type="float" office:value="47.0003049515127" calcext:value-type="float">
            <text:p>47.0003049515127</text:p>
          </table:table-cell>
          <table:table-cell office:value-type="time" office:time-value="PT00H47M00S" calcext:value-type="time">
            <text:p>00:4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17950" calcext:value-type="float">
            <text:p>48017950</text:p>
          </table:table-cell>
          <table:table-cell office:value-type="float" office:value="1000172" calcext:value-type="float">
            <text:p>1000172</text:p>
          </table:table-cell>
          <table:table-cell office:value-type="time" office:time-value="PT00H47M00S" calcext:value-type="time">
            <text:p>00:47:00</text:p>
          </table:table-cell>
          <table:table-cell table:formula="of:=MOD(([.B2]/[.C2]);60)" office:value-type="float" office:value="48.0096923329187" calcext:value-type="float">
            <text:p>48.0096923329187</text:p>
          </table:table-cell>
          <table:table-cell office:value-type="time" office:time-value="PT00H48M00S" calcext:value-type="time">
            <text:p>00:48:00</text:p>
          </table:table-cell>
          <table:table-cell/>
          <table:table-cell office:value-type="float" office:value="48007950" calcext:value-type="float">
            <text:p>480079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08113" calcext:value-type="float">
            <text:p>49008113</text:p>
          </table:table-cell>
          <table:table-cell office:value-type="float" office:value="1000163" calcext:value-type="float">
            <text:p>1000163</text:p>
          </table:table-cell>
          <table:table-cell office:value-type="time" office:time-value="PT00H49M00S" calcext:value-type="time">
            <text:p>00:49:00</text:p>
          </table:table-cell>
          <table:table-cell table:formula="of:=MOD(([.B3]/[.C3]);60)" office:value-type="float" office:value="49.0001259794653" calcext:value-type="float">
            <text:p>49.0001259794653</text:p>
          </table:table-cell>
          <table:table-cell office:value-type="time" office:time-value="PT00H49M00S" calcext:value-type="time">
            <text:p>00:4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8255" calcext:value-type="float">
            <text:p>50008255</text:p>
          </table:table-cell>
          <table:table-cell office:value-type="float" office:value="1000142" calcext:value-type="float">
            <text:p>1000142</text:p>
          </table:table-cell>
          <table:table-cell office:value-type="time" office:time-value="PT00H50M00S" calcext:value-type="time">
            <text:p>00:50:00</text:p>
          </table:table-cell>
          <table:table-cell table:formula="of:=MOD(([.B4]/[.C4]);60)" office:value-type="float" office:value="50.0011548360133" calcext:value-type="float">
            <text:p>50.0011548360133</text:p>
          </table:table-cell>
          <table:table-cell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08386" calcext:value-type="float">
            <text:p>51008386</text:p>
          </table:table-cell>
          <table:table-cell office:value-type="float" office:value="1000131" calcext:value-type="float">
            <text:p>1000131</text:p>
          </table:table-cell>
          <table:table-cell office:value-type="time" office:time-value="PT00H51M00S" calcext:value-type="time">
            <text:p>00:51:00</text:p>
          </table:table-cell>
          <table:table-cell table:formula="of:=MOD(([.B5]/[.C5]);60)" office:value-type="float" office:value="51.0017047766743" calcext:value-type="float">
            <text:p>51.0017047766743</text:p>
          </table:table-cell>
          <table:table-cell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08540" calcext:value-type="float">
            <text:p>52008540</text:p>
          </table:table-cell>
          <table:table-cell office:value-type="float" office:value="1000154" calcext:value-type="float">
            <text:p>1000154</text:p>
          </table:table-cell>
          <table:table-cell office:value-type="time" office:time-value="PT00H52M00S" calcext:value-type="time">
            <text:p>00:52:00</text:p>
          </table:table-cell>
          <table:table-cell table:formula="of:=MOD(([.B6]/[.C6]);60)" office:value-type="float" office:value="52.0005319180846" calcext:value-type="float">
            <text:p>52.0005319180846</text:p>
          </table:table-cell>
          <table:table-cell office:value-type="time" office:time-value="PT00H52M00S" calcext:value-type="time">
            <text:p>00:5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08691" calcext:value-type="float">
            <text:p>53008691</text:p>
          </table:table-cell>
          <table:table-cell office:value-type="float" office:value="1000151" calcext:value-type="float">
            <text:p>1000151</text:p>
          </table:table-cell>
          <table:table-cell office:value-type="time" office:time-value="PT00H53M00S" calcext:value-type="time">
            <text:p>00:53:00</text:p>
          </table:table-cell>
          <table:table-cell table:formula="of:=MOD(([.B7]/[.C7]);60)" office:value-type="float" office:value="53.0006878961277" calcext:value-type="float">
            <text:p>53.0006878961277</text:p>
          </table:table-cell>
          <table:table-cell office:value-type="time" office:time-value="PT00H53M00S" calcext:value-type="time">
            <text:p>00:5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08847" calcext:value-type="float">
            <text:p>54008847</text:p>
          </table:table-cell>
          <table:table-cell office:value-type="float" office:value="1000156" calcext:value-type="float">
            <text:p>1000156</text:p>
          </table:table-cell>
          <table:table-cell office:value-type="time" office:time-value="PT00H54M00S" calcext:value-type="time">
            <text:p>00:54:00</text:p>
          </table:table-cell>
          <table:table-cell table:formula="of:=MOD(([.B8]/[.C8]);60)" office:value-type="float" office:value="54.0004229340223" calcext:value-type="float">
            <text:p>54.0004229340223</text:p>
          </table:table-cell>
          <table:table-cell office:value-type="time" office:time-value="PT00H54M00S" calcext:value-type="time">
            <text:p>00:5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9002" calcext:value-type="float">
            <text:p>55009002</text:p>
          </table:table-cell>
          <table:table-cell office:value-type="float" office:value="1000155" calcext:value-type="float">
            <text:p>1000155</text:p>
          </table:table-cell>
          <table:table-cell office:value-type="time" office:time-value="PT00H55M00S" calcext:value-type="time">
            <text:p>00:55:00</text:p>
          </table:table-cell>
          <table:table-cell table:formula="of:=MOD(([.B9]/[.C9]);60)" office:value-type="float" office:value="55.0004769260765" calcext:value-type="float">
            <text:p>55.0004769260765</text:p>
          </table:table-cell>
          <table:table-cell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09153" calcext:value-type="float">
            <text:p>56009153</text:p>
          </table:table-cell>
          <table:table-cell office:value-type="float" office:value="1000151" calcext:value-type="float">
            <text:p>1000151</text:p>
          </table:table-cell>
          <table:table-cell office:value-type="time" office:time-value="PT00H56M00S" calcext:value-type="time">
            <text:p>00:56:00</text:p>
          </table:table-cell>
          <table:table-cell table:formula="of:=MOD(([.B10]/[.C10]);60)" office:value-type="float" office:value="56.0006968947689" calcext:value-type="float">
            <text:p>56.0006968947689</text:p>
          </table:table-cell>
          <table:table-cell office:value-type="time" office:time-value="PT00H56M00S" calcext:value-type="time">
            <text:p>00:56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09309" calcext:value-type="float">
            <text:p>57009309</text:p>
          </table:table-cell>
          <table:table-cell office:value-type="float" office:value="1000156" calcext:value-type="float">
            <text:p>1000156</text:p>
          </table:table-cell>
          <table:table-cell office:value-type="time" office:time-value="PT00H57M00S" calcext:value-type="time">
            <text:p>00:57:00</text:p>
          </table:table-cell>
          <table:table-cell table:formula="of:=MOD(([.B11]/[.C11]);60)" office:value-type="float" office:value="57.0004169349581" calcext:value-type="float">
            <text:p>57.0004169349581</text:p>
          </table:table-cell>
          <table:table-cell office:value-type="time" office:time-value="PT00H57M00S" calcext:value-type="time">
            <text:p>00:5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09467" calcext:value-type="float">
            <text:p>58009467</text:p>
          </table:table-cell>
          <table:table-cell office:value-type="float" office:value="1000158" calcext:value-type="float">
            <text:p>1000158</text:p>
          </table:table-cell>
          <table:table-cell office:value-type="time" office:time-value="PT00H58M00S" calcext:value-type="time">
            <text:p>00:58:00</text:p>
          </table:table-cell>
          <table:table-cell table:formula="of:=MOD(([.B12]/[.C12]);60)" office:value-type="float" office:value="58.0003029521336" calcext:value-type="float">
            <text:p>58.0003029521336</text:p>
          </table:table-cell>
          <table:table-cell office:value-type="time" office:time-value="PT00H58M00S" calcext:value-type="time">
            <text:p>00:58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09622" calcext:value-type="float">
            <text:p>59009622</text:p>
          </table:table-cell>
          <table:table-cell office:value-type="float" office:value="1000155" calcext:value-type="float">
            <text:p>1000155</text:p>
          </table:table-cell>
          <table:table-cell office:value-type="time" office:time-value="PT00H59M00S" calcext:value-type="time">
            <text:p>00:59:00</text:p>
          </table:table-cell>
          <table:table-cell table:formula="of:=MOD(([.B13]/[.C13]);60)" office:value-type="float" office:value="59.0004769260765" calcext:value-type="float">
            <text:p>59.0004769260765</text:p>
          </table:table-cell>
          <table:table-cell office:value-type="time" office:time-value="PT00H59M00S" calcext:value-type="time">
            <text:p>00:5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9826" calcext:value-type="float">
            <text:p>60009826</text:p>
          </table:table-cell>
          <table:table-cell office:value-type="float" office:value="1000204" calcext:value-type="float">
            <text:p>1000204</text:p>
          </table:table-cell>
          <table:table-cell office:value-type="time" office:time-value="PT00H59M00S" calcext:value-type="time">
            <text:p>00:59:00</text:p>
          </table:table-cell>
          <table:table-cell table:formula="of:=MOD(([.B14]/[.C14]);60)" office:value-type="float" office:value="59.9975864923556" calcext:value-type="float">
            <text:p>59.9975864923556</text:p>
          </table:table-cell>
          <table:table-cell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09978" calcext:value-type="float">
            <text:p>61009978</text:p>
          </table:table-cell>
          <table:table-cell office:value-type="float" office:value="1000152" calcext:value-type="float">
            <text:p>1000152</text:p>
          </table:table-cell>
          <table:table-cell office:value-type="time" office:time-value="PT01H01M00S" calcext:value-type="time">
            <text:p>01:01:00</text:p>
          </table:table-cell>
          <table:table-cell table:formula="of:=MOD(([.B15]/[.C15]);60)" office:value-type="float" office:value="1.00070589270431" calcext:value-type="float">
            <text:p>1.00070589270431</text:p>
          </table:table-cell>
          <table:table-cell office:value-type="time" office:time-value="PT01H01M00S" calcext:value-type="time">
            <text:p>01:0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10136" calcext:value-type="float">
            <text:p>62010136</text:p>
          </table:table-cell>
          <table:table-cell office:value-type="float" office:value="1000158" calcext:value-type="float">
            <text:p>1000158</text:p>
          </table:table-cell>
          <table:table-cell office:value-type="time" office:time-value="PT01H02M00S" calcext:value-type="time">
            <text:p>01:02:00</text:p>
          </table:table-cell>
          <table:table-cell table:formula="of:=MOD(([.B16]/[.C16]);60)" office:value-type="float" office:value="2.00033994628848" calcext:value-type="float">
            <text:p>2.00033994628848</text:p>
          </table:table-cell>
          <table:table-cell office:value-type="time" office:time-value="PT01H02M00S" calcext:value-type="time">
            <text:p>01:0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10293" calcext:value-type="float">
            <text:p>63010293</text:p>
          </table:table-cell>
          <table:table-cell office:value-type="float" office:value="1000157" calcext:value-type="float">
            <text:p>1000157</text:p>
          </table:table-cell>
          <table:table-cell office:value-type="time" office:time-value="PT01H03M00S" calcext:value-type="time">
            <text:p>01:03:00</text:p>
          </table:table-cell>
          <table:table-cell table:formula="of:=MOD(([.B17]/[.C17]);60)" office:value-type="float" office:value="3.0004019368959" calcext:value-type="float">
            <text:p>3.0004019368959</text:p>
          </table:table-cell>
          <table:table-cell office:value-type="time" office:time-value="PT01H03M00S" calcext:value-type="time">
            <text:p>01:0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10452" calcext:value-type="float">
            <text:p>64010452</text:p>
          </table:table-cell>
          <table:table-cell office:value-type="float" office:value="1000159" calcext:value-type="float">
            <text:p>1000159</text:p>
          </table:table-cell>
          <table:table-cell office:value-type="time" office:time-value="PT01H04M00S" calcext:value-type="time">
            <text:p>01:04:00</text:p>
          </table:table-cell>
          <table:table-cell table:formula="of:=MOD(([.B18]/[.C18]);60)" office:value-type="float" office:value="4.00027595612298" calcext:value-type="float">
            <text:p>4.00027595612298</text:p>
          </table:table-cell>
          <table:table-cell office:value-type="time" office:time-value="PT01H04M00S" calcext:value-type="time">
            <text:p>01:0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10627" calcext:value-type="float">
            <text:p>65010627</text:p>
          </table:table-cell>
          <table:table-cell office:value-type="float" office:value="1000175" calcext:value-type="float">
            <text:p>1000175</text:p>
          </table:table-cell>
          <table:table-cell office:value-type="time" office:time-value="PT01H04M00S" calcext:value-type="time">
            <text:p>01:04:00</text:p>
          </table:table-cell>
          <table:table-cell table:formula="of:=MOD(([.B19]/[.C19]);60)" office:value-type="float" office:value="4.9992521308771" calcext:value-type="float">
            <text:p>4.9992521308771</text:p>
          </table:table-cell>
          <table:table-cell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10775" calcext:value-type="float">
            <text:p>66010775</text:p>
          </table:table-cell>
          <table:table-cell office:value-type="float" office:value="1000148" calcext:value-type="float">
            <text:p>1000148</text:p>
          </table:table-cell>
          <table:table-cell office:value-type="time" office:time-value="PT01H06M00S" calcext:value-type="time">
            <text:p>01:06:00</text:p>
          </table:table-cell>
          <table:table-cell table:formula="of:=MOD(([.B20]/[.C20]);60)" office:value-type="float" office:value="6.00100685098606" calcext:value-type="float">
            <text:p>6.00100685098606</text:p>
          </table:table-cell>
          <table:table-cell office:value-type="time" office:time-value="PT01H06M00S" calcext:value-type="time">
            <text:p>01:06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10926" calcext:value-type="float">
            <text:p>67010926</text:p>
          </table:table-cell>
          <table:table-cell office:value-type="float" office:value="1000151" calcext:value-type="float">
            <text:p>1000151</text:p>
          </table:table-cell>
          <table:table-cell office:value-type="time" office:time-value="PT01H07M00S" calcext:value-type="time">
            <text:p>01:07:00</text:p>
          </table:table-cell>
          <table:table-cell table:formula="of:=MOD(([.B21]/[.C21]);60)" office:value-type="float" office:value="7.00080887785944" calcext:value-type="float">
            <text:p>7.00080887785944</text:p>
          </table:table-cell>
          <table:table-cell office:value-type="time" office:time-value="PT01H07M00S" calcext:value-type="time">
            <text:p>01:0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11087" calcext:value-type="float">
            <text:p>68011087</text:p>
          </table:table-cell>
          <table:table-cell office:value-type="float" office:value="1000161" calcext:value-type="float">
            <text:p>1000161</text:p>
          </table:table-cell>
          <table:table-cell office:value-type="time" office:time-value="PT01H08M00S" calcext:value-type="time">
            <text:p>01:08:00</text:p>
          </table:table-cell>
          <table:table-cell table:formula="of:=MOD(([.B22]/[.C22]);60)" office:value-type="float" office:value="8.0001389776246" calcext:value-type="float">
            <text:p>8.0001389776246</text:p>
          </table:table-cell>
          <table:table-cell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11248" calcext:value-type="float">
            <text:p>69011248</text:p>
          </table:table-cell>
          <table:table-cell office:value-type="float" office:value="1000161" calcext:value-type="float">
            <text:p>1000161</text:p>
          </table:table-cell>
          <table:table-cell office:value-type="time" office:time-value="PT01H09M00S" calcext:value-type="time">
            <text:p>01:09:00</text:p>
          </table:table-cell>
          <table:table-cell table:formula="of:=MOD(([.B23]/[.C23]);60)" office:value-type="float" office:value="9.0001389776246" calcext:value-type="float">
            <text:p>9.0001389776246</text:p>
          </table:table-cell>
          <table:table-cell office:value-type="time" office:time-value="PT01H09M00S" calcext:value-type="time">
            <text:p>01:0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11406" calcext:value-type="float">
            <text:p>70011406</text:p>
          </table:table-cell>
          <table:table-cell office:value-type="float" office:value="1000158" calcext:value-type="float">
            <text:p>1000158</text:p>
          </table:table-cell>
          <table:table-cell office:value-type="time" office:time-value="PT01H10M00S" calcext:value-type="time">
            <text:p>01:10:00</text:p>
          </table:table-cell>
          <table:table-cell table:formula="of:=MOD(([.B24]/[.C24]);60)" office:value-type="float" office:value="10.0003459453406" calcext:value-type="float">
            <text:p>10.0003459453406</text:p>
          </table:table-cell>
          <table:table-cell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11558" calcext:value-type="float">
            <text:p>71011558</text:p>
          </table:table-cell>
          <table:table-cell office:value-type="float" office:value="1000152" calcext:value-type="float">
            <text:p>1000152</text:p>
          </table:table-cell>
          <table:table-cell office:value-type="time" office:time-value="PT01H11M00S" calcext:value-type="time">
            <text:p>01:11:00</text:p>
          </table:table-cell>
          <table:table-cell table:formula="of:=MOD(([.B25]/[.C25]);60)" office:value-type="float" office:value="11.0007658835857" calcext:value-type="float">
            <text:p>11.0007658835857</text:p>
          </table:table-cell>
          <table:table-cell office:value-type="time" office:time-value="PT01H11M00S" calcext:value-type="time">
            <text:p>01:1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11716" calcext:value-type="float">
            <text:p>72011716</text:p>
          </table:table-cell>
          <table:table-cell office:value-type="float" office:value="1000158" calcext:value-type="float">
            <text:p>1000158</text:p>
          </table:table-cell>
          <table:table-cell office:value-type="time" office:time-value="PT01H12M00S" calcext:value-type="time">
            <text:p>01:12:00</text:p>
          </table:table-cell>
          <table:table-cell table:formula="of:=MOD(([.B26]/[.C26]);60)" office:value-type="float" office:value="12.0003399462885" calcext:value-type="float">
            <text:p>12.0003399462885</text:p>
          </table:table-cell>
          <table:table-cell office:value-type="time" office:time-value="PT01H12M00S" calcext:value-type="time">
            <text:p>01:1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11884" calcext:value-type="float">
            <text:p>73011884</text:p>
          </table:table-cell>
          <table:table-cell office:value-type="float" office:value="1000168" calcext:value-type="float">
            <text:p>1000168</text:p>
          </table:table-cell>
          <table:table-cell office:value-type="time" office:time-value="PT01H12M00S" calcext:value-type="time">
            <text:p>01:12:00</text:p>
          </table:table-cell>
          <table:table-cell table:formula="of:=MOD(([.B27]/[.C27]);60)" office:value-type="float" office:value="12.9996200638293" calcext:value-type="float">
            <text:p>12.9996200638293</text:p>
          </table:table-cell>
          <table:table-cell office:value-type="time" office:time-value="PT01H13M00S" calcext:value-type="time">
            <text:p>01:13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040676" calcext:value-type="float">
            <text:p>201040676</text:p>
          </table:table-cell>
          <table:table-cell office:value-type="float" office:value="1000141" calcext:value-type="float">
            <text:p>1000141</text:p>
          </table:table-cell>
          <table:table-cell office:value-type="time" office:time-value="PT03H21M00S" calcext:value-type="time">
            <text:p>03:21:00</text:p>
          </table:table-cell>
          <table:table-cell table:formula="of:=MOD(([.B29]/[.C29]);60)" office:value-type="float" office:value="21.0123332610102" calcext:value-type="float">
            <text:p>21.0123332610102</text:p>
          </table:table-cell>
          <table:table-cell office:value-type="time" office:time-value="PT03H21M00S" calcext:value-type="time">
            <text:p>03:2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40813" calcext:value-type="float">
            <text:p>202040813</text:p>
          </table:table-cell>
          <table:table-cell office:value-type="float" office:value="1000137" calcext:value-type="float">
            <text:p>1000137</text:p>
          </table:table-cell>
          <table:table-cell table:style-name="ce3" office:value-type="time" office:time-value="PT03H22M00S" calcext:value-type="time">
            <text:p>03:22:00</text:p>
          </table:table-cell>
          <table:table-cell table:formula="of:=MOD(([.B30]/[.C30]);60)" office:value-type="float" office:value="22.0131372002036" calcext:value-type="float">
            <text:p>22.0131372002036</text:p>
          </table:table-cell>
          <table:table-cell office:value-type="time" office:time-value="PT03H22M00S" calcext:value-type="time">
            <text:p>03:2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041037" calcext:value-type="float">
            <text:p>203041037</text:p>
          </table:table-cell>
          <table:table-cell office:value-type="float" office:value="1000224" calcext:value-type="float">
            <text:p>1000224</text:p>
          </table:table-cell>
          <table:table-cell table:style-name="ce3" office:value-type="time" office:time-value="PT03H22M00S" calcext:value-type="time">
            <text:p>03:22:00</text:p>
          </table:table-cell>
          <table:table-cell table:formula="of:=MOD(([.B31]/[.C31]);60)" office:value-type="float" office:value="22.9955659932175" calcext:value-type="float">
            <text:p>22.9955659932175</text:p>
          </table:table-cell>
          <table:table-cell office:value-type="time" office:time-value="PT03H23M00S" calcext:value-type="time">
            <text:p>03:2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041198" calcext:value-type="float">
            <text:p>204041198</text:p>
          </table:table-cell>
          <table:table-cell office:value-type="float" office:value="1000161" calcext:value-type="float">
            <text:p>1000161</text:p>
          </table:table-cell>
          <table:table-cell office:value-type="time" office:time-value="PT03H24M00S" calcext:value-type="time">
            <text:p>03:24:00</text:p>
          </table:table-cell>
          <table:table-cell table:formula="of:=MOD(([.B32]/[.C32]);60)" office:value-type="float" office:value="24.0083526552225" calcext:value-type="float">
            <text:p>24.0083526552225</text:p>
          </table:table-cell>
          <table:table-cell office:value-type="time" office:time-value="PT03H24M00S" calcext:value-type="time">
            <text:p>03:2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041340" calcext:value-type="float">
            <text:p>205041340</text:p>
          </table:table-cell>
          <table:table-cell office:value-type="float" office:value="1000142" calcext:value-type="float">
            <text:p>1000142</text:p>
          </table:table-cell>
          <table:table-cell office:value-type="time" office:time-value="PT03H25M00S" calcext:value-type="time">
            <text:p>03:25:00</text:p>
          </table:table-cell>
          <table:table-cell table:formula="of:=MOD(([.B33]/[.C33]);60)" office:value-type="float" office:value="25.0122282635866" calcext:value-type="float">
            <text:p>25.0122282635866</text:p>
          </table:table-cell>
          <table:table-cell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041469" calcext:value-type="float">
            <text:p>206041469</text:p>
          </table:table-cell>
          <table:table-cell office:value-type="float" office:value="1000129" calcext:value-type="float">
            <text:p>1000129</text:p>
          </table:table-cell>
          <table:table-cell office:value-type="time" office:time-value="PT03H26M00S" calcext:value-type="time">
            <text:p>03:26:00</text:p>
          </table:table-cell>
          <table:table-cell table:formula="of:=MOD(([.B34]/[.C34]);60)" office:value-type="float" office:value="26.0148930787928" calcext:value-type="float">
            <text:p>26.0148930787928</text:p>
          </table:table-cell>
          <table:table-cell office:value-type="time" office:time-value="PT03H26M00S" calcext:value-type="time">
            <text:p>03:26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35]/[.C35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130242" calcext:value-type="float">
            <text:p>201130242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3H21M00S" calcext:value-type="time">
            <text:p>03:21:00</text:p>
          </table:table-cell>
          <table:table-cell table:formula="of:=MOD(([.B36]/[.C36]);60)" office:value-type="float" office:value="21.1081201067882" calcext:value-type="float">
            <text:p>21.1081201067882</text:p>
          </table:table-cell>
          <table:table-cell office:value-type="time" office:time-value="PT03H21M00S" calcext:value-type="time">
            <text:p>03:2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130357" calcext:value-type="float">
            <text:p>202130357</text:p>
          </table:table-cell>
          <table:table-cell office:value-type="float" office:value="1000115" calcext:value-type="float">
            <text:p>1000115</text:p>
          </table:table-cell>
          <table:table-cell office:value-type="time" office:time-value="PT03H22M00S" calcext:value-type="time">
            <text:p>03:22:00</text:p>
          </table:table-cell>
          <table:table-cell table:formula="of:=MOD(([.B37]/[.C37]);60)" office:value-type="float" office:value="22.1071146818116" calcext:value-type="float">
            <text:p>22.1071146818116</text:p>
          </table:table-cell>
          <table:table-cell office:value-type="time" office:time-value="PT03H22M00S" calcext:value-type="time">
            <text:p>03:2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130468" calcext:value-type="float">
            <text:p>203130468</text:p>
          </table:table-cell>
          <table:table-cell office:value-type="float" office:value="1000111" calcext:value-type="float">
            <text:p>1000111</text:p>
          </table:table-cell>
          <table:table-cell office:value-type="time" office:time-value="PT03H23M00S" calcext:value-type="time">
            <text:p>03:23:00</text:p>
          </table:table-cell>
          <table:table-cell table:formula="of:=MOD(([.B38]/[.C38]);60)" office:value-type="float" office:value="23.1079230205447" calcext:value-type="float">
            <text:p>23.1079230205447</text:p>
          </table:table-cell>
          <table:table-cell office:value-type="time" office:time-value="PT03H23M00S" calcext:value-type="time">
            <text:p>03:2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130577" calcext:value-type="float">
            <text:p>204130577</text:p>
          </table:table-cell>
          <table:table-cell office:value-type="float" office:value="1000109" calcext:value-type="float">
            <text:p>1000109</text:p>
          </table:table-cell>
          <table:table-cell office:value-type="time" office:time-value="PT03H24M00S" calcext:value-type="time">
            <text:p>03:24:00</text:p>
          </table:table-cell>
          <table:table-cell table:formula="of:=MOD(([.B39]/[.C39]);60)" office:value-type="float" office:value="24.108329192118" calcext:value-type="float">
            <text:p>24.108329192118</text:p>
          </table:table-cell>
          <table:table-cell office:value-type="time" office:time-value="PT03H24M00S" calcext:value-type="time">
            <text:p>03:2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130682" calcext:value-type="float">
            <text:p>205130682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3H25M00S" calcext:value-type="time">
            <text:p>03:25:00</text:p>
          </table:table-cell>
          <table:table-cell table:formula="of:=MOD(([.B40]/[.C40]);60)" office:value-type="float" office:value="25.1091455397183" calcext:value-type="float">
            <text:p>25.1091455397183</text:p>
          </table:table-cell>
          <table:table-cell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130796" calcext:value-type="float">
            <text:p>206130796</text:p>
          </table:table-cell>
          <table:table-cell office:value-type="float" office:value="1000114" calcext:value-type="float">
            <text:p>1000114</text:p>
          </table:table-cell>
          <table:table-cell office:value-type="time" office:time-value="PT03H26M00S" calcext:value-type="time">
            <text:p>03:26:00</text:p>
          </table:table-cell>
          <table:table-cell table:formula="of:=MOD(([.B41]/[.C41]);60)" office:value-type="float" office:value="26.1072997678265" calcext:value-type="float">
            <text:p>26.1072997678265</text:p>
          </table:table-cell>
          <table:table-cell office:value-type="time" office:time-value="PT03H26M00S" calcext:value-type="time">
            <text:p>03:26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130913" calcext:value-type="float">
            <text:p>207130913</text:p>
          </table:table-cell>
          <table:table-cell office:value-type="float" office:value="1000117" calcext:value-type="float">
            <text:p>1000117</text:p>
          </table:table-cell>
          <table:table-cell office:value-type="time" office:time-value="PT03H27M00S" calcext:value-type="time">
            <text:p>03:27:00</text:p>
          </table:table-cell>
          <table:table-cell table:formula="of:=MOD(([.B42]/[.C42]);60)" office:value-type="float" office:value="27.1066815182624" calcext:value-type="float">
            <text:p>27.1066815182624</text:p>
          </table:table-cell>
          <table:table-cell office:value-type="time" office:time-value="PT03H27M00S" calcext:value-type="time">
            <text:p>03:27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43]/[.C43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7447547" calcext:value-type="float">
            <text:p>2887447547</text:p>
          </table:table-cell>
          <table:table-cell office:value-type="float" office:value="1000161" calcext:value-type="float">
            <text:p>1000161</text:p>
          </table:table-cell>
          <table:table-cell table:style-name="ce1" office:value-type="time" office:time-value="PT48H06M00S" calcext:value-type="time">
            <text:p>48:06:00</text:p>
          </table:table-cell>
          <table:table-cell table:formula="of:=MOD(([.B44]/[.C44]);60)" office:value-type="float" office:value="6.98274277841256" calcext:value-type="float">
            <text:p>6.98274277841256</text:p>
          </table:table-cell>
          <table:table-cell table:style-name="ce1" office:value-type="time" office:time-value="PT48H07M00S" calcext:value-type="time">
            <text:p>48:0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8447706" calcext:value-type="float">
            <text:p>2888447706</text:p>
          </table:table-cell>
          <table:table-cell office:value-type="float" office:value="1000159" calcext:value-type="float">
            <text:p>1000159</text:p>
          </table:table-cell>
          <table:table-cell table:style-name="ce1" office:value-type="time" office:time-value="PT48H07M00S" calcext:value-type="time">
            <text:p>48:07:00</text:p>
          </table:table-cell>
          <table:table-cell table:formula="of:=MOD(([.B45]/[.C45]);60)" office:value-type="float" office:value="7.98851582598354" calcext:value-type="float">
            <text:p>7.98851582598354</text:p>
          </table:table-cell>
          <table:table-cell table:style-name="ce1" office:value-type="time" office:time-value="PT48H08M00S" calcext:value-type="time">
            <text:p>48:08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9447866" calcext:value-type="float">
            <text:p>2889447866</text:p>
          </table:table-cell>
          <table:table-cell office:value-type="float" office:value="1000160" calcext:value-type="float">
            <text:p>1000160</text:p>
          </table:table-cell>
          <table:table-cell table:style-name="ce1" office:value-type="time" office:time-value="PT48H08M00S" calcext:value-type="time">
            <text:p>48:08:00</text:p>
          </table:table-cell>
          <table:table-cell table:formula="of:=MOD(([.B46]/[.C46]);60)" office:value-type="float" office:value="8.98562829947196" calcext:value-type="float">
            <text:p>8.98562829947196</text:p>
          </table:table-cell>
          <table:table-cell table:style-name="ce1" office:value-type="time" office:time-value="PT48H09M00S" calcext:value-type="time">
            <text:p>48:0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0448023" calcext:value-type="float">
            <text:p>2890448023</text:p>
          </table:table-cell>
          <table:table-cell office:value-type="float" office:value="1000157" calcext:value-type="float">
            <text:p>1000157</text:p>
          </table:table-cell>
          <table:table-cell table:style-name="ce1" office:value-type="time" office:time-value="PT48H09M00S" calcext:value-type="time">
            <text:p>48:09:00</text:p>
          </table:table-cell>
          <table:table-cell table:formula="of:=MOD(([.B47]/[.C47]);60)" office:value-type="float" office:value="9.99429389585839" calcext:value-type="float">
            <text:p>9.99429389585839</text:p>
          </table:table-cell>
          <table:table-cell table:style-name="ce1" office:value-type="time" office:time-value="PT48H10M00S" calcext:value-type="time">
            <text:p>48:1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1448187" calcext:value-type="float">
            <text:p>2891448187</text:p>
          </table:table-cell>
          <table:table-cell office:value-type="float" office:value="1000164" calcext:value-type="float">
            <text:p>1000164</text:p>
          </table:table-cell>
          <table:table-cell table:style-name="ce1" office:value-type="time" office:time-value="PT48H10M00S" calcext:value-type="time">
            <text:p>48:10:00</text:p>
          </table:table-cell>
          <table:table-cell table:formula="of:=MOD(([.B48]/[.C48]);60)" office:value-type="float" office:value="10.9740672529706" calcext:value-type="float">
            <text:p>10.9740672529706</text:p>
          </table:table-cell>
          <table:table-cell table:style-name="ce1" office:value-type="time" office:time-value="PT48H11M00S" calcext:value-type="time">
            <text:p>48:1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2448337" calcext:value-type="float">
            <text:p>2892448337</text:p>
          </table:table-cell>
          <table:table-cell office:value-type="float" office:value="1000150" calcext:value-type="float">
            <text:p>1000150</text:p>
          </table:table-cell>
          <table:table-cell table:style-name="ce1" office:value-type="time" office:time-value="PT48H12M00S" calcext:value-type="time">
            <text:p>48:12:00</text:p>
          </table:table-cell>
          <table:table-cell table:formula="of:=MOD(([.B49]/[.C49]);60)" office:value-type="float" office:value="12.0145348197771" calcext:value-type="float">
            <text:p>12.0145348197771</text:p>
          </table:table-cell>
          <table:table-cell table:style-name="ce1" office:value-type="time" office:time-value="PT48H12M00S" calcext:value-type="time">
            <text:p>48:1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3448484" calcext:value-type="float">
            <text:p>2893448484</text:p>
          </table:table-cell>
          <table:table-cell office:value-type="float" office:value="1000147" calcext:value-type="float">
            <text:p>1000147</text:p>
          </table:table-cell>
          <table:table-cell table:style-name="ce1" office:value-type="time" office:time-value="PT48H13M00S" calcext:value-type="time">
            <text:p>48:13:00</text:p>
          </table:table-cell>
          <table:table-cell table:formula="of:=MOD(([.B50]/[.C50]);60)" office:value-type="float" office:value="13.0232095881906" calcext:value-type="float">
            <text:p>13.0232095881906</text:p>
          </table:table-cell>
          <table:table-cell table:style-name="ce1" office:value-type="time" office:time-value="PT48H13M00S" calcext:value-type="time">
            <text:p>48:1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4448631" calcext:value-type="float">
            <text:p>2894448631</text:p>
          </table:table-cell>
          <table:table-cell office:value-type="float" office:value="1000147" calcext:value-type="float">
            <text:p>1000147</text:p>
          </table:table-cell>
          <table:table-cell table:style-name="ce1" office:value-type="time" office:time-value="PT48H14M00S" calcext:value-type="time">
            <text:p>48:14:00</text:p>
          </table:table-cell>
          <table:table-cell table:formula="of:=MOD(([.B51]/[.C51]);60)" office:value-type="float" office:value="14.0232095881906" calcext:value-type="float">
            <text:p>14.0232095881906</text:p>
          </table:table-cell>
          <table:table-cell table:style-name="ce1" office:value-type="time" office:time-value="PT48H14M00S" calcext:value-type="time">
            <text:p>48:1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5448781" calcext:value-type="float">
            <text:p>2895448781</text:p>
          </table:table-cell>
          <table:table-cell office:value-type="float" office:value="1000150" calcext:value-type="float">
            <text:p>1000150</text:p>
          </table:table-cell>
          <table:table-cell table:style-name="ce1" office:value-type="time" office:time-value="PT48H15M00S" calcext:value-type="time">
            <text:p>48:15:00</text:p>
          </table:table-cell>
          <table:table-cell table:formula="of:=MOD(([.B52]/[.C52]);60)" office:value-type="float" office:value="15.0145288206768" calcext:value-type="float">
            <text:p>15.0145288206768</text:p>
          </table:table-cell>
          <table:table-cell table:style-name="ce1" office:value-type="time" office:time-value="PT48H15M00S" calcext:value-type="time">
            <text:p>48:1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6448928" calcext:value-type="float">
            <text:p>2896448928</text:p>
          </table:table-cell>
          <table:table-cell office:value-type="float" office:value="1000147" calcext:value-type="float">
            <text:p>1000147</text:p>
          </table:table-cell>
          <table:table-cell table:style-name="ce1" office:value-type="time" office:time-value="PT48H16M00S" calcext:value-type="time">
            <text:p>48:16:00</text:p>
          </table:table-cell>
          <table:table-cell table:formula="of:=MOD(([.B53]/[.C53]);60)" office:value-type="float" office:value="16.0232125877496" calcext:value-type="float">
            <text:p>16.0232125877496</text:p>
          </table:table-cell>
          <table:table-cell table:style-name="ce1" office:value-type="time" office:time-value="PT48H16M00S" calcext:value-type="time">
            <text:p>48:16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7449076" calcext:value-type="float">
            <text:p>2897449076</text:p>
          </table:table-cell>
          <table:table-cell office:value-type="float" office:value="1000148" calcext:value-type="float">
            <text:p>1000148</text:p>
          </table:table-cell>
          <table:table-cell table:style-name="ce1" office:value-type="time" office:time-value="PT48H17M00S" calcext:value-type="time">
            <text:p>48:17:00</text:p>
          </table:table-cell>
          <table:table-cell table:formula="of:=MOD(([.B54]/[.C54]);60)" office:value-type="float" office:value="17.0203169930851" calcext:value-type="float">
            <text:p>17.0203169930851</text:p>
          </table:table-cell>
          <table:table-cell table:style-name="ce1" office:value-type="time" office:time-value="PT48H17M00S" calcext:value-type="time">
            <text:p>48:1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8449221" calcext:value-type="float">
            <text:p>2898449221</text:p>
          </table:table-cell>
          <table:table-cell office:value-type="float" office:value="1000145" calcext:value-type="float">
            <text:p>1000145</text:p>
          </table:table-cell>
          <table:table-cell table:style-name="ce1" office:value-type="time" office:time-value="PT48H18M00S" calcext:value-type="time">
            <text:p>48:18:00</text:p>
          </table:table-cell>
          <table:table-cell table:formula="of:=MOD(([.B55]/[.C55]);60)" office:value-type="float" office:value="18.029006794015" calcext:value-type="float">
            <text:p>18.029006794015</text:p>
          </table:table-cell>
          <table:table-cell table:style-name="ce1" office:value-type="time" office:time-value="PT48H18M00S" calcext:value-type="time">
            <text:p>48:18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56]/[.C56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225037" calcext:value-type="float">
            <text:p>265225037</text:p>
          </table:table-cell>
          <table:table-cell office:value-type="float" office:value="1000097" calcext:value-type="float">
            <text:p>1000097</text:p>
          </table:table-cell>
          <table:table-cell office:value-type="time" office:time-value="PT04H25M00S" calcext:value-type="time">
            <text:p>04:25:00</text:p>
          </table:table-cell>
          <table:table-cell table:formula="of:=MOD(([.B57]/[.C57]);60)" office:value-type="float" office:value="25.1993126666713" calcext:value-type="float">
            <text:p>25.1993126666713</text:p>
          </table:table-cell>
          <table:table-cell office:value-type="time" office:time-value="PT04H25M00S" calcext:value-type="time">
            <text:p>04:2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225133" calcext:value-type="float">
            <text:p>266225133</text:p>
          </table:table-cell>
          <table:table-cell office:value-type="float" office:value="1000096" calcext:value-type="float">
            <text:p>1000096</text:p>
          </table:table-cell>
          <table:table-cell office:value-type="time" office:time-value="PT04H26M00S" calcext:value-type="time">
            <text:p>04:26:00</text:p>
          </table:table-cell>
          <table:table-cell table:formula="of:=MOD(([.B58]/[.C58]);60)" office:value-type="float" office:value="26.1995778405273" calcext:value-type="float">
            <text:p>26.1995778405273</text:p>
          </table:table-cell>
          <table:table-cell office:value-type="time" office:time-value="PT04H26M00S" calcext:value-type="time">
            <text:p>04:26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225228" calcext:value-type="float">
            <text:p>267225228</text:p>
          </table:table-cell>
          <table:table-cell office:value-type="float" office:value="1000095" calcext:value-type="float">
            <text:p>1000095</text:p>
          </table:table-cell>
          <table:table-cell office:value-type="time" office:time-value="PT04H27M00S" calcext:value-type="time">
            <text:p>04:27:00</text:p>
          </table:table-cell>
          <table:table-cell table:formula="of:=MOD(([.B59]/[.C59]);60)" office:value-type="float" office:value="27.1998440148186" calcext:value-type="float">
            <text:p>27.1998440148186</text:p>
          </table:table-cell>
          <table:table-cell office:value-type="time" office:time-value="PT04H27M00S" calcext:value-type="time">
            <text:p>04:2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225324" calcext:value-type="float">
            <text:p>268225324</text:p>
          </table:table-cell>
          <table:table-cell office:value-type="float" office:value="1000096" calcext:value-type="float">
            <text:p>1000096</text:p>
          </table:table-cell>
          <table:table-cell office:value-type="time" office:time-value="PT04H28M00S" calcext:value-type="time">
            <text:p>04:28:00</text:p>
          </table:table-cell>
          <table:table-cell table:formula="of:=MOD(([.B60]/[.C60]);60)" office:value-type="float" office:value="28.1995768406233" calcext:value-type="float">
            <text:p>28.1995768406233</text:p>
          </table:table-cell>
          <table:table-cell office:value-type="time" office:time-value="PT04H28M00S" calcext:value-type="time">
            <text:p>04:28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225418" calcext:value-type="float">
            <text:p>269225418</text:p>
          </table:table-cell>
          <table:table-cell office:value-type="float" office:value="1000094" calcext:value-type="float">
            <text:p>1000094</text:p>
          </table:table-cell>
          <table:table-cell office:value-type="time" office:time-value="PT04H29M00S" calcext:value-type="time">
            <text:p>04:29:00</text:p>
          </table:table-cell>
          <table:table-cell table:formula="of:=MOD(([.B61]/[.C61]);60)" office:value-type="float" office:value="29.2001131893602" calcext:value-type="float">
            <text:p>29.2001131893602</text:p>
          </table:table-cell>
          <table:table-cell office:value-type="time" office:time-value="PT04H29M00S" calcext:value-type="time">
            <text:p>04:2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225515" calcext:value-type="float">
            <text:p>270225515</text:p>
          </table:table-cell>
          <table:table-cell office:value-type="float" office:value="1000097" calcext:value-type="float">
            <text:p>1000097</text:p>
          </table:table-cell>
          <table:table-cell office:value-type="time" office:time-value="PT04H30M00S" calcext:value-type="time">
            <text:p>04:30:00</text:p>
          </table:table-cell>
          <table:table-cell table:formula="of:=MOD(([.B62]/[.C62]);60)" office:value-type="float" office:value="30.1993056673502" calcext:value-type="float">
            <text:p>30.1993056673502</text:p>
          </table:table-cell>
          <table:table-cell office:value-type="time" office:time-value="PT04H30M00S" calcext:value-type="time">
            <text:p>04:3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234978" calcext:value-type="float">
            <text:p>271234978</text:p>
          </table:table-cell>
          <table:table-cell table:style-name="ce5" office:value-type="float" office:value="1009463" calcext:value-type="float">
            <text:p>1009463</text:p>
          </table:table-cell>
          <table:table-cell office:value-type="time" office:time-value="PT04H28M00S" calcext:value-type="time">
            <text:p>04:28:00</text:p>
          </table:table-cell>
          <table:table-cell table:formula="of:=MOD(([.B63]/[.C63]);60)" office:value-type="float" office:value="28.6923423642075" calcext:value-type="float">
            <text:p>28.6923423642075</text:p>
          </table:table-cell>
          <table:table-cell office:value-type="time" office:time-value="PT04H31M00S" calcext:value-type="time">
            <text:p>04:3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235074" calcext:value-type="float">
            <text:p>272235074</text:p>
          </table:table-cell>
          <table:table-cell office:value-type="float" office:value="1000096" calcext:value-type="float">
            <text:p>1000096</text:p>
          </table:table-cell>
          <table:table-cell office:value-type="time" office:time-value="PT04H32M00S" calcext:value-type="time">
            <text:p>04:32:00</text:p>
          </table:table-cell>
          <table:table-cell table:formula="of:=MOD(([.B64]/[.C64]);60)" office:value-type="float" office:value="32.2089419415736" calcext:value-type="float">
            <text:p>32.2089419415736</text:p>
          </table:table-cell>
          <table:table-cell office:value-type="time" office:time-value="PT04H32M00S" calcext:value-type="time">
            <text:p>04:32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65]/[.C65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0218764" calcext:value-type="float">
            <text:p>1520218764</text:p>
          </table:table-cell>
          <table:table-cell office:value-type="float" office:value="1000071" calcext:value-type="float">
            <text:p>1000071</text:p>
          </table:table-cell>
          <table:table-cell table:style-name="ce1" office:value-type="time" office:time-value="PT25H20M00S" calcext:value-type="time">
            <text:p>25:20:00</text:p>
          </table:table-cell>
          <table:table-cell table:formula="of:=MOD(([.B66]/[.C66]);60)" office:value-type="float" office:value="20.1108361306346" calcext:value-type="float">
            <text:p>20.1108361306346</text:p>
          </table:table-cell>
          <table:table-cell table:style-name="ce1" office:value-type="time" office:time-value="PT25H20M00S" calcext:value-type="time">
            <text:p>25:2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1218912" calcext:value-type="float">
            <text:p>1521218912</text:p>
          </table:table-cell>
          <table:table-cell office:value-type="float" office:value="1000078" calcext:value-type="float">
            <text:p>1000078</text:p>
          </table:table-cell>
          <table:table-cell table:style-name="ce1" office:value-type="time" office:time-value="PT25H21M00S" calcext:value-type="time">
            <text:p>25:21:00</text:p>
          </table:table-cell>
          <table:table-cell table:formula="of:=MOD(([.B67]/[.C67]);60)" office:value-type="float" office:value="21.1002661792379" calcext:value-type="float">
            <text:p>21.1002661792379</text:p>
          </table:table-cell>
          <table:table-cell table:style-name="ce1" office:value-type="time" office:time-value="PT25H21M00S" calcext:value-type="time">
            <text:p>25:21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2219129" calcext:value-type="float">
            <text:p>1522219129</text:p>
          </table:table-cell>
          <table:table-cell office:value-type="float" office:value="1000147" calcext:value-type="float">
            <text:p>1000147</text:p>
          </table:table-cell>
          <table:table-cell table:style-name="ce1" office:value-type="time" office:time-value="PT25H21M00S" calcext:value-type="time">
            <text:p>25:21:00</text:p>
          </table:table-cell>
          <table:table-cell table:formula="of:=MOD(([.B68]/[.C68]);60)" office:value-type="float" office:value="21.9953956768354" calcext:value-type="float">
            <text:p>21.9953956768354</text:p>
          </table:table-cell>
          <table:table-cell table:style-name="ce1" office:value-type="time" office:time-value="PT25H22M00S" calcext:value-type="time">
            <text:p>25:2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3219270" calcext:value-type="float">
            <text:p>1523219270</text:p>
          </table:table-cell>
          <table:table-cell office:value-type="float" office:value="1000071" calcext:value-type="float">
            <text:p>1000071</text:p>
          </table:table-cell>
          <table:table-cell table:style-name="ce1" office:value-type="time" office:time-value="PT25H23M00S" calcext:value-type="time">
            <text:p>25:23:00</text:p>
          </table:table-cell>
          <table:table-cell table:formula="of:=MOD(([.B69]/[.C69]);60)" office:value-type="float" office:value="23.1111291098332" calcext:value-type="float">
            <text:p>23.1111291098332</text:p>
          </table:table-cell>
          <table:table-cell table:style-name="ce1" office:value-type="time" office:time-value="PT25H23M00S" calcext:value-type="time">
            <text:p>25:2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4219416" calcext:value-type="float">
            <text:p>1524219416</text:p>
          </table:table-cell>
          <table:table-cell office:value-type="float" office:value="1000076" calcext:value-type="float">
            <text:p>1000076</text:p>
          </table:table-cell>
          <table:table-cell table:style-name="ce1" office:value-type="time" office:time-value="PT25H24M00S" calcext:value-type="time">
            <text:p>25:24:00</text:p>
          </table:table-cell>
          <table:table-cell table:formula="of:=MOD(([.B70]/[.C70]);60)" office:value-type="float" office:value="24.1035841276064" calcext:value-type="float">
            <text:p>24.1035841276064</text:p>
          </table:table-cell>
          <table:table-cell table:style-name="ce1" office:value-type="time" office:time-value="PT25H24M00S" calcext:value-type="time">
            <text:p>25:2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5219557" calcext:value-type="float">
            <text:p>1525219557</text:p>
          </table:table-cell>
          <table:table-cell office:value-type="float" office:value="1000071" calcext:value-type="float">
            <text:p>1000071</text:p>
          </table:table-cell>
          <table:table-cell table:style-name="ce1" office:value-type="time" office:time-value="PT25H25M00S" calcext:value-type="time">
            <text:p>25:25:00</text:p>
          </table:table-cell>
          <table:table-cell table:formula="of:=MOD(([.B71]/[.C71]);60)" office:value-type="float" office:value="25.1112740995388" calcext:value-type="float">
            <text:p>25.1112740995388</text:p>
          </table:table-cell>
          <table:table-cell table:style-name="ce1" office:value-type="time" office:time-value="PT25H25M00S" calcext:value-type="time">
            <text:p>25:25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6219702" calcext:value-type="float">
            <text:p>1526219702</text:p>
          </table:table-cell>
          <table:table-cell office:value-type="float" office:value="1000075" calcext:value-type="float">
            <text:p>1000075</text:p>
          </table:table-cell>
          <table:table-cell table:style-name="ce1" office:value-type="time" office:time-value="PT25H26M00S" calcext:value-type="time">
            <text:p>25:26:00</text:p>
          </table:table-cell>
          <table:table-cell table:formula="of:=MOD(([.B72]/[.C72]);60)" office:value-type="float" office:value="26.105244106692" calcext:value-type="float">
            <text:p>26.105244106692</text:p>
          </table:table-cell>
          <table:table-cell table:style-name="ce1" office:value-type="time" office:time-value="PT25H26M00S" calcext:value-type="time">
            <text:p>25:26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7219920" calcext:value-type="float">
            <text:p>1527219920</text:p>
          </table:table-cell>
          <table:table-cell office:value-type="float" office:value="1000148" calcext:value-type="float">
            <text:p>1000148</text:p>
          </table:table-cell>
          <table:table-cell table:style-name="ce1" office:value-type="time" office:time-value="PT25H26M00S" calcext:value-type="time">
            <text:p>25:26:00</text:p>
          </table:table-cell>
          <table:table-cell table:formula="of:=MOD(([.B73]/[.C73]);60)" office:value-type="float" office:value="26.993924899115" calcext:value-type="float">
            <text:p>26.993924899115</text:p>
          </table:table-cell>
          <table:table-cell table:style-name="ce1" office:value-type="time" office:time-value="PT25H27M00S" calcext:value-type="time">
            <text:p>25:27: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74]/[.C74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75]/[.C75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MOD(([.B76]/[.C76]);60)" office:value-type="string" office:string-value="" calcext:value-type="error">
            <text:p>#DIV/0!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939291" calcext:value-type="float">
            <text:p>126939291</text:p>
          </table:table-cell>
          <table:table-cell office:value-type="float" office:value="1000045" calcext:value-type="float">
            <text:p>1000045</text:p>
          </table:table-cell>
          <table:table-cell office:value-type="time" office:time-value="PT02H06M00S" calcext:value-type="time">
            <text:p>02:06:00</text:p>
          </table:table-cell>
          <table:table-cell table:formula="of:=MOD(([.B77]/[.C77]);60)" office:value-type="float" office:value="6.9335789889455" calcext:value-type="float">
            <text:p>6.9335789889455</text:p>
          </table:table-cell>
          <table:table-cell office:value-type="time" office:time-value="PT02H06M00S" calcext:value-type="time">
            <text:p>02:06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939433" calcext:value-type="float">
            <text:p>127939433</text:p>
          </table:table-cell>
          <table:table-cell office:value-type="float" office:value="1000042" calcext:value-type="float">
            <text:p>1000042</text:p>
          </table:table-cell>
          <table:table-cell office:value-type="time" office:time-value="PT02H07M00S" calcext:value-type="time">
            <text:p>02:07:00</text:p>
          </table:table-cell>
          <table:table-cell table:formula="of:=MOD(([.B78]/[.C78]);60)" office:value-type="float" office:value="7.93405976948968" calcext:value-type="float">
            <text:p>7.93405976948968</text:p>
          </table:table-cell>
          <table:table-cell office:value-type="time" office:time-value="PT02H07M00S" calcext:value-type="time">
            <text:p>02:07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939577" calcext:value-type="float">
            <text:p>128939577</text:p>
          </table:table-cell>
          <table:table-cell office:value-type="float" office:value="1000044" calcext:value-type="float">
            <text:p>1000044</text:p>
          </table:table-cell>
          <table:table-cell office:value-type="time" office:time-value="PT02H08M00S" calcext:value-type="time">
            <text:p>02:08:00</text:p>
          </table:table-cell>
          <table:table-cell table:formula="of:=MOD(([.B79]/[.C79]);60)" office:value-type="float" office:value="8.93390390822805" calcext:value-type="float">
            <text:p>8.93390390822805</text:p>
          </table:table-cell>
          <table:table-cell office:value-type="time" office:time-value="PT02H08M00S" calcext:value-type="time">
            <text:p>02:08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939699" calcext:value-type="float">
            <text:p>129939699</text:p>
          </table:table-cell>
          <table:table-cell office:value-type="float" office:value="1000022" calcext:value-type="float">
            <text:p>1000022</text:p>
          </table:table-cell>
          <table:table-cell office:value-type="time" office:time-value="PT02H09M00S" calcext:value-type="time">
            <text:p>02:09:00</text:p>
          </table:table-cell>
          <table:table-cell table:formula="of:=MOD(([.B80]/[.C80]);60)" office:value-type="float" office:value="9.93684038951142" calcext:value-type="float">
            <text:p>9.93684038951142</text:p>
          </table:table-cell>
          <table:table-cell office:value-type="time" office:time-value="PT02H09M00S" calcext:value-type="time">
            <text:p>02:09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939837" calcext:value-type="float">
            <text:p>130939837</text:p>
          </table:table-cell>
          <table:table-cell office:value-type="float" office:value="1000038" calcext:value-type="float">
            <text:p>1000038</text:p>
          </table:table-cell>
          <table:table-cell office:value-type="time" office:time-value="PT02H10M00S" calcext:value-type="time">
            <text:p>02:10:00</text:p>
          </table:table-cell>
          <table:table-cell table:formula="of:=MOD(([.B81]/[.C81]);60)" office:value-type="float" office:value="10.9348614752639" calcext:value-type="float">
            <text:p>10.9348614752639</text:p>
          </table:table-cell>
          <table:table-cell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939969" calcext:value-type="float">
            <text:p>131939969</text:p>
          </table:table-cell>
          <table:table-cell office:value-type="float" office:value="1000032" calcext:value-type="float">
            <text:p>1000032</text:p>
          </table:table-cell>
          <table:table-cell office:value-type="time" office:time-value="PT02H11M00S" calcext:value-type="time">
            <text:p>02:11:00</text:p>
          </table:table-cell>
          <table:table-cell table:formula="of:=MOD(([.B82]/[.C82]);60)" office:value-type="float" office:value="11.9357470560942" calcext:value-type="float">
            <text:p>11.9357470560942</text:p>
          </table:table-cell>
          <table:table-cell office:value-type="time" office:time-value="PT02H11M00S" calcext:value-type="time">
            <text:p>02:11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940092" calcext:value-type="float">
            <text:p>132940092</text:p>
          </table:table-cell>
          <table:table-cell office:value-type="float" office:value="1000023" calcext:value-type="float">
            <text:p>1000023</text:p>
          </table:table-cell>
          <table:table-cell office:value-type="time" office:time-value="PT02H12M00S" calcext:value-type="time">
            <text:p>02:12:00</text:p>
          </table:table-cell>
          <table:table-cell table:formula="of:=MOD(([.B83]/[.C83]);60)" office:value-type="float" office:value="12.9370344482077" calcext:value-type="float">
            <text:p>12.9370344482077</text:p>
          </table:table-cell>
          <table:table-cell office:value-type="time" office:time-value="PT02H12M00S" calcext:value-type="time">
            <text:p>02:12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940232" calcext:value-type="float">
            <text:p>133940232</text:p>
          </table:table-cell>
          <table:table-cell office:value-type="float" office:value="1000040" calcext:value-type="float">
            <text:p>1000040</text:p>
          </table:table-cell>
          <table:table-cell office:value-type="time" office:time-value="PT02H13M00S" calcext:value-type="time">
            <text:p>02:13:00</text:p>
          </table:table-cell>
          <table:table-cell table:formula="of:=MOD(([.B84]/[.C84]);60)" office:value-type="float" office:value="13.9348746050158" calcext:value-type="float">
            <text:p>13.9348746050158</text:p>
          </table:table-cell>
          <table:table-cell office:value-type="time" office:time-value="PT02H13M00S" calcext:value-type="time">
            <text:p>02:13: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40355" calcext:value-type="float">
            <text:p>134940355</text:p>
          </table:table-cell>
          <table:table-cell office:value-type="float" office:value="1000023" calcext:value-type="float">
            <text:p>1000023</text:p>
          </table:table-cell>
          <table:table-cell office:value-type="time" office:time-value="PT02H14M00S" calcext:value-type="time">
            <text:p>02:14:00</text:p>
          </table:table-cell>
          <table:table-cell table:formula="of:=MOD(([.B85]/[.C85]);60)" office:value-type="float" office:value="14.9372514432168" calcext:value-type="float">
            <text:p>14.9372514432168</text:p>
          </table:table-cell>
          <table:table-cell office:value-type="time" office:time-value="PT02H14M00S" calcext:value-type="time">
            <text:p>02:14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MOD(([.$B$86]/[.$C$86]);60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7438104" calcext:value-type="float">
            <text:p>3547438104</text:p>
          </table:table-cell>
          <table:table-cell office:value-type="float" office:value="1000067" calcext:value-type="float">
            <text:p>1000067</text:p>
          </table:table-cell>
          <table:table-cell office:value-type="time" office:time-value="PT59H07M00S" calcext:value-type="time">
            <text:p>11:07:00</text:p>
          </table:table-cell>
          <table:table-cell table:formula="of:=MOD(([.B87]/[.C87]);60)" office:value-type="float" office:value="7.20044157041457" calcext:value-type="float">
            <text:p>7.20044157041457</text:p>
          </table:table-cell>
          <table:table-cell office:value-type="time" office:time-value="PT59H07M00S" calcext:value-type="time">
            <text:p>11:07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8438254" calcext:value-type="float">
            <text:p>3548438254</text:p>
          </table:table-cell>
          <table:table-cell office:value-type="float" office:value="1000065" calcext:value-type="float">
            <text:p>1000065</text:p>
          </table:table-cell>
          <table:table-cell office:value-type="time" office:time-value="PT59H08M00S" calcext:value-type="time">
            <text:p>11:08:00</text:p>
          </table:table-cell>
          <table:table-cell table:formula="of:=MOD(([.B88]/[.C88]);60)" office:value-type="float" office:value="8.20762050466738" calcext:value-type="float">
            <text:p>8.20762050466738</text:p>
          </table:table-cell>
          <table:table-cell office:value-type="time" office:time-value="PT59H08M00S" calcext:value-type="time">
            <text:p>11:08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9438476" calcext:value-type="float">
            <text:p>3549438476</text:p>
          </table:table-cell>
          <table:table-cell office:value-type="float" office:value="1000137" calcext:value-type="float">
            <text:p>1000137</text:p>
          </table:table-cell>
          <table:table-cell office:value-type="time" office:time-value="PT59H08M00S" calcext:value-type="time">
            <text:p>11:08:00</text:p>
          </table:table-cell>
          <table:table-cell table:formula="of:=MOD(([.B89]/[.C89]);60)" office:value-type="float" office:value="8.95226953907331" calcext:value-type="float">
            <text:p>8.95226953907331</text:p>
          </table:table-cell>
          <table:table-cell office:value-type="time" office:time-value="PT59H09M00S" calcext:value-type="time">
            <text:p>11:09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0438630" calcext:value-type="float">
            <text:p>3550438630</text:p>
          </table:table-cell>
          <table:table-cell office:value-type="float" office:value="1000069" calcext:value-type="float">
            <text:p>1000069</text:p>
          </table:table-cell>
          <table:table-cell office:value-type="time" office:time-value="PT59H10M00S" calcext:value-type="time">
            <text:p>11:10:00</text:p>
          </table:table-cell>
          <table:table-cell table:formula="of:=MOD(([.B90]/[.C90]);60)" office:value-type="float" office:value="10.193666637002" calcext:value-type="float">
            <text:p>10.193666637002</text:p>
          </table:table-cell>
          <table:table-cell office:value-type="time" office:time-value="PT59H10M00S" calcext:value-type="time">
            <text:p>11:10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44094" calcext:value-type="float">
            <text:p>4292544094</text:p>
          </table:table-cell>
          <table:table-cell office:value-type="float" office:value="1000056" calcext:value-type="float">
            <text:p>1000056</text:p>
          </table:table-cell>
          <table:table-cell office:value-type="time" office:time-value="PT71H32M00S" calcext:value-type="time">
            <text:p>23:32:00</text:p>
          </table:table-cell>
          <table:table-cell table:formula="of:=MOD(([.B91]/[.C91]);60)" office:value-type="float" office:value="32.3037249914005" calcext:value-type="float">
            <text:p>32.3037249914005</text:p>
          </table:table-cell>
          <table:table-cell office:value-type="time" office:time-value="PT71H32M00S" calcext:value-type="time">
            <text:p>23:32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44246" calcext:value-type="float">
            <text:p>4293544246</text:p>
          </table:table-cell>
          <table:table-cell office:value-type="float" office:value="1000067" calcext:value-type="float">
            <text:p>1000067</text:p>
          </table:table-cell>
          <table:table-cell office:value-type="time" office:time-value="PT71H33M00S" calcext:value-type="time">
            <text:p>23:33:00</text:p>
          </table:table-cell>
          <table:table-cell table:formula="of:=MOD(([.B92]/[.C92]);60)" office:value-type="float" office:value="33.2565978079465" calcext:value-type="float">
            <text:p>33.2565978079465</text:p>
          </table:table-cell>
          <table:table-cell office:value-type="time" office:time-value="PT71H33M00S" calcext:value-type="time">
            <text:p>23:33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44385" calcext:value-type="float">
            <text:p>4294544385</text:p>
          </table:table-cell>
          <table:table-cell office:value-type="float" office:value="1000054" calcext:value-type="float">
            <text:p>1000054</text:p>
          </table:table-cell>
          <table:table-cell office:value-type="time" office:time-value="PT71H34M00S" calcext:value-type="time">
            <text:p>23:34:00</text:p>
          </table:table-cell>
          <table:table-cell table:formula="of:=MOD(([.B93]/[.C93]);60)" office:value-type="float" office:value="34.3124921254248" calcext:value-type="float">
            <text:p>34.3124921254248</text:p>
          </table:table-cell>
          <table:table-cell office:value-type="time" office:time-value="PT71H34M00S" calcext:value-type="time">
            <text:p>23:34: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247" calcext:value-type="float">
            <text:p>577247</text:p>
          </table:table-cell>
          <table:table-cell office:value-type="float" office:value="1000073" calcext:value-type="float">
            <text:p>1000073</text:p>
          </table:table-cell>
          <table:table-cell office:value-type="time" office:time-value="PT00H00M00S" calcext:value-type="time">
            <text:p>00:00:00</text:p>
          </table:table-cell>
          <table:table-cell table:formula="of:=MOD(([.B94]/[.C94]);60)" office:value-type="float" office:value="0.577204864044925" calcext:value-type="float">
            <text:p>0.577204864044925</text:p>
          </table:table-cell>
          <table:table-cell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7390" calcext:value-type="float">
            <text:p>1577390</text:p>
          </table:table-cell>
          <table:table-cell office:value-type="float" office:value="1000058" calcext:value-type="float">
            <text:p>1000058</text:p>
          </table:table-cell>
          <table:table-cell office:value-type="time" office:time-value="PT00H01M00S" calcext:value-type="time">
            <text:p>00:01:00</text:p>
          </table:table-cell>
          <table:table-cell table:formula="of:=MOD(([.B95]/[.C95]);60)" office:value-type="float" office:value="1.57729851668603" calcext:value-type="float">
            <text:p>1.57729851668603</text:p>
          </table:table-cell>
          <table:table-cell office:value-type="time" office:time-value="PT00H01M00S" calcext:value-type="time">
            <text:p>00:01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7527" calcext:value-type="float">
            <text:p>2577527</text:p>
          </table:table-cell>
          <table:table-cell office:value-type="float" office:value="1000052" calcext:value-type="float">
            <text:p>1000052</text:p>
          </table:table-cell>
          <table:table-cell office:value-type="time" office:time-value="PT00H02M00S" calcext:value-type="time">
            <text:p>00:02:00</text:p>
          </table:table-cell>
          <table:table-cell table:formula="of:=MOD(([.B96]/[.C96]);60)" office:value-type="float" office:value="2.57739297556527" calcext:value-type="float">
            <text:p>2.57739297556527</text:p>
          </table:table-cell>
          <table:table-cell office:value-type="time" office:time-value="PT00H02M00S" calcext:value-type="time">
            <text:p>00:02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7665" calcext:value-type="float">
            <text:p>3577665</text:p>
          </table:table-cell>
          <table:table-cell office:value-type="float" office:value="1000053" calcext:value-type="float">
            <text:p>1000053</text:p>
          </table:table-cell>
          <table:table-cell office:value-type="time" office:time-value="PT00H03M00S" calcext:value-type="time">
            <text:p>00:03:00</text:p>
          </table:table-cell>
          <table:table-cell table:formula="of:=MOD(([.B97]/[.C97]);60)" office:value-type="float" office:value="3.57747539380413" calcext:value-type="float">
            <text:p>3.57747539380413</text:p>
          </table:table-cell>
          <table:table-cell office:value-type="time" office:time-value="PT00H03M00S" calcext:value-type="time">
            <text:p>00:03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77808" calcext:value-type="float">
            <text:p>4577808</text:p>
          </table:table-cell>
          <table:table-cell office:value-type="float" office:value="1000058" calcext:value-type="float">
            <text:p>1000058</text:p>
          </table:table-cell>
          <table:table-cell office:value-type="time" office:time-value="PT00H04M00S" calcext:value-type="time">
            <text:p>00:04:00</text:p>
          </table:table-cell>
          <table:table-cell table:formula="of:=MOD(([.B98]/[.C98]);60)" office:value-type="float" office:value="4.57754250253485" calcext:value-type="float">
            <text:p>4.57754250253485</text:p>
          </table:table-cell>
          <table:table-cell office:value-type="time" office:time-value="PT00H04M00S" calcext:value-type="time">
            <text:p>00:04: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7952" calcext:value-type="float">
            <text:p>5577952</text:p>
          </table:table-cell>
          <table:table-cell office:value-type="float" office:value="1000059" calcext:value-type="float">
            <text:p>1000059</text:p>
          </table:table-cell>
          <table:table-cell office:value-type="time" office:time-value="PT00H05M00S" calcext:value-type="time">
            <text:p>00:05:00</text:p>
          </table:table-cell>
          <table:table-cell table:formula="of:=MOD(([.B99]/[.C99]);60)" office:value-type="float" office:value="5.57762292024771" calcext:value-type="float">
            <text:p>5.57762292024771</text:p>
          </table:table-cell>
          <table:table-cell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018963" calcext:value-type="float">
            <text:p>181018963</text:p>
          </table:table-cell>
          <table:table-cell office:value-type="float" office:value="1000100" calcext:value-type="float">
            <text:p>1000100</text:p>
          </table:table-cell>
          <table:table-cell table:style-name="ce11" office:value-type="float" office:value="181" calcext:value-type="float">
            <text:p>181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1M00S" calcext:value-type="time">
            <text:p>03:01:00</text:p>
          </table:table-cell>
          <table:table-cell/>
          <table:table-cell table:style-name="ce2" office:value-type="time" office:time-value="PT03H01M00S" calcext:value-type="time">
            <text:p>03:01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019063" calcext:value-type="float">
            <text:p>182019063</text:p>
          </table:table-cell>
          <table:table-cell office:value-type="float" office:value="1000100" calcext:value-type="float">
            <text:p>1000100</text:p>
          </table:table-cell>
          <table:table-cell table:style-name="Default" office:value-type="float" office:value="182" calcext:value-type="float">
            <text:p>182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2M00S" calcext:value-type="time">
            <text:p>03:02:00</text:p>
          </table:table-cell>
          <table:table-cell/>
          <table:table-cell table:style-name="ce2" office:value-type="time" office:time-value="PT03H02M00S" calcext:value-type="time">
            <text:p>03:02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019168" calcext:value-type="float">
            <text:p>183019168</text:p>
          </table:table-cell>
          <table:table-cell office:value-type="float" office:value="1000105" calcext:value-type="float">
            <text:p>1000105</text:p>
          </table:table-cell>
          <table:table-cell table:style-name="Default" office:value-type="float" office:value="183" calcext:value-type="float">
            <text:p>183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3M00S" calcext:value-type="time">
            <text:p>03:03:00</text:p>
          </table:table-cell>
          <table:table-cell/>
          <table:table-cell table:style-name="ce2" office:value-type="time" office:time-value="PT03H03M00S" calcext:value-type="time">
            <text:p>03:03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019271" calcext:value-type="float">
            <text:p>184019271</text:p>
          </table:table-cell>
          <table:table-cell office:value-type="float" office:value="1000103" calcext:value-type="float">
            <text:p>1000103</text:p>
          </table:table-cell>
          <table:table-cell table:style-name="Default" office:value-type="float" office:value="184" calcext:value-type="float">
            <text:p>184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4M00S" calcext:value-type="time">
            <text:p>03:04:00</text:p>
          </table:table-cell>
          <table:table-cell/>
          <table:table-cell table:style-name="ce2" office:value-type="time" office:time-value="PT03H04M00S" calcext:value-type="time">
            <text:p>03:04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019376" calcext:value-type="float">
            <text:p>185019376</text:p>
          </table:table-cell>
          <table:table-cell office:value-type="float" office:value="1000105" calcext:value-type="float">
            <text:p>1000105</text:p>
          </table:table-cell>
          <table:table-cell table:style-name="Default" office:value-type="float" office:value="185" calcext:value-type="float">
            <text:p>185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5M00S" calcext:value-type="time">
            <text:p>03:05:00</text:p>
          </table:table-cell>
          <table:table-cell/>
          <table:table-cell table:style-name="ce2" office:value-type="time" office:time-value="PT03H05M00S" calcext:value-type="time">
            <text:p>03:05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019477" calcext:value-type="float">
            <text:p>186019477</text:p>
          </table:table-cell>
          <table:table-cell office:value-type="float" office:value="1000101" calcext:value-type="float">
            <text:p>1000101</text:p>
          </table:table-cell>
          <table:table-cell table:style-name="Default" office:value-type="float" office:value="186" calcext:value-type="float">
            <text:p>186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6M00S" calcext:value-type="time">
            <text:p>03:06:00</text:p>
          </table:table-cell>
          <table:table-cell/>
          <table:table-cell table:style-name="ce2" office:value-type="time" office:time-value="PT03H06M00S" calcext:value-type="time">
            <text:p>03:06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019582" calcext:value-type="float">
            <text:p>187019582</text:p>
          </table:table-cell>
          <table:table-cell office:value-type="float" office:value="1000105" calcext:value-type="float">
            <text:p>1000105</text:p>
          </table:table-cell>
          <table:table-cell table:style-name="Default" office:value-type="float" office:value="187" calcext:value-type="float">
            <text:p>187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7M00S" calcext:value-type="time">
            <text:p>03:07:00</text:p>
          </table:table-cell>
          <table:table-cell/>
          <table:table-cell table:style-name="ce2" office:value-type="time" office:time-value="PT03H07M00S" calcext:value-type="time">
            <text:p>03:07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019689" calcext:value-type="float">
            <text:p>188019689</text:p>
          </table:table-cell>
          <table:table-cell office:value-type="float" office:value="1000107" calcext:value-type="float">
            <text:p>1000107</text:p>
          </table:table-cell>
          <table:table-cell table:style-name="Default" office:value-type="float" office:value="188" calcext:value-type="float">
            <text:p>188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8M00S" calcext:value-type="time">
            <text:p>03:08:00</text:p>
          </table:table-cell>
          <table:table-cell/>
          <table:table-cell table:style-name="ce2" office:value-type="time" office:time-value="PT03H08M00S" calcext:value-type="time">
            <text:p>03:08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019791" calcext:value-type="float">
            <text:p>189019791</text:p>
          </table:table-cell>
          <table:table-cell office:value-type="float" office:value="1000102" calcext:value-type="float">
            <text:p>1000102</text:p>
          </table:table-cell>
          <table:table-cell table:style-name="Default" office:value-type="float" office:value="189" calcext:value-type="float">
            <text:p>189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9M00S" calcext:value-type="time">
            <text:p>03:09:00</text:p>
          </table:table-cell>
          <table:table-cell/>
          <table:table-cell table:style-name="ce2" office:value-type="time" office:time-value="PT03H09M00S" calcext:value-type="time">
            <text:p>03:09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019894" calcext:value-type="float">
            <text:p>190019894</text:p>
          </table:table-cell>
          <table:table-cell office:value-type="float" office:value="1000103" calcext:value-type="float">
            <text:p>1000103</text:p>
          </table:table-cell>
          <table:table-cell table:style-name="Default" office:value-type="float" office:value="190" calcext:value-type="float">
            <text:p>190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10M00S" calcext:value-type="time">
            <text:p>03:10:00</text:p>
          </table:table-cell>
          <table:table-cell/>
          <table:table-cell table:style-name="ce2" office:value-type="time" office:time-value="PT03H10M00S" calcext:value-type="time">
            <text:p>03:10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019996" calcext:value-type="float">
            <text:p>191019996</text:p>
          </table:table-cell>
          <table:table-cell office:value-type="float" office:value="1000102" calcext:value-type="float">
            <text:p>1000102</text:p>
          </table:table-cell>
          <table:table-cell table:style-name="Default" office:value-type="float" office:value="191" calcext:value-type="float">
            <text:p>191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11M00S" calcext:value-type="time">
            <text:p>03:11:00</text:p>
          </table:table-cell>
          <table:table-cell/>
          <table:table-cell table:style-name="ce2" office:value-type="time" office:time-value="PT03H11M00S" calcext:value-type="time">
            <text:p>03:11:00</text:p>
          </table:table-cell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1158" calcext:value-type="float">
            <text:p>3001158</text:p>
          </table:table-cell>
          <table:table-cell office:value-type="float" office:value="1000148" calcext:value-type="float">
            <text:p>1000148</text:p>
          </table:table-cell>
          <table:table-cell table:style-name="ce2" office:value-type="time" office:time-value="PT00H03M00S" calcext:value-type="time">
            <text:p>00:03:00</text:p>
          </table:table-cell>
          <table:table-cell/>
          <table:table-cell office:value-type="time" office:time-value="PT00H03M00S" calcext:value-type="time">
            <text:p>00:03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1313" calcext:value-type="float">
            <text:p>4001313</text:p>
          </table:table-cell>
          <table:table-cell office:value-type="float" office:value="1000155" calcext:value-type="float">
            <text:p>1000155</text:p>
          </table:table-cell>
          <table:table-cell table:style-name="ce2" office:value-type="time" office:time-value="PT00H04M00S" calcext:value-type="time">
            <text:p>00:04:00</text:p>
          </table:table-cell>
          <table:table-cell/>
          <table:table-cell office:value-type="time" office:time-value="PT00H04M00S" calcext:value-type="time">
            <text:p>00:04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1463" calcext:value-type="float">
            <text:p>5001463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time" office:time-value="PT00H05M00S" calcext:value-type="time">
            <text:p>00:05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1614" calcext:value-type="float">
            <text:p>6001614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06M00S" calcext:value-type="time">
            <text:p>00:06:00</text:p>
          </table:table-cell>
          <table:table-cell/>
          <table:table-cell office:value-type="time" office:time-value="PT00H06M00S" calcext:value-type="time">
            <text:p>00:06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1765" calcext:value-type="float">
            <text:p>7001765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07M00S" calcext:value-type="time">
            <text:p>00:07:00</text:p>
          </table:table-cell>
          <table:table-cell/>
          <table:table-cell office:value-type="time" office:time-value="PT00H07M00S" calcext:value-type="time">
            <text:p>00:07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1912" calcext:value-type="float">
            <text:p>8001912</text:p>
          </table:table-cell>
          <table:table-cell office:value-type="float" office:value="1000147" calcext:value-type="float">
            <text:p>1000147</text:p>
          </table:table-cell>
          <table:table-cell table:style-name="ce2" office:value-type="time" office:time-value="PT00H08M00S" calcext:value-type="time">
            <text:p>00:08:00</text:p>
          </table:table-cell>
          <table:table-cell/>
          <table:table-cell office:value-type="time" office:time-value="PT00H08M00S" calcext:value-type="time">
            <text:p>00:08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2060" calcext:value-type="float">
            <text:p>9002060</text:p>
          </table:table-cell>
          <table:table-cell office:value-type="float" office:value="1000148" calcext:value-type="float">
            <text:p>1000148</text:p>
          </table:table-cell>
          <table:table-cell table:style-name="ce2" office:value-type="time" office:time-value="PT00H09M00S" calcext:value-type="time">
            <text:p>00:09:00</text:p>
          </table:table-cell>
          <table:table-cell/>
          <table:table-cell office:value-type="time" office:time-value="PT00H09M00S" calcext:value-type="time">
            <text:p>00:09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2210" calcext:value-type="float">
            <text:p>10002210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time" office:time-value="PT00H10M00S" calcext:value-type="time">
            <text:p>00:10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2356" calcext:value-type="float">
            <text:p>11002356</text:p>
          </table:table-cell>
          <table:table-cell office:value-type="float" office:value="1000146" calcext:value-type="float">
            <text:p>1000146</text:p>
          </table:table-cell>
          <table:table-cell table:style-name="ce2" office:value-type="time" office:time-value="PT00H11M00S" calcext:value-type="time">
            <text:p>00:11:00</text:p>
          </table:table-cell>
          <table:table-cell/>
          <table:table-cell office:value-type="time" office:time-value="PT00H11M00S" calcext:value-type="time">
            <text:p>00:11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2506" calcext:value-type="float">
            <text:p>12002506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12M00S" calcext:value-type="time">
            <text:p>00:12:00</text:p>
          </table:table-cell>
          <table:table-cell/>
          <table:table-cell office:value-type="time" office:time-value="PT00H12M00S" calcext:value-type="time">
            <text:p>00:12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2655" calcext:value-type="float">
            <text:p>13002655</text:p>
          </table:table-cell>
          <table:table-cell office:value-type="float" office:value="1000149" calcext:value-type="float">
            <text:p>1000149</text:p>
          </table:table-cell>
          <table:table-cell table:style-name="ce2" office:value-type="time" office:time-value="PT00H13M00S" calcext:value-type="time">
            <text:p>00:13:00</text:p>
          </table:table-cell>
          <table:table-cell/>
          <table:table-cell office:value-type="time" office:time-value="PT00H13M00S" calcext:value-type="time">
            <text:p>00:13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02812" calcext:value-type="float">
            <text:p>14002812</text:p>
          </table:table-cell>
          <table:table-cell office:value-type="float" office:value="1000157" calcext:value-type="float">
            <text:p>1000157</text:p>
          </table:table-cell>
          <table:table-cell table:style-name="ce2" office:value-type="time" office:time-value="PT00H14M00S" calcext:value-type="time">
            <text:p>00:14:00</text:p>
          </table:table-cell>
          <table:table-cell/>
          <table:table-cell office:value-type="time" office:time-value="PT00H14M00S" calcext:value-type="time">
            <text:p>00:14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2957" calcext:value-type="float">
            <text:p>15002957</text:p>
          </table:table-cell>
          <table:table-cell office:value-type="float" office:value="1000145" calcext:value-type="float">
            <text:p>1000145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time" office:time-value="PT00H15M00S" calcext:value-type="time">
            <text:p>00:15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03104" calcext:value-type="float">
            <text:p>16003104</text:p>
          </table:table-cell>
          <table:table-cell office:value-type="float" office:value="1000147" calcext:value-type="float">
            <text:p>1000147</text:p>
          </table:table-cell>
          <table:table-cell table:style-name="ce2" office:value-type="time" office:time-value="PT00H16M00S" calcext:value-type="time">
            <text:p>00:16:00</text:p>
          </table:table-cell>
          <table:table-cell/>
          <table:table-cell office:value-type="time" office:time-value="PT00H16M00S" calcext:value-type="time">
            <text:p>00:16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3257" calcext:value-type="float">
            <text:p>17003257</text:p>
          </table:table-cell>
          <table:table-cell office:value-type="float" office:value="1000153" calcext:value-type="float">
            <text:p>1000153</text:p>
          </table:table-cell>
          <table:table-cell table:style-name="ce2" office:value-type="time" office:time-value="PT00H17M00S" calcext:value-type="time">
            <text:p>00:17:00</text:p>
          </table:table-cell>
          <table:table-cell/>
          <table:table-cell office:value-type="time" office:time-value="PT00H17M00S" calcext:value-type="time">
            <text:p>00:17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03402" calcext:value-type="float">
            <text:p>18003402</text:p>
          </table:table-cell>
          <table:table-cell office:value-type="float" office:value="1000145" calcext:value-type="float">
            <text:p>1000145</text:p>
          </table:table-cell>
          <table:table-cell table:style-name="ce2" office:value-type="time" office:time-value="PT00H18M00S" calcext:value-type="time">
            <text:p>00:18:00</text:p>
          </table:table-cell>
          <table:table-cell/>
          <table:table-cell office:value-type="time" office:time-value="PT00H18M00S" calcext:value-type="time">
            <text:p>00:18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03555" calcext:value-type="float">
            <text:p>19003555</text:p>
          </table:table-cell>
          <table:table-cell office:value-type="float" office:value="1000153" calcext:value-type="float">
            <text:p>1000153</text:p>
          </table:table-cell>
          <table:table-cell table:style-name="ce2" office:value-type="time" office:time-value="PT00H19M00S" calcext:value-type="time">
            <text:p>00:19:00</text:p>
          </table:table-cell>
          <table:table-cell/>
          <table:table-cell office:value-type="time" office:time-value="PT00H19M00S" calcext:value-type="time">
            <text:p>00:19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3694" calcext:value-type="float">
            <text:p>20003694</text:p>
          </table:table-cell>
          <table:table-cell office:value-type="float" office:value="1000139" calcext:value-type="float">
            <text:p>1000139</text:p>
          </table:table-cell>
          <table:table-cell table:style-name="ce2" office:value-type="time" office:time-value="PT00H20M00S" calcext:value-type="time">
            <text:p>00:20:00</text:p>
          </table:table-cell>
          <table:table-cell/>
          <table:table-cell office:value-type="time" office:time-value="PT00H20M00S" calcext:value-type="time">
            <text:p>00:20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03837" calcext:value-type="float">
            <text:p>21003837</text:p>
          </table:table-cell>
          <table:table-cell office:value-type="float" office:value="1000143" calcext:value-type="float">
            <text:p>1000143</text:p>
          </table:table-cell>
          <table:table-cell table:style-name="ce2" office:value-type="time" office:time-value="PT00H21M00S" calcext:value-type="time">
            <text:p>00:21:00</text:p>
          </table:table-cell>
          <table:table-cell/>
          <table:table-cell office:value-type="time" office:time-value="PT00H21M00S" calcext:value-type="time">
            <text:p>00:21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03976" calcext:value-type="float">
            <text:p>22003976</text:p>
          </table:table-cell>
          <table:table-cell office:value-type="float" office:value="1000139" calcext:value-type="float">
            <text:p>1000139</text:p>
          </table:table-cell>
          <table:table-cell table:style-name="ce2" office:value-type="time" office:time-value="PT00H22M00S" calcext:value-type="time">
            <text:p>00:22:00</text:p>
          </table:table-cell>
          <table:table-cell/>
          <table:table-cell office:value-type="time" office:time-value="PT00H22M00S" calcext:value-type="time">
            <text:p>00:22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04116" calcext:value-type="float">
            <text:p>23004116</text:p>
          </table:table-cell>
          <table:table-cell office:value-type="float" office:value="1000140" calcext:value-type="float">
            <text:p>1000140</text:p>
          </table:table-cell>
          <table:table-cell table:style-name="ce2" office:value-type="time" office:time-value="PT00H23M00S" calcext:value-type="time">
            <text:p>00:23:00</text:p>
          </table:table-cell>
          <table:table-cell/>
          <table:table-cell office:value-type="time" office:time-value="PT00H23M00S" calcext:value-type="time">
            <text:p>00:23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04263" calcext:value-type="float">
            <text:p>24004263</text:p>
          </table:table-cell>
          <table:table-cell office:value-type="float" office:value="1000147" calcext:value-type="float">
            <text:p>1000147</text:p>
          </table:table-cell>
          <table:table-cell table:style-name="ce2" office:value-type="time" office:time-value="PT00H24M00S" calcext:value-type="time">
            <text:p>00:24:00</text:p>
          </table:table-cell>
          <table:table-cell/>
          <table:table-cell office:value-type="time" office:time-value="PT00H24M00S" calcext:value-type="time">
            <text:p>00:24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4429" calcext:value-type="float">
            <text:p>25004429</text:p>
          </table:table-cell>
          <table:table-cell office:value-type="float" office:value="1000166" calcext:value-type="float">
            <text:p>1000166</text:p>
          </table:table-cell>
          <table:table-cell table:style-name="ce2" office:value-type="time" office:time-value="PT00H25M00S" calcext:value-type="time">
            <text:p>00:25:00</text:p>
          </table:table-cell>
          <table:table-cell/>
          <table:table-cell office:value-type="time" office:time-value="PT00H25M00S" calcext:value-type="time">
            <text:p>00:25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4572" calcext:value-type="float">
            <text:p>26004572</text:p>
          </table:table-cell>
          <table:table-cell office:value-type="float" office:value="1000143" calcext:value-type="float">
            <text:p>1000143</text:p>
          </table:table-cell>
          <table:table-cell table:style-name="ce2" office:value-type="time" office:time-value="PT00H26M00S" calcext:value-type="time">
            <text:p>00:26:00</text:p>
          </table:table-cell>
          <table:table-cell/>
          <table:table-cell office:value-type="time" office:time-value="PT00H26M00S" calcext:value-type="time">
            <text:p>00:26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04717" calcext:value-type="float">
            <text:p>27004717</text:p>
          </table:table-cell>
          <table:table-cell office:value-type="float" office:value="1000145" calcext:value-type="float">
            <text:p>1000145</text:p>
          </table:table-cell>
          <table:table-cell table:style-name="ce2" office:value-type="time" office:time-value="PT00H27M00S" calcext:value-type="time">
            <text:p>00:27:00</text:p>
          </table:table-cell>
          <table:table-cell/>
          <table:table-cell office:value-type="time" office:time-value="PT00H27M00S" calcext:value-type="time">
            <text:p>00:27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04862" calcext:value-type="float">
            <text:p>28004862</text:p>
          </table:table-cell>
          <table:table-cell office:value-type="float" office:value="1000145" calcext:value-type="float">
            <text:p>1000145</text:p>
          </table:table-cell>
          <table:table-cell table:style-name="ce2" office:value-type="time" office:time-value="PT00H28M00S" calcext:value-type="time">
            <text:p>00:28:00</text:p>
          </table:table-cell>
          <table:table-cell/>
          <table:table-cell office:value-type="time" office:time-value="PT00H28M00S" calcext:value-type="time">
            <text:p>00:28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05004" calcext:value-type="float">
            <text:p>29005004</text:p>
          </table:table-cell>
          <table:table-cell office:value-type="float" office:value="1000142" calcext:value-type="float">
            <text:p>1000142</text:p>
          </table:table-cell>
          <table:table-cell table:style-name="ce2" office:value-type="time" office:time-value="PT00H29M00S" calcext:value-type="time">
            <text:p>00:29:00</text:p>
          </table:table-cell>
          <table:table-cell/>
          <table:table-cell office:value-type="time" office:time-value="PT00H29M00S" calcext:value-type="time">
            <text:p>00:29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5147" calcext:value-type="float">
            <text:p>30005147</text:p>
          </table:table-cell>
          <table:table-cell office:value-type="float" office:value="1000143" calcext:value-type="float">
            <text:p>1000143</text:p>
          </table:table-cell>
          <table:table-cell table:style-name="ce2" office:value-type="time" office:time-value="PT00H30M00S" calcext:value-type="time">
            <text:p>00:30:00</text:p>
          </table:table-cell>
          <table:table-cell/>
          <table:table-cell office:value-type="time" office:time-value="PT00H30M00S" calcext:value-type="time">
            <text:p>00:30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05291" calcext:value-type="float">
            <text:p>31005291</text:p>
          </table:table-cell>
          <table:table-cell office:value-type="float" office:value="1000144" calcext:value-type="float">
            <text:p>1000144</text:p>
          </table:table-cell>
          <table:table-cell table:style-name="ce2" office:value-type="time" office:time-value="PT00H31M00S" calcext:value-type="time">
            <text:p>00:31:00</text:p>
          </table:table-cell>
          <table:table-cell/>
          <table:table-cell office:value-type="time" office:time-value="PT00H31M00S" calcext:value-type="time">
            <text:p>00:31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05461" calcext:value-type="float">
            <text:p>32005461</text:p>
          </table:table-cell>
          <table:table-cell office:value-type="float" office:value="1000170" calcext:value-type="float">
            <text:p>1000170</text:p>
          </table:table-cell>
          <table:table-cell table:style-name="ce2" office:value-type="time" office:time-value="PT00H32M00S" calcext:value-type="time">
            <text:p>00:32:00</text:p>
          </table:table-cell>
          <table:table-cell/>
          <table:table-cell office:value-type="time" office:time-value="PT00H32M00S" calcext:value-type="time">
            <text:p>00:32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05606" calcext:value-type="float">
            <text:p>33005606</text:p>
          </table:table-cell>
          <table:table-cell office:value-type="float" office:value="1000145" calcext:value-type="float">
            <text:p>1000145</text:p>
          </table:table-cell>
          <table:table-cell table:style-name="ce2" office:value-type="time" office:time-value="PT00H33M00S" calcext:value-type="time">
            <text:p>00:33:00</text:p>
          </table:table-cell>
          <table:table-cell/>
          <table:table-cell office:value-type="time" office:time-value="PT00H33M00S" calcext:value-type="time">
            <text:p>00:33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05757" calcext:value-type="float">
            <text:p>34005757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34M00S" calcext:value-type="time">
            <text:p>00:34:00</text:p>
          </table:table-cell>
          <table:table-cell/>
          <table:table-cell office:value-type="time" office:time-value="PT00H34M00S" calcext:value-type="time">
            <text:p>00:34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5903" calcext:value-type="float">
            <text:p>35005903</text:p>
          </table:table-cell>
          <table:table-cell office:value-type="float" office:value="1000146" calcext:value-type="float">
            <text:p>1000146</text:p>
          </table:table-cell>
          <table:table-cell table:style-name="ce2" office:value-type="time" office:time-value="PT00H35M00S" calcext:value-type="time">
            <text:p>00:35:00</text:p>
          </table:table-cell>
          <table:table-cell/>
          <table:table-cell office:value-type="time" office:time-value="PT00H35M00S" calcext:value-type="time">
            <text:p>00:35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06070" calcext:value-type="float">
            <text:p>36006070</text:p>
          </table:table-cell>
          <table:table-cell office:value-type="float" office:value="1000167" calcext:value-type="float">
            <text:p>1000167</text:p>
          </table:table-cell>
          <table:table-cell table:style-name="ce2" office:value-type="time" office:time-value="PT00H36M00S" calcext:value-type="time">
            <text:p>00:36:00</text:p>
          </table:table-cell>
          <table:table-cell/>
          <table:table-cell office:value-type="time" office:time-value="PT00H36M00S" calcext:value-type="time">
            <text:p>00:36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06217" calcext:value-type="float">
            <text:p>37006217</text:p>
          </table:table-cell>
          <table:table-cell office:value-type="float" office:value="1000147" calcext:value-type="float">
            <text:p>1000147</text:p>
          </table:table-cell>
          <table:table-cell table:style-name="ce2" office:value-type="time" office:time-value="PT00H37M00S" calcext:value-type="time">
            <text:p>00:37:00</text:p>
          </table:table-cell>
          <table:table-cell/>
          <table:table-cell office:value-type="time" office:time-value="PT00H37M00S" calcext:value-type="time">
            <text:p>00:37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06365" calcext:value-type="float">
            <text:p>38006365</text:p>
          </table:table-cell>
          <table:table-cell office:value-type="float" office:value="1000148" calcext:value-type="float">
            <text:p>1000148</text:p>
          </table:table-cell>
          <table:table-cell table:style-name="ce2" office:value-type="time" office:time-value="PT00H38M00S" calcext:value-type="time">
            <text:p>00:38:00</text:p>
          </table:table-cell>
          <table:table-cell/>
          <table:table-cell office:value-type="time" office:time-value="PT00H38M00S" calcext:value-type="time">
            <text:p>00:38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06512" calcext:value-type="float">
            <text:p>39006512</text:p>
          </table:table-cell>
          <table:table-cell office:value-type="float" office:value="1000147" calcext:value-type="float">
            <text:p>1000147</text:p>
          </table:table-cell>
          <table:table-cell table:style-name="ce2" office:value-type="time" office:time-value="PT00H39M00S" calcext:value-type="time">
            <text:p>00:39:00</text:p>
          </table:table-cell>
          <table:table-cell/>
          <table:table-cell office:value-type="time" office:time-value="PT00H39M00S" calcext:value-type="time">
            <text:p>00:39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6666" calcext:value-type="float">
            <text:p>40006666</text:p>
          </table:table-cell>
          <table:table-cell office:value-type="float" office:value="1000154" calcext:value-type="float">
            <text:p>1000154</text:p>
          </table:table-cell>
          <table:table-cell table:style-name="ce2" office:value-type="time" office:time-value="PT00H40M00S" calcext:value-type="time">
            <text:p>00:40:00</text:p>
          </table:table-cell>
          <table:table-cell/>
          <table:table-cell office:value-type="time" office:time-value="PT00H40M00S" calcext:value-type="time">
            <text:p>00:40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06816" calcext:value-type="float">
            <text:p>41006816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41M00S" calcext:value-type="time">
            <text:p>00:41:00</text:p>
          </table:table-cell>
          <table:table-cell/>
          <table:table-cell office:value-type="time" office:time-value="PT00H41M00S" calcext:value-type="time">
            <text:p>00:41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06965" calcext:value-type="float">
            <text:p>42006965</text:p>
          </table:table-cell>
          <table:table-cell office:value-type="float" office:value="1000149" calcext:value-type="float">
            <text:p>1000149</text:p>
          </table:table-cell>
          <table:table-cell table:style-name="ce2" office:value-type="time" office:time-value="PT00H42M00S" calcext:value-type="time">
            <text:p>00:42:00</text:p>
          </table:table-cell>
          <table:table-cell/>
          <table:table-cell office:value-type="time" office:time-value="PT00H42M00S" calcext:value-type="time">
            <text:p>00:42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07111" calcext:value-type="float">
            <text:p>43007111</text:p>
          </table:table-cell>
          <table:table-cell office:value-type="float" office:value="1000146" calcext:value-type="float">
            <text:p>1000146</text:p>
          </table:table-cell>
          <table:table-cell table:style-name="ce2" office:value-type="time" office:time-value="PT00H43M00S" calcext:value-type="time">
            <text:p>00:43:00</text:p>
          </table:table-cell>
          <table:table-cell/>
          <table:table-cell office:value-type="time" office:time-value="PT00H43M00S" calcext:value-type="time">
            <text:p>00:43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07262" calcext:value-type="float">
            <text:p>44007262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44M00S" calcext:value-type="time">
            <text:p>00:44:00</text:p>
          </table:table-cell>
          <table:table-cell/>
          <table:table-cell office:value-type="time" office:time-value="PT00H44M00S" calcext:value-type="time">
            <text:p>00:44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7412" calcext:value-type="float">
            <text:p>45007412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45M00S" calcext:value-type="time">
            <text:p>00:45:00</text:p>
          </table:table-cell>
          <table:table-cell/>
          <table:table-cell office:value-type="time" office:time-value="PT00H45M00S" calcext:value-type="time">
            <text:p>00:45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07563" calcext:value-type="float">
            <text:p>46007563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46M00S" calcext:value-type="time">
            <text:p>00:46:00</text:p>
          </table:table-cell>
          <table:table-cell/>
          <table:table-cell office:value-type="time" office:time-value="PT00H46M00S" calcext:value-type="time">
            <text:p>00:46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07715" calcext:value-type="float">
            <text:p>47007715</text:p>
          </table:table-cell>
          <table:table-cell office:value-type="float" office:value="1000152" calcext:value-type="float">
            <text:p>1000152</text:p>
          </table:table-cell>
          <table:table-cell table:style-name="ce2" office:value-type="time" office:time-value="PT00H47M00S" calcext:value-type="time">
            <text:p>00:47:00</text:p>
          </table:table-cell>
          <table:table-cell/>
          <table:table-cell office:value-type="time" office:time-value="PT00H47M00S" calcext:value-type="time">
            <text:p>00:47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07866" calcext:value-type="float">
            <text:p>48007866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48M00S" calcext:value-type="time">
            <text:p>00:48:00</text:p>
          </table:table-cell>
          <table:table-cell/>
          <table:table-cell office:value-type="time" office:time-value="PT00H48M00S" calcext:value-type="time">
            <text:p>00:48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08017" calcext:value-type="float">
            <text:p>49008017</text:p>
          </table:table-cell>
          <table:table-cell office:value-type="float" office:value="1000151" calcext:value-type="float">
            <text:p>1000151</text:p>
          </table:table-cell>
          <table:table-cell table:style-name="ce2" office:value-type="time" office:time-value="PT00H49M00S" calcext:value-type="time">
            <text:p>00:49:00</text:p>
          </table:table-cell>
          <table:table-cell/>
          <table:table-cell office:value-type="time" office:time-value="PT00H49M00S" calcext:value-type="time">
            <text:p>00:49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8167" calcext:value-type="float">
            <text:p>50008167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50M00S" calcext:value-type="time">
            <text:p>00:50:00</text:p>
          </table:table-cell>
          <table:table-cell/>
          <table:table-cell office:value-type="time" office:time-value="PT00H50M00S" calcext:value-type="time">
            <text:p>00:50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08324" calcext:value-type="float">
            <text:p>51008324</text:p>
          </table:table-cell>
          <table:table-cell office:value-type="float" office:value="1000157" calcext:value-type="float">
            <text:p>1000157</text:p>
          </table:table-cell>
          <table:table-cell table:style-name="ce2" office:value-type="time" office:time-value="PT00H51M00S" calcext:value-type="time">
            <text:p>00:51:00</text:p>
          </table:table-cell>
          <table:table-cell/>
          <table:table-cell office:value-type="time" office:time-value="PT00H51M00S" calcext:value-type="time">
            <text:p>00:51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08476" calcext:value-type="float">
            <text:p>52008476</text:p>
          </table:table-cell>
          <table:table-cell office:value-type="float" office:value="1000152" calcext:value-type="float">
            <text:p>1000152</text:p>
          </table:table-cell>
          <table:table-cell table:style-name="ce2" office:value-type="time" office:time-value="PT00H52M00S" calcext:value-type="time">
            <text:p>00:52:00</text:p>
          </table:table-cell>
          <table:table-cell/>
          <table:table-cell office:value-type="time" office:time-value="PT00H52M00S" calcext:value-type="time">
            <text:p>00:52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08631" calcext:value-type="float">
            <text:p>53008631</text:p>
          </table:table-cell>
          <table:table-cell office:value-type="float" office:value="1000155" calcext:value-type="float">
            <text:p>1000155</text:p>
          </table:table-cell>
          <table:table-cell table:style-name="ce2" office:value-type="time" office:time-value="PT00H53M00S" calcext:value-type="time">
            <text:p>00:53:00</text:p>
          </table:table-cell>
          <table:table-cell/>
          <table:table-cell office:value-type="time" office:time-value="PT00H53M00S" calcext:value-type="time">
            <text:p>00:53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08780" calcext:value-type="float">
            <text:p>54008780</text:p>
          </table:table-cell>
          <table:table-cell office:value-type="float" office:value="1000149" calcext:value-type="float">
            <text:p>1000149</text:p>
          </table:table-cell>
          <table:table-cell table:style-name="ce2" office:value-type="time" office:time-value="PT00H54M00S" calcext:value-type="time">
            <text:p>00:54:00</text:p>
          </table:table-cell>
          <table:table-cell/>
          <table:table-cell office:value-type="time" office:time-value="PT00H54M00S" calcext:value-type="time">
            <text:p>00:54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8935" calcext:value-type="float">
            <text:p>55008935</text:p>
          </table:table-cell>
          <table:table-cell office:value-type="float" office:value="1000155" calcext:value-type="float">
            <text:p>1000155</text:p>
          </table:table-cell>
          <table:table-cell table:style-name="ce2" office:value-type="time" office:time-value="PT00H55M00S" calcext:value-type="time">
            <text:p>00:55:00</text:p>
          </table:table-cell>
          <table:table-cell/>
          <table:table-cell office:value-type="time" office:time-value="PT00H55M00S" calcext:value-type="time">
            <text:p>00:55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09088" calcext:value-type="float">
            <text:p>56009088</text:p>
          </table:table-cell>
          <table:table-cell office:value-type="float" office:value="1000153" calcext:value-type="float">
            <text:p>1000153</text:p>
          </table:table-cell>
          <table:table-cell table:style-name="ce2" office:value-type="time" office:time-value="PT00H56M00S" calcext:value-type="time">
            <text:p>00:56:00</text:p>
          </table:table-cell>
          <table:table-cell/>
          <table:table-cell office:value-type="time" office:time-value="PT00H56M00S" calcext:value-type="time">
            <text:p>00:56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09250" calcext:value-type="float">
            <text:p>57009250</text:p>
          </table:table-cell>
          <table:table-cell office:value-type="float" office:value="1000162" calcext:value-type="float">
            <text:p>1000162</text:p>
          </table:table-cell>
          <table:table-cell table:style-name="ce2" office:value-type="time" office:time-value="PT00H57M00S" calcext:value-type="time">
            <text:p>00:57:00</text:p>
          </table:table-cell>
          <table:table-cell/>
          <table:table-cell office:value-type="time" office:time-value="PT00H57M00S" calcext:value-type="time">
            <text:p>00:57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09404" calcext:value-type="float">
            <text:p>58009404</text:p>
          </table:table-cell>
          <table:table-cell office:value-type="float" office:value="1000154" calcext:value-type="float">
            <text:p>1000154</text:p>
          </table:table-cell>
          <table:table-cell table:style-name="ce2" office:value-type="time" office:time-value="PT00H58M00S" calcext:value-type="time">
            <text:p>00:58:00</text:p>
          </table:table-cell>
          <table:table-cell/>
          <table:table-cell office:value-type="time" office:time-value="PT00H58M00S" calcext:value-type="time">
            <text:p>00:58: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09554" calcext:value-type="float">
            <text:p>59009554</text:p>
          </table:table-cell>
          <table:table-cell office:value-type="float" office:value="1000150" calcext:value-type="float">
            <text:p>1000150</text:p>
          </table:table-cell>
          <table:table-cell table:style-name="ce2" office:value-type="time" office:time-value="PT00H59M00S" calcext:value-type="time">
            <text:p>00:59:00</text:p>
          </table:table-cell>
          <table:table-cell/>
          <table:table-cell office:value-type="time" office:time-value="PT00H59M00S" calcext:value-type="time">
            <text:p>00:59:0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formula="of:=AVERAGE([.C1:.C57])" office:value-type="float" office:value="1000149.89473684" calcext:value-type="float">
            <text:p>1000149.8947368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018963" calcext:value-type="float">
            <text:p>181018963</text:p>
          </table:table-cell>
          <table:table-cell office:value-type="float" office:value="1000100" calcext:value-type="float">
            <text:p>1000100</text:p>
          </table:table-cell>
          <table:table-cell office:value-type="float" office:value="181" calcext:value-type="float">
            <text:p>181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1M00S" calcext:value-type="time">
            <text:p>03:01:00</text:p>
          </table:table-cell>
          <table:table-cell table:formula="of:=MOD(([.B60]/[.C60]);60)" office:value-type="float" office:value="1.00086291370863" calcext:value-type="float">
            <text:p>1.00086291370863</text:p>
          </table:table-cell>
          <table:table-cell office:value-type="time" office:time-value="PT03H01M00S" calcext:value-type="time">
            <text:p>03:0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019063" calcext:value-type="float">
            <text:p>182019063</text:p>
          </table:table-cell>
          <table:table-cell office:value-type="float" office:value="1000100" calcext:value-type="float">
            <text:p>1000100</text:p>
          </table:table-cell>
          <table:table-cell office:value-type="float" office:value="182" calcext:value-type="float">
            <text:p>182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2M00S" calcext:value-type="time">
            <text:p>03:02:00</text:p>
          </table:table-cell>
          <table:table-cell table:formula="of:=MOD(([.B61]/[.C61]);60)" office:value-type="float" office:value="2.00086291370863" calcext:value-type="float">
            <text:p>2.00086291370863</text:p>
          </table:table-cell>
          <table:table-cell office:value-type="time" office:time-value="PT03H02M00S" calcext:value-type="time">
            <text:p>03:0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019168" calcext:value-type="float">
            <text:p>183019168</text:p>
          </table:table-cell>
          <table:table-cell office:value-type="float" office:value="1000105" calcext:value-type="float">
            <text:p>1000105</text:p>
          </table:table-cell>
          <table:table-cell office:value-type="float" office:value="183" calcext:value-type="float">
            <text:p>183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3M00S" calcext:value-type="time">
            <text:p>03:03:00</text:p>
          </table:table-cell>
          <table:table-cell table:formula="of:=MOD(([.B62]/[.C62]);60)" office:value-type="float" office:value="2.99995300493447" calcext:value-type="float">
            <text:p>2.99995300493447</text:p>
          </table:table-cell>
          <table:table-cell office:value-type="time" office:time-value="PT03H03M00S" calcext:value-type="time">
            <text:p>03:0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019271" calcext:value-type="float">
            <text:p>184019271</text:p>
          </table:table-cell>
          <table:table-cell office:value-type="float" office:value="1000103" calcext:value-type="float">
            <text:p>1000103</text:p>
          </table:table-cell>
          <table:table-cell office:value-type="float" office:value="184" calcext:value-type="float">
            <text:p>184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4M00S" calcext:value-type="time">
            <text:p>03:04:00</text:p>
          </table:table-cell>
          <table:table-cell table:formula="of:=MOD(([.B63]/[.C63]);60)" office:value-type="float" office:value="4.00031896714637" calcext:value-type="float">
            <text:p>4.00031896714637</text:p>
          </table:table-cell>
          <table:table-cell office:value-type="time" office:time-value="PT03H04M00S" calcext:value-type="time">
            <text:p>03:0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019376" calcext:value-type="float">
            <text:p>185019376</text:p>
          </table:table-cell>
          <table:table-cell office:value-type="float" office:value="1000105" calcext:value-type="float">
            <text:p>1000105</text:p>
          </table:table-cell>
          <table:table-cell office:value-type="float" office:value="185" calcext:value-type="float">
            <text:p>185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5M00S" calcext:value-type="time">
            <text:p>03:05:00</text:p>
          </table:table-cell>
          <table:table-cell table:formula="of:=MOD(([.B64]/[.C64]);60)" office:value-type="float" office:value="4.99995100514445" calcext:value-type="float">
            <text:p>4.99995100514445</text:p>
          </table:table-cell>
          <table:table-cell office:value-type="time" office:time-value="PT03H05M00S" calcext:value-type="time">
            <text:p>03:05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019477" calcext:value-type="float">
            <text:p>186019477</text:p>
          </table:table-cell>
          <table:table-cell office:value-type="float" office:value="1000101" calcext:value-type="float">
            <text:p>1000101</text:p>
          </table:table-cell>
          <table:table-cell office:value-type="float" office:value="186" calcext:value-type="float">
            <text:p>186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6M00S" calcext:value-type="time">
            <text:p>03:06:00</text:p>
          </table:table-cell>
          <table:table-cell table:formula="of:=MOD(([.B65]/[.C65]);60)" office:value-type="float" office:value="6.00069093021605" calcext:value-type="float">
            <text:p>6.00069093021605</text:p>
          </table:table-cell>
          <table:table-cell office:value-type="time" office:time-value="PT03H06M00S" calcext:value-type="time">
            <text:p>03:06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019582" calcext:value-type="float">
            <text:p>187019582</text:p>
          </table:table-cell>
          <table:table-cell office:value-type="float" office:value="1000105" calcext:value-type="float">
            <text:p>1000105</text:p>
          </table:table-cell>
          <table:table-cell office:value-type="float" office:value="187" calcext:value-type="float">
            <text:p>187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7M00S" calcext:value-type="time">
            <text:p>03:07:00</text:p>
          </table:table-cell>
          <table:table-cell table:formula="of:=MOD(([.B66]/[.C66]);60)" office:value-type="float" office:value="6.99994700556442" calcext:value-type="float">
            <text:p>6.99994700556442</text:p>
          </table:table-cell>
          <table:table-cell office:value-type="time" office:time-value="PT03H07M00S" calcext:value-type="time">
            <text:p>03:07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019689" calcext:value-type="float">
            <text:p>188019689</text:p>
          </table:table-cell>
          <table:table-cell office:value-type="float" office:value="1000107" calcext:value-type="float">
            <text:p>1000107</text:p>
          </table:table-cell>
          <table:table-cell office:value-type="float" office:value="188" calcext:value-type="float">
            <text:p>188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8M00S" calcext:value-type="time">
            <text:p>03:08:00</text:p>
          </table:table-cell>
          <table:table-cell table:formula="of:=MOD(([.B67]/[.C67]);60)" office:value-type="float" office:value="7.99957304568412" calcext:value-type="float">
            <text:p>7.99957304568412</text:p>
          </table:table-cell>
          <table:table-cell office:value-type="time" office:time-value="PT03H08M00S" calcext:value-type="time">
            <text:p>03:0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019791" calcext:value-type="float">
            <text:p>189019791</text:p>
          </table:table-cell>
          <table:table-cell office:value-type="float" office:value="1000102" calcext:value-type="float">
            <text:p>1000102</text:p>
          </table:table-cell>
          <table:table-cell office:value-type="float" office:value="189" calcext:value-type="float">
            <text:p>189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09M00S" calcext:value-type="time">
            <text:p>03:09:00</text:p>
          </table:table-cell>
          <table:table-cell table:formula="of:=MOD(([.B68]/[.C68]);60)" office:value-type="float" office:value="9.00051294767934" calcext:value-type="float">
            <text:p>9.00051294767934</text:p>
          </table:table-cell>
          <table:table-cell office:value-type="time" office:time-value="PT03H09M00S" calcext:value-type="time">
            <text:p>03:0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019894" calcext:value-type="float">
            <text:p>190019894</text:p>
          </table:table-cell>
          <table:table-cell office:value-type="float" office:value="1000103" calcext:value-type="float">
            <text:p>1000103</text:p>
          </table:table-cell>
          <table:table-cell office:value-type="float" office:value="190" calcext:value-type="float">
            <text:p>190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10M00S" calcext:value-type="time">
            <text:p>03:10:00</text:p>
          </table:table-cell>
          <table:table-cell table:formula="of:=MOD(([.B69]/[.C69]);60)" office:value-type="float" office:value="10.0003239666314" calcext:value-type="float">
            <text:p>10.0003239666314</text:p>
          </table:table-cell>
          <table:table-cell office:value-type="time" office:time-value="PT03H10M00S" calcext:value-type="time">
            <text:p>03:1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019996" calcext:value-type="float">
            <text:p>191019996</text:p>
          </table:table-cell>
          <table:table-cell office:value-type="float" office:value="1000102" calcext:value-type="float">
            <text:p>1000102</text:p>
          </table:table-cell>
          <table:table-cell office:value-type="float" office:value="191" calcext:value-type="float">
            <text:p>191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3H11M00S" calcext:value-type="time">
            <text:p>03:11:00</text:p>
          </table:table-cell>
          <table:table-cell table:formula="of:=MOD(([.B70]/[.C70]);60)" office:value-type="float" office:value="11.0005139475774" calcext:value-type="float">
            <text:p>11.0005139475774</text:p>
          </table:table-cell>
          <table:table-cell office:value-type="time" office:time-value="PT03H11M00S" calcext:value-type="time">
            <text:p>03:11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formula="of:=MOD(([.B71]/[.C71]);60)" office:value-type="string" office:string-value="" calcext:value-type="error">
            <text:p>#DIV/0!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079461" calcext:value-type="float">
            <text:p>615079461</text:p>
          </table:table-cell>
          <table:table-cell office:value-type="float" office:value="1000133" calcext:value-type="float">
            <text:p>1000133</text:p>
          </table:table-cell>
          <table:table-cell office:value-type="float" office:value="615" calcext:value-type="float">
            <text:p>615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15M00S" calcext:value-type="time">
            <text:p>10:15:00</text:p>
          </table:table-cell>
          <table:table-cell table:formula="of:=MOD(([.B72]/[.C72]);60)" office:value-type="float" office:value="14.9976663103807" calcext:value-type="float">
            <text:p>14.9976663103807</text:p>
          </table:table-cell>
          <table:table-cell office:value-type="time" office:time-value="PT10H15M00S" calcext:value-type="time">
            <text:p>10:15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079610" calcext:value-type="float">
            <text:p>616079610</text:p>
          </table:table-cell>
          <table:table-cell office:value-type="float" office:value="1000149" calcext:value-type="float">
            <text:p>1000149</text:p>
          </table:table-cell>
          <table:table-cell office:value-type="float" office:value="616" calcext:value-type="float">
            <text:p>616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16M00S" calcext:value-type="time">
            <text:p>10:16:00</text:p>
          </table:table-cell>
          <table:table-cell table:formula="of:=MOD(([.B73]/[.C73]);60)" office:value-type="float" office:value="15.9878278136557" calcext:value-type="float">
            <text:p>15.9878278136557</text:p>
          </table:table-cell>
          <table:table-cell office:value-type="time" office:time-value="PT10H16M00S" calcext:value-type="time">
            <text:p>10:16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079756" calcext:value-type="float">
            <text:p>617079756</text:p>
          </table:table-cell>
          <table:table-cell office:value-type="float" office:value="1000146" calcext:value-type="float">
            <text:p>1000146</text:p>
          </table:table-cell>
          <table:table-cell office:value-type="float" office:value="617" calcext:value-type="float">
            <text:p>617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17M00S" calcext:value-type="time">
            <text:p>10:17:00</text:p>
          </table:table-cell>
          <table:table-cell table:formula="of:=MOD(([.B74]/[.C74]);60)" office:value-type="float" office:value="16.989675507376" calcext:value-type="float">
            <text:p>16.989675507376</text:p>
          </table:table-cell>
          <table:table-cell office:value-type="time" office:time-value="PT10H17M00S" calcext:value-type="time">
            <text:p>10:17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079901" calcext:value-type="float">
            <text:p>618079901</text:p>
          </table:table-cell>
          <table:table-cell office:value-type="float" office:value="1000145" calcext:value-type="float">
            <text:p>1000145</text:p>
          </table:table-cell>
          <table:table-cell office:value-type="float" office:value="618" calcext:value-type="float">
            <text:p>618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18M00S" calcext:value-type="time">
            <text:p>10:18:00</text:p>
          </table:table-cell>
          <table:table-cell table:formula="of:=MOD(([.B75]/[.C75]);60)" office:value-type="float" office:value="17.9902924076009" calcext:value-type="float">
            <text:p>17.9902924076009</text:p>
          </table:table-cell>
          <table:table-cell office:value-type="time" office:time-value="PT10H18M00S" calcext:value-type="time">
            <text:p>10:1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080045" calcext:value-type="float">
            <text:p>619080045</text:p>
          </table:table-cell>
          <table:table-cell office:value-type="float" office:value="1000144" calcext:value-type="float">
            <text:p>1000144</text:p>
          </table:table-cell>
          <table:table-cell office:value-type="float" office:value="619" calcext:value-type="float">
            <text:p>619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19M00S" calcext:value-type="time">
            <text:p>10:19:00</text:p>
          </table:table-cell>
          <table:table-cell table:formula="of:=MOD(([.B76]/[.C76]);60)" office:value-type="float" office:value="18.9909103089155" calcext:value-type="float">
            <text:p>18.9909103089155</text:p>
          </table:table-cell>
          <table:table-cell office:value-type="time" office:time-value="PT10H19M00S" calcext:value-type="time">
            <text:p>10:1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080185" calcext:value-type="float">
            <text:p>620080185</text:p>
          </table:table-cell>
          <table:table-cell office:value-type="float" office:value="1000140" calcext:value-type="float">
            <text:p>1000140</text:p>
          </table:table-cell>
          <table:table-cell office:value-type="float" office:value="620" calcext:value-type="float">
            <text:p>620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20M00S" calcext:value-type="time">
            <text:p>10:20:00</text:p>
          </table:table-cell>
          <table:table-cell table:formula="of:=MOD(([.B77]/[.C77]);60)" office:value-type="float" office:value="19.9933859259704" calcext:value-type="float">
            <text:p>19.9933859259704</text:p>
          </table:table-cell>
          <table:table-cell office:value-type="time" office:time-value="PT10H20M00S" calcext:value-type="time">
            <text:p>10:2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080338" calcext:value-type="float">
            <text:p>621080338</text:p>
          </table:table-cell>
          <table:table-cell office:value-type="float" office:value="1000153" calcext:value-type="float">
            <text:p>1000153</text:p>
          </table:table-cell>
          <table:table-cell office:value-type="float" office:value="621" calcext:value-type="float">
            <text:p>621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10H21M00S" calcext:value-type="time">
            <text:p>10:21:00</text:p>
          </table:table-cell>
          <table:table-cell table:formula="of:=MOD(([.B78]/[.C78]);60)" office:value-type="float" office:value="20.9853272449316" calcext:value-type="float">
            <text:p>20.9853272449316</text:p>
          </table:table-cell>
          <table:table-cell office:value-type="time" office:time-value="PT10H21M00S" calcext:value-type="time">
            <text:p>10:2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4193423" calcext:value-type="float">
            <text:p>1424193423</text:p>
          </table:table-cell>
          <table:table-cell office:value-type="float" office:value="1000140" calcext:value-type="float">
            <text:p>1000140</text:p>
          </table:table-cell>
          <table:table-cell office:value-type="float" office:value="1424" calcext:value-type="float">
            <text:p>1424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44M00S" calcext:value-type="time">
            <text:p>23:44:00</text:p>
          </table:table-cell>
          <table:table-cell table:formula="of:=MOD(([.B79]/[.C79]);60)" office:value-type="float" office:value="43.9940638310636" calcext:value-type="float">
            <text:p>43.9940638310636</text:p>
          </table:table-cell>
          <table:table-cell office:value-type="time" office:time-value="PT23H44M00S" calcext:value-type="time">
            <text:p>23:4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5193556" calcext:value-type="float">
            <text:p>1425193556</text:p>
          </table:table-cell>
          <table:table-cell office:value-type="float" office:value="1000133" calcext:value-type="float">
            <text:p>1000133</text:p>
          </table:table-cell>
          <table:table-cell office:value-type="float" office:value="1425" calcext:value-type="float">
            <text:p>1425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45M00S" calcext:value-type="time">
            <text:p>23:45:00</text:p>
          </table:table-cell>
          <table:table-cell table:formula="of:=MOD(([.B80]/[.C80]);60)" office:value-type="float" office:value="45.0040304639483" calcext:value-type="float">
            <text:p>45.0040304639483</text:p>
          </table:table-cell>
          <table:table-cell office:value-type="time" office:time-value="PT23H45M00S" calcext:value-type="time">
            <text:p>23:45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6193689" calcext:value-type="float">
            <text:p>1426193689</text:p>
          </table:table-cell>
          <table:table-cell office:value-type="float" office:value="1000133" calcext:value-type="float">
            <text:p>1000133</text:p>
          </table:table-cell>
          <table:table-cell office:value-type="float" office:value="1426" calcext:value-type="float">
            <text:p>1426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46M00S" calcext:value-type="time">
            <text:p>23:46:00</text:p>
          </table:table-cell>
          <table:table-cell table:formula="of:=MOD(([.B81]/[.C81]);60)" office:value-type="float" office:value="46.0040304639483" calcext:value-type="float">
            <text:p>46.0040304639483</text:p>
          </table:table-cell>
          <table:table-cell office:value-type="time" office:time-value="PT23H46M00S" calcext:value-type="time">
            <text:p>23:46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7193822" calcext:value-type="float">
            <text:p>1427193822</text:p>
          </table:table-cell>
          <table:table-cell office:value-type="float" office:value="1000133" calcext:value-type="float">
            <text:p>1000133</text:p>
          </table:table-cell>
          <table:table-cell office:value-type="float" office:value="1427" calcext:value-type="float">
            <text:p>1427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47M00S" calcext:value-type="time">
            <text:p>23:47:00</text:p>
          </table:table-cell>
          <table:table-cell table:formula="of:=MOD(([.B82]/[.C82]);60)" office:value-type="float" office:value="47.0040304639483" calcext:value-type="float">
            <text:p>47.0040304639483</text:p>
          </table:table-cell>
          <table:table-cell office:value-type="time" office:time-value="PT23H47M00S" calcext:value-type="time">
            <text:p>23:47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8193960" calcext:value-type="float">
            <text:p>1428193960</text:p>
          </table:table-cell>
          <table:table-cell office:value-type="float" office:value="1000138" calcext:value-type="float">
            <text:p>1000138</text:p>
          </table:table-cell>
          <table:table-cell office:value-type="float" office:value="1428" calcext:value-type="float">
            <text:p>1428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48M00S" calcext:value-type="time">
            <text:p>23:48:00</text:p>
          </table:table-cell>
          <table:table-cell table:formula="of:=MOD(([.B83]/[.C83]);60)" office:value-type="float" office:value="47.996896428293" calcext:value-type="float">
            <text:p>47.996896428293</text:p>
          </table:table-cell>
          <table:table-cell office:value-type="time" office:time-value="PT23H48M00S" calcext:value-type="time">
            <text:p>23:4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9194103" calcext:value-type="float">
            <text:p>1429194103</text:p>
          </table:table-cell>
          <table:table-cell office:value-type="float" office:value="1000143" calcext:value-type="float">
            <text:p>1000143</text:p>
          </table:table-cell>
          <table:table-cell office:value-type="float" office:value="1429" calcext:value-type="float">
            <text:p>1429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49M00S" calcext:value-type="time">
            <text:p>23:49:00</text:p>
          </table:table-cell>
          <table:table-cell table:formula="of:=MOD(([.B84]/[.C84]);60)" office:value-type="float" office:value="48.9897574646825" calcext:value-type="float">
            <text:p>48.9897574646825</text:p>
          </table:table-cell>
          <table:table-cell office:value-type="time" office:time-value="PT23H49M00S" calcext:value-type="time">
            <text:p>23:4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0194243" calcext:value-type="float">
            <text:p>1430194243</text:p>
          </table:table-cell>
          <table:table-cell office:value-type="float" office:value="1000140" calcext:value-type="float">
            <text:p>1000140</text:p>
          </table:table-cell>
          <table:table-cell office:value-type="float" office:value="1430" calcext:value-type="float">
            <text:p>1430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50M00S" calcext:value-type="time">
            <text:p>23:50:00</text:p>
          </table:table-cell>
          <table:table-cell table:formula="of:=MOD(([.B85]/[.C85]);60)" office:value-type="float" office:value="49.9940438338633" calcext:value-type="float">
            <text:p>49.9940438338633</text:p>
          </table:table-cell>
          <table:table-cell office:value-type="time" office:time-value="PT23H50M00S" calcext:value-type="time">
            <text:p>23:5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1194385" calcext:value-type="float">
            <text:p>1431194385</text:p>
          </table:table-cell>
          <table:table-cell office:value-type="float" office:value="1000142" calcext:value-type="float">
            <text:p>1000142</text:p>
          </table:table-cell>
          <table:table-cell office:value-type="float" office:value="1431" calcext:value-type="float">
            <text:p>1431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51M00S" calcext:value-type="time">
            <text:p>23:51:00</text:p>
          </table:table-cell>
          <table:table-cell table:formula="of:=MOD(([.B86]/[.C86]);60)" office:value-type="float" office:value="50.9911842518363" calcext:value-type="float">
            <text:p>50.9911842518363</text:p>
          </table:table-cell>
          <table:table-cell office:value-type="time" office:time-value="PT23H51M00S" calcext:value-type="time">
            <text:p>23:5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2194524" calcext:value-type="float">
            <text:p>1432194524</text:p>
          </table:table-cell>
          <table:table-cell office:value-type="float" office:value="1000139" calcext:value-type="float">
            <text:p>1000139</text:p>
          </table:table-cell>
          <table:table-cell office:value-type="float" office:value="1432" calcext:value-type="float">
            <text:p>1432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23H52M00S" calcext:value-type="time">
            <text:p>23:52:00</text:p>
          </table:table-cell>
          <table:table-cell table:formula="of:=MOD(([.B87]/[.C87]);60)" office:value-type="float" office:value="51.9954766287485" calcext:value-type="float">
            <text:p>51.9954766287485</text:p>
          </table:table-cell>
          <table:table-cell office:value-type="time" office:time-value="PT23H52M00S" calcext:value-type="time">
            <text:p>23:52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8601853" calcext:value-type="float">
            <text:p>4288601853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288" calcext:value-type="float">
            <text:p>4288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  <table:table-cell table:style-name="ce1" office:value-type="time" office:time-value="PT71H28M00S" calcext:value-type="time">
            <text:p>71:2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9601965" calcext:value-type="float">
            <text:p>4289601965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289" calcext:value-type="float">
            <text:p>4289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  <table:table-cell table:style-name="ce1" office:value-type="time" office:time-value="PT71H29M00S" calcext:value-type="time">
            <text:p>71:2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602072" calcext:value-type="float">
            <text:p>4290602072</text:p>
          </table:table-cell>
          <table:table-cell office:value-type="float" office:value="1000107" calcext:value-type="float">
            <text:p>1000107</text:p>
          </table:table-cell>
          <table:table-cell office:value-type="float" office:value="4290" calcext:value-type="float">
            <text:p>4290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602186" calcext:value-type="float">
            <text:p>4291602186</text:p>
          </table:table-cell>
          <table:table-cell office:value-type="float" office:value="1000114" calcext:value-type="float">
            <text:p>1000114</text:p>
          </table:table-cell>
          <table:table-cell office:value-type="float" office:value="4291" calcext:value-type="float">
            <text:p>4291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602299" calcext:value-type="float">
            <text:p>4292602299</text:p>
          </table:table-cell>
          <table:table-cell office:value-type="float" office:value="1000113" calcext:value-type="float">
            <text:p>1000113</text:p>
          </table:table-cell>
          <table:table-cell office:value-type="float" office:value="4292" calcext:value-type="float">
            <text:p>4292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  <table:table-cell office:value-type="time" office:time-value="PT71H32M00S" calcext:value-type="time">
            <text:p>23:3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602408" calcext:value-type="float">
            <text:p>4293602408</text:p>
          </table:table-cell>
          <table:table-cell office:value-type="float" office:value="1000109" calcext:value-type="float">
            <text:p>1000109</text:p>
          </table:table-cell>
          <table:table-cell office:value-type="float" office:value="4293" calcext:value-type="float">
            <text:p>4293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  <table:table-cell office:value-type="time" office:time-value="PT71H33M00S" calcext:value-type="time">
            <text:p>23:3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602520" calcext:value-type="float">
            <text:p>4294602520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294" calcext:value-type="float">
            <text:p>4294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  <table:table-cell office:value-type="time" office:time-value="PT71H34M00S" calcext:value-type="time">
            <text:p>23:3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328" calcext:value-type="float">
            <text:p>635328</text:p>
          </table:table-cell>
          <table:table-cell office:value-type="float" office:value="1000104" calcext:value-type="float">
            <text:p>1000104</text:p>
          </table:table-cell>
          <table:table-cell office:value-type="float" office:value="4295" calcext:value-type="float">
            <text:p>4295</text:p>
          </table:table-cell>
          <table:table-cell office:value-type="float" office:value="98" calcext:value-type="float">
            <text:p>98</text:p>
          </table:table-cell>
          <table:table-cell table:style-name="ce1" office:value-type="time" office:time-value="PT108H02M00S" calcext:value-type="time">
            <text:p>108:02:00</text:p>
          </table:table-cell>
          <table:table-cell/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5441" calcext:value-type="float">
            <text:p>1635441</text:p>
          </table:table-cell>
          <table:table-cell office:value-type="float" office:value="1000113" calcext:value-type="float">
            <text:p>1000113</text:p>
          </table:table-cell>
          <table:table-cell office:value-type="float" office:value="4296" calcext:value-type="float">
            <text:p>4296</text:p>
          </table:table-cell>
          <table:table-cell office:value-type="float" office:value="330" calcext:value-type="float">
            <text:p>330</text:p>
          </table:table-cell>
          <table:table-cell table:style-name="ce1" office:value-type="time" office:time-value="PT82H35M00S" calcext:value-type="time">
            <text:p>82:35:00</text:p>
          </table:table-cell>
          <table:table-cell/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5553" calcext:value-type="float">
            <text:p>2635553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297" calcext:value-type="float">
            <text:p>4297</text:p>
          </table:table-cell>
          <table:table-cell office:value-type="float" office:value="562" calcext:value-type="float">
            <text:p>562</text:p>
          </table:table-cell>
          <table:table-cell table:style-name="ce1" office:value-type="time" office:time-value="PT78H09M00S" calcext:value-type="time">
            <text:p>78:09:00</text:p>
          </table:table-cell>
          <table:table-cell/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35664" calcext:value-type="float">
            <text:p>3635664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4298" calcext:value-type="float">
            <text:p>4298</text:p>
          </table:table-cell>
          <table:table-cell office:value-type="float" office:value="794" calcext:value-type="float">
            <text:p>794</text:p>
          </table:table-cell>
          <table:table-cell table:style-name="ce1" office:value-type="time" office:time-value="PT76H18M00S" calcext:value-type="time">
            <text:p>76:18:00</text:p>
          </table:table-cell>
          <table:table-cell/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5777" calcext:value-type="float">
            <text:p>4635777</text:p>
          </table:table-cell>
          <table:table-cell office:value-type="float" office:value="1000113" calcext:value-type="float">
            <text:p>1000113</text:p>
          </table:table-cell>
          <table:table-cell office:value-type="float" office:value="4299" calcext:value-type="float">
            <text:p>4299</text:p>
          </table:table-cell>
          <table:table-cell office:value-type="float" office:value="1026" calcext:value-type="float">
            <text:p>1026</text:p>
          </table:table-cell>
          <table:table-cell table:style-name="ce1" office:value-type="time" office:time-value="PT75H18M00S" calcext:value-type="time">
            <text:p>75:18:00</text:p>
          </table:table-cell>
          <table:table-cell/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35888" calcext:value-type="float">
            <text:p>5635888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4300" calcext:value-type="float">
            <text:p>4300</text:p>
          </table:table-cell>
          <table:table-cell office:value-type="float" office:value="1258" calcext:value-type="float">
            <text:p>1258</text:p>
          </table:table-cell>
          <table:table-cell table:style-name="ce1" office:value-type="time" office:time-value="PT74H40M00S" calcext:value-type="time">
            <text:p>74:40:00</text:p>
          </table:table-cell>
          <table:table-cell/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35997" calcext:value-type="float">
            <text:p>6635997</text:p>
          </table:table-cell>
          <table:table-cell office:value-type="float" office:value="1000109" calcext:value-type="float">
            <text:p>1000109</text:p>
          </table:table-cell>
          <table:table-cell office:value-type="float" office:value="4301" calcext:value-type="float">
            <text:p>4301</text:p>
          </table:table-cell>
          <table:table-cell office:value-type="float" office:value="1490" calcext:value-type="float">
            <text:p>1490</text:p>
          </table:table-cell>
          <table:table-cell table:style-name="ce1" office:value-type="time" office:time-value="PT74H13M00S" calcext:value-type="time">
            <text:p>74:13:00</text:p>
          </table:table-cell>
          <table:table-cell/>
          <table:table-cell office:value-type="time" office:time-value="PT00H06M00S" calcext:value-type="time">
            <text:p>00:06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36109" calcext:value-type="float">
            <text:p>7636109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302" calcext:value-type="float">
            <text:p>4302</text:p>
          </table:table-cell>
          <table:table-cell office:value-type="float" office:value="1722" calcext:value-type="float">
            <text:p>1722</text:p>
          </table:table-cell>
          <table:table-cell table:style-name="ce1" office:value-type="time" office:time-value="PT73H54M00S" calcext:value-type="time">
            <text:p>73:54:00</text:p>
          </table:table-cell>
          <table:table-cell/>
          <table:table-cell office:value-type="time" office:time-value="PT00H07M00S" calcext:value-type="time">
            <text:p>00:07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36223" calcext:value-type="float">
            <text:p>8636223</text:p>
          </table:table-cell>
          <table:table-cell office:value-type="float" office:value="1000114" calcext:value-type="float">
            <text:p>1000114</text:p>
          </table:table-cell>
          <table:table-cell office:value-type="float" office:value="4303" calcext:value-type="float">
            <text:p>4303</text:p>
          </table:table-cell>
          <table:table-cell office:value-type="float" office:value="1954" calcext:value-type="float">
            <text:p>1954</text:p>
          </table:table-cell>
          <table:table-cell table:style-name="ce1" office:value-type="time" office:time-value="PT73H39M00S" calcext:value-type="time">
            <text:p>73:39:00</text:p>
          </table:table-cell>
          <table:table-cell/>
          <table:table-cell office:value-type="time" office:time-value="PT00H08M00S" calcext:value-type="time">
            <text:p>00:08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36339" calcext:value-type="float">
            <text:p>9636339</text:p>
          </table:table-cell>
          <table:table-cell office:value-type="float" office:value="1000116" calcext:value-type="float">
            <text:p>1000116</text:p>
          </table:table-cell>
          <table:table-cell office:value-type="float" office:value="4304" calcext:value-type="float">
            <text:p>4304</text:p>
          </table:table-cell>
          <table:table-cell office:value-type="float" office:value="2185" calcext:value-type="float">
            <text:p>2185</text:p>
          </table:table-cell>
          <table:table-cell table:style-name="ce1" office:value-type="time" office:time-value="PT73H30M00S" calcext:value-type="time">
            <text:p>73:30:00</text:p>
          </table:table-cell>
          <table:table-cell/>
          <table:table-cell office:value-type="time" office:time-value="PT00H09M00S" calcext:value-type="time">
            <text:p>00:09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36451" calcext:value-type="float">
            <text:p>10636451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305" calcext:value-type="float">
            <text:p>4305</text:p>
          </table:table-cell>
          <table:table-cell office:value-type="float" office:value="2416" calcext:value-type="float">
            <text:p>2416</text:p>
          </table:table-cell>
          <table:table-cell table:style-name="ce1" office:value-type="time" office:time-value="PT73H22M00S" calcext:value-type="time">
            <text:p>73:22:00</text:p>
          </table:table-cell>
          <table:table-cell/>
          <table:table-cell office:value-type="time" office:time-value="PT00H10M00S" calcext:value-type="time">
            <text:p>00:1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36562" calcext:value-type="float">
            <text:p>11636562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4306" calcext:value-type="float">
            <text:p>4306</text:p>
          </table:table-cell>
          <table:table-cell office:value-type="float" office:value="2647" calcext:value-type="float">
            <text:p>2647</text:p>
          </table:table-cell>
          <table:table-cell table:style-name="ce1" office:value-type="time" office:time-value="PT73H16M00S" calcext:value-type="time">
            <text:p>73:16:00</text:p>
          </table:table-cell>
          <table:table-cell/>
          <table:table-cell office:value-type="time" office:time-value="PT00H11M00S" calcext:value-type="time">
            <text:p>00:1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36672" calcext:value-type="float">
            <text:p>12636672</text:p>
          </table:table-cell>
          <table:table-cell office:value-type="float" office:value="1000110" calcext:value-type="float">
            <text:p>1000110</text:p>
          </table:table-cell>
          <table:table-cell office:value-type="float" office:value="4307" calcext:value-type="float">
            <text:p>4307</text:p>
          </table:table-cell>
          <table:table-cell office:value-type="float" office:value="2878" calcext:value-type="float">
            <text:p>2878</text:p>
          </table:table-cell>
          <table:table-cell table:style-name="ce1" office:value-type="time" office:time-value="PT73H10M00S" calcext:value-type="time">
            <text:p>73:10:00</text:p>
          </table:table-cell>
          <table:table-cell/>
          <table:table-cell office:value-type="time" office:time-value="PT00H12M00S" calcext:value-type="time">
            <text:p>00:1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36790" calcext:value-type="float">
            <text:p>13636790</text:p>
          </table:table-cell>
          <table:table-cell office:value-type="float" office:value="1000118" calcext:value-type="float">
            <text:p>1000118</text:p>
          </table:table-cell>
          <table:table-cell office:value-type="float" office:value="4308" calcext:value-type="float">
            <text:p>4308</text:p>
          </table:table-cell>
          <table:table-cell office:value-type="float" office:value="3109" calcext:value-type="float">
            <text:p>3109</text:p>
          </table:table-cell>
          <table:table-cell table:style-name="ce1" office:value-type="time" office:time-value="PT73H06M00S" calcext:value-type="time">
            <text:p>73:06:00</text:p>
          </table:table-cell>
          <table:table-cell/>
          <table:table-cell office:value-type="time" office:time-value="PT00H13M00S" calcext:value-type="time">
            <text:p>00:1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36900" calcext:value-type="float">
            <text:p>14636900</text:p>
          </table:table-cell>
          <table:table-cell office:value-type="float" office:value="1000110" calcext:value-type="float">
            <text:p>1000110</text:p>
          </table:table-cell>
          <table:table-cell office:value-type="float" office:value="4309" calcext:value-type="float">
            <text:p>4309</text:p>
          </table:table-cell>
          <table:table-cell office:value-type="float" office:value="3340" calcext:value-type="float">
            <text:p>3340</text:p>
          </table:table-cell>
          <table:table-cell table:style-name="ce1" office:value-type="time" office:time-value="PT73H02M00S" calcext:value-type="time">
            <text:p>73:02:00</text:p>
          </table:table-cell>
          <table:table-cell/>
          <table:table-cell office:value-type="time" office:time-value="PT00H14M00S" calcext:value-type="time">
            <text:p>00:1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36992" calcext:value-type="float">
            <text:p>15636992</text:p>
          </table:table-cell>
          <table:table-cell office:value-type="float" office:value="1000092" calcext:value-type="float">
            <text:p>1000092</text:p>
          </table:table-cell>
          <table:table-cell office:value-type="float" office:value="4310" calcext:value-type="float">
            <text:p>4310</text:p>
          </table:table-cell>
          <table:table-cell office:value-type="float" office:value="3571" calcext:value-type="float">
            <text:p>3571</text:p>
          </table:table-cell>
          <table:table-cell table:style-name="ce1" office:value-type="time" office:time-value="PT72H58M00S" calcext:value-type="time">
            <text:p>72:58:00</text:p>
          </table:table-cell>
          <table:table-cell/>
          <table:table-cell office:value-type="time" office:time-value="PT00H15M00S" calcext:value-type="time">
            <text:p>00:1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37097" calcext:value-type="float">
            <text:p>16637097</text:p>
          </table:table-cell>
          <table:table-cell office:value-type="float" office:value="1000105" calcext:value-type="float">
            <text:p>1000105</text:p>
          </table:table-cell>
          <table:table-cell office:value-type="float" office:value="4311" calcext:value-type="float">
            <text:p>4311</text:p>
          </table:table-cell>
          <table:table-cell office:value-type="float" office:value="3802" calcext:value-type="float">
            <text:p>3802</text:p>
          </table:table-cell>
          <table:table-cell table:style-name="ce1" office:value-type="time" office:time-value="PT72H55M00S" calcext:value-type="time">
            <text:p>72:55:00</text:p>
          </table:table-cell>
          <table:table-cell/>
          <table:table-cell office:value-type="time" office:time-value="PT00H16M00S" calcext:value-type="time">
            <text:p>00:16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37205" calcext:value-type="float">
            <text:p>17637205</text:p>
          </table:table-cell>
          <table:table-cell office:value-type="float" office:value="1000108" calcext:value-type="float">
            <text:p>1000108</text:p>
          </table:table-cell>
          <table:table-cell office:value-type="float" office:value="4312" calcext:value-type="float">
            <text:p>4312</text:p>
          </table:table-cell>
          <table:table-cell office:value-type="float" office:value="4033" calcext:value-type="float">
            <text:p>4033</text:p>
          </table:table-cell>
          <table:table-cell table:style-name="ce1" office:value-type="time" office:time-value="PT72H53M00S" calcext:value-type="time">
            <text:p>72:53:00</text:p>
          </table:table-cell>
          <table:table-cell/>
          <table:table-cell office:value-type="time" office:time-value="PT00H17M00S" calcext:value-type="time">
            <text:p>00:17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37313" calcext:value-type="float">
            <text:p>18637313</text:p>
          </table:table-cell>
          <table:table-cell office:value-type="float" office:value="1000108" calcext:value-type="float">
            <text:p>1000108</text:p>
          </table:table-cell>
          <table:table-cell office:value-type="float" office:value="4313" calcext:value-type="float">
            <text:p>4313</text:p>
          </table:table-cell>
          <table:table-cell office:value-type="float" office:value="4263" calcext:value-type="float">
            <text:p>4263</text:p>
          </table:table-cell>
          <table:table-cell table:style-name="ce1" office:value-type="time" office:time-value="PT72H51M00S" calcext:value-type="time">
            <text:p>72:51:00</text:p>
          </table:table-cell>
          <table:table-cell/>
          <table:table-cell office:value-type="time" office:time-value="PT00H18M00S" calcext:value-type="time">
            <text:p>00:18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7425" calcext:value-type="float">
            <text:p>19637425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314" calcext:value-type="float">
            <text:p>4314</text:p>
          </table:table-cell>
          <table:table-cell office:value-type="float" office:value="4493" calcext:value-type="float">
            <text:p>4493</text:p>
          </table:table-cell>
          <table:table-cell table:style-name="ce1" office:value-type="time" office:time-value="PT72H50M00S" calcext:value-type="time">
            <text:p>72:50:00</text:p>
          </table:table-cell>
          <table:table-cell/>
          <table:table-cell office:value-type="time" office:time-value="PT00H19M00S" calcext:value-type="time">
            <text:p>00:19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37525" calcext:value-type="float">
            <text:p>20637525</text:p>
          </table:table-cell>
          <table:table-cell office:value-type="float" office:value="1000100" calcext:value-type="float">
            <text:p>1000100</text:p>
          </table:table-cell>
          <table:table-cell office:value-type="float" office:value="4315" calcext:value-type="float">
            <text:p>4315</text:p>
          </table:table-cell>
          <table:table-cell office:value-type="float" office:value="4723" calcext:value-type="float">
            <text:p>4723</text:p>
          </table:table-cell>
          <table:table-cell table:style-name="ce1" office:value-type="time" office:time-value="PT72H49M00S" calcext:value-type="time">
            <text:p>72:49:00</text:p>
          </table:table-cell>
          <table:table-cell/>
          <table:table-cell office:value-type="time" office:time-value="PT00H20M00S" calcext:value-type="time">
            <text:p>00:20: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nt</text:p>
          </table:table-cell>
          <table:table-cell office:value-type="string" calcext:value-type="string">
            <text:p><text:s/>ave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44028" calcext:value-type="float">
            <text:p>4292544028</text:p>
          </table:table-cell>
          <table:table-cell office:value-type="float" office:value="1000107" calcext:value-type="float">
            <text:p>1000107</text:p>
          </table:table-cell>
          <table:table-cell office:value-type="float" office:value="4292" calcext:value-type="float">
            <text:p>4292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2M00S" calcext:value-type="time">
            <text:p>71:32:00</text:p>
          </table:table-cell>
          <table:table-cell table:formula="of:=MOD(([.B118]/[.C118]);60)" office:value-type="float" office:value="32.0847749290824" calcext:value-type="float">
            <text:p>32.0847749290824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44123" calcext:value-type="float">
            <text:p>4293544123</text:p>
          </table:table-cell>
          <table:table-cell office:value-type="float" office:value="1000095" calcext:value-type="float">
            <text:p>1000095</text:p>
          </table:table-cell>
          <table:table-cell office:value-type="float" office:value="4293" calcext:value-type="float">
            <text:p>4293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3M00S" calcext:value-type="time">
            <text:p>71:33:00</text:p>
          </table:table-cell>
          <table:table-cell table:formula="of:=MOD(([.B119]/[.C119]);60)" office:value-type="float" office:value="33.1362750538701" calcext:value-type="float">
            <text:p>33.1362750538701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44228" calcext:value-type="float">
            <text:p>4294544228</text:p>
          </table:table-cell>
          <table:table-cell office:value-type="float" office:value="1000105" calcext:value-type="float">
            <text:p>1000105</text:p>
          </table:table-cell>
          <table:table-cell office:value-type="float" office:value="4294" calcext:value-type="float">
            <text:p>4294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4M00S" calcext:value-type="time">
            <text:p>71:34:00</text:p>
          </table:table-cell>
          <table:table-cell table:formula="of:=MOD(([.B120]/[.C120]);60)" office:value-type="float" office:value="34.0933481984393" calcext:value-type="float">
            <text:p>34.0933481984393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035" calcext:value-type="float">
            <text:p>577035</text:p>
          </table:table-cell>
          <table:table-cell office:value-type="float" office:value="1000103" calcext:value-type="float">
            <text:p>1000103</text:p>
          </table:table-cell>
          <table:table-cell office:value-type="float" office:value="4295" calcext:value-type="float">
            <text:p>4295</text:p>
          </table:table-cell>
          <table:table-cell office:value-type="float" office:value="98" calcext:value-type="float">
            <text:p>98</text:p>
          </table:table-cell>
          <table:table-cell table:style-name="ce1" office:value-type="time" office:time-value="PT98H08M00S" calcext:value-type="time">
            <text:p>98:08:00</text:p>
          </table:table-cell>
          <table:table-cell table:formula="of:=MOD(([.B121]/[.C121]);60)" office:value-type="float" office:value="0.576975571516134" calcext:value-type="float">
            <text:p>0.576975571516134</text:p>
          </table:table-cell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7149" calcext:value-type="float">
            <text:p>1577149</text:p>
          </table:table-cell>
          <table:table-cell office:value-type="float" office:value="1000114" calcext:value-type="float">
            <text:p>1000114</text:p>
          </table:table-cell>
          <table:table-cell office:value-type="float" office:value="1" calcext:value-type="float">
            <text:p>1</text:p>
          </table:table-cell>
          <table:table-cell office:value-type="float" office:value="1000114" calcext:value-type="float">
            <text:p>1000114</text:p>
          </table:table-cell>
          <table:table-cell office:value-type="time" office:time-value="PT00H01M00S" calcext:value-type="time">
            <text:p>00:01:00</text:p>
          </table:table-cell>
          <table:table-cell table:formula="of:=MOD(([.B122]/[.C122]);60)" office:value-type="float" office:value="1.57696922550829" calcext:value-type="float">
            <text:p>1.57696922550829</text:p>
          </table:table-cell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7253" calcext:value-type="float">
            <text:p>2577253</text:p>
          </table:table-cell>
          <table:table-cell office:value-type="float" office:value="1000104" calcext:value-type="float">
            <text:p>1000104</text:p>
          </table:table-cell>
          <table:table-cell office:value-type="float" office:value="2" calcext:value-type="float">
            <text:p>2</text:p>
          </table:table-cell>
          <table:table-cell office:value-type="float" office:value="1000109" calcext:value-type="float">
            <text:p>1000109</text:p>
          </table:table-cell>
          <table:table-cell office:value-type="time" office:time-value="PT00H02M00S" calcext:value-type="time">
            <text:p>00:02:00</text:p>
          </table:table-cell>
          <table:table-cell table:formula="of:=MOD(([.B123]/[.C123]);60)" office:value-type="float" office:value="2.57698499356067" calcext:value-type="float">
            <text:p>2.57698499356067</text:p>
          </table:table-cell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7357" calcext:value-type="float">
            <text:p>3577357</text:p>
          </table:table-cell>
          <table:table-cell office:value-type="float" office:value="1000104" calcext:value-type="float">
            <text:p>1000104</text:p>
          </table:table-cell>
          <table:table-cell office:value-type="float" office:value="3" calcext:value-type="float">
            <text:p>3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0H03M00S" calcext:value-type="time">
            <text:p>00:03:00</text:p>
          </table:table-cell>
          <table:table-cell table:formula="of:=MOD(([.B124]/[.C124]);60)" office:value-type="float" office:value="3.57698499356067" calcext:value-type="float">
            <text:p>3.57698499356067</text:p>
          </table:table-cell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77467" calcext:value-type="float">
            <text:p>4577467</text:p>
          </table:table-cell>
          <table:table-cell office:value-type="float" office:value="1000110" calcext:value-type="float">
            <text:p>1000110</text:p>
          </table:table-cell>
          <table:table-cell office:value-type="float" office:value="4" calcext:value-type="float">
            <text:p>4</text:p>
          </table:table-cell>
          <table:table-cell office:value-type="float" office:value="1000107" calcext:value-type="float">
            <text:p>1000107</text:p>
          </table:table-cell>
          <table:table-cell office:value-type="time" office:time-value="PT00H04M00S" calcext:value-type="time">
            <text:p>00:04:00</text:p>
          </table:table-cell>
          <table:table-cell table:formula="of:=MOD(([.B125]/[.C125]);60)" office:value-type="float" office:value="4.57696353401126" calcext:value-type="float">
            <text:p>4.57696353401126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7568" calcext:value-type="float">
            <text:p>5577568</text:p>
          </table:table-cell>
          <table:table-cell office:value-type="float" office:value="1000101" calcext:value-type="float">
            <text:p>1000101</text:p>
          </table:table-cell>
          <table:table-cell office:value-type="float" office:value="5" calcext:value-type="float">
            <text:p>5</text:p>
          </table:table-cell>
          <table:table-cell office:value-type="float" office:value="1000105" calcext:value-type="float">
            <text:p>1000105</text:p>
          </table:table-cell>
          <table:table-cell office:value-type="time" office:time-value="PT00H05M00S" calcext:value-type="time">
            <text:p>00:05:00</text:p>
          </table:table-cell>
          <table:table-cell table:formula="of:=MOD(([.B126]/[.C126]);60)" office:value-type="float" office:value="5.57700472252303" calcext:value-type="float">
            <text:p>5.57700472252303</text:p>
          </table:table-cell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formula="of:=[.D121]*[.E120]" office:value-type="float" office:value="4295390845" calcext:value-type="float">
            <text:p>429539084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acnt</text:p>
          </table:table-cell>
          <table:table-cell office:value-type="string" calcext:value-type="string">
            <text:p>ave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560219" calcext:value-type="float">
            <text:p>4290560219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4290" calcext:value-type="float">
            <text:p>4290</text:p>
          </table:table-cell>
          <table:table-cell office:value-type="float" office:value="1000094" calcext:value-type="float">
            <text:p>1000094</text:p>
          </table:table-cell>
          <table:table-cell table:style-name="ce1" office:value-type="time" office:time-value="PT71H30M00S" calcext:value-type="time">
            <text:p>71:30:00</text:p>
          </table:table-cell>
          <table:table-cell table:formula="of:=MOD(([.B130]/[.C130]);60)" office:value-type="float" office:value="30.0840196738163" calcext:value-type="float">
            <text:p>30.0840196738163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60320" calcext:value-type="float">
            <text:p>4291560320</text:p>
          </table:table-cell>
          <table:table-cell office:value-type="float" office:value="1000101" calcext:value-type="float">
            <text:p>1000101</text:p>
          </table:table-cell>
          <table:table-cell office:value-type="float" office:value="4291" calcext:value-type="float">
            <text:p>4291</text:p>
          </table:table-cell>
          <table:table-cell office:value-type="float" office:value="1000094" calcext:value-type="float">
            <text:p>1000094</text:p>
          </table:table-cell>
          <table:table-cell table:style-name="ce1" office:value-type="time" office:time-value="PT71H31M00S" calcext:value-type="time">
            <text:p>71:31:00</text:p>
          </table:table-cell>
          <table:table-cell table:formula="of:=MOD(([.B131]/[.C131]);60)" office:value-type="float" office:value="31.1269161814653" calcext:value-type="float">
            <text:p>31.1269161814653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60421" calcext:value-type="float">
            <text:p>4292560421</text:p>
          </table:table-cell>
          <table:table-cell office:value-type="float" office:value="1000101" calcext:value-type="float">
            <text:p>1000101</text:p>
          </table:table-cell>
          <table:table-cell office:value-type="float" office:value="4292" calcext:value-type="float">
            <text:p>4292</text:p>
          </table:table-cell>
          <table:table-cell office:value-type="float" office:value="1000094" calcext:value-type="float">
            <text:p>1000094</text:p>
          </table:table-cell>
          <table:table-cell table:style-name="ce1" office:value-type="time" office:time-value="PT71H32M00S" calcext:value-type="time">
            <text:p>71:32:00</text:p>
          </table:table-cell>
          <table:table-cell table:formula="of:=MOD(([.B132]/[.C132]);60)" office:value-type="float" office:value="32.1269161814653" calcext:value-type="float">
            <text:p>32.1269161814653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60532" calcext:value-type="float">
            <text:p>4293560532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4293" calcext:value-type="float">
            <text:p>4293</text:p>
          </table:table-cell>
          <table:table-cell office:value-type="float" office:value="1000094" calcext:value-type="float">
            <text:p>1000094</text:p>
          </table:table-cell>
          <table:table-cell table:style-name="ce1" office:value-type="time" office:time-value="PT71H33M00S" calcext:value-type="time">
            <text:p>71:33:00</text:p>
          </table:table-cell>
          <table:table-cell table:formula="of:=MOD(([.B133]/[.C133]);60)" office:value-type="float" office:value="33.083999676036" calcext:value-type="float">
            <text:p>33.083999676036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60644" calcext:value-type="float">
            <text:p>4294560644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4294" calcext:value-type="float">
            <text:p>4294</text:p>
          </table:table-cell>
          <table:table-cell office:value-type="float" office:value="1000094" calcext:value-type="float">
            <text:p>1000094</text:p>
          </table:table-cell>
          <table:table-cell table:style-name="ce1" office:value-type="time" office:time-value="PT71H34M00S" calcext:value-type="time">
            <text:p>71:34:00</text:p>
          </table:table-cell>
          <table:table-cell table:formula="of:=MOD(([.B134]/[.C134]);60)" office:value-type="float" office:value="34.0797070728077" calcext:value-type="float">
            <text:p>34.0797070728077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447" calcext:value-type="float">
            <text:p>593447</text:p>
          </table:table-cell>
          <table:table-cell office:value-type="float" office:value="1000099" calcext:value-type="float">
            <text:p>1000099</text:p>
          </table:table-cell>
          <table:table-cell office:value-type="float" office:value="4295" calcext:value-type="float">
            <text:p>4295</text:p>
          </table:table-cell>
          <table:table-cell office:value-type="float" office:value="1000094" calcext:value-type="float">
            <text:p>1000094</text:p>
          </table:table-cell>
          <table:table-cell office:value-type="time" office:time-value="PT00H00M00S" calcext:value-type="time">
            <text:p>00:00:00</text:p>
          </table:table-cell>
          <table:table-cell table:formula="of:=MOD(([.B135]/[.C135]);60)" office:value-type="float" office:value="0.593388254562798" calcext:value-type="float">
            <text:p>0.593388254562798</text:p>
          </table:table-cell>
          <table:table-cell office:value-type="time" office:time-value="PT00H00M00S" calcext:value-type="time">
            <text:p>00:00:00</text:p>
          </table:table-cell>
          <table:table-cell office:value-type="string" calcext:value-type="string">
            <text:p>余りが累積する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3555" calcext:value-type="float">
            <text:p>1593555</text:p>
          </table:table-cell>
          <table:table-cell office:value-type="float" office:value="1000108" calcext:value-type="float">
            <text:p>1000108</text:p>
          </table:table-cell>
          <table:table-cell office:value-type="float" office:value="1" calcext:value-type="float">
            <text:p>1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0H01M00S" calcext:value-type="time">
            <text:p>00:01:00</text:p>
          </table:table-cell>
          <table:table-cell table:formula="of:=MOD(([.B136]/[.C136]);60)" office:value-type="float" office:value="1.59338291464522" calcext:value-type="float">
            <text:p>1.59338291464522</text:p>
          </table:table-cell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93663" calcext:value-type="float">
            <text:p>2593663</text:p>
          </table:table-cell>
          <table:table-cell office:value-type="float" office:value="1000108" calcext:value-type="float">
            <text:p>1000108</text:p>
          </table:table-cell>
          <table:table-cell office:value-type="float" office:value="2" calcext:value-type="float">
            <text:p>2</text:p>
          </table:table-cell>
          <table:table-cell office:value-type="float" office:value="1000108" calcext:value-type="float">
            <text:p>1000108</text:p>
          </table:table-cell>
          <table:table-cell office:value-type="time" office:time-value="PT00H02M00S" calcext:value-type="time">
            <text:p>00:02:00</text:p>
          </table:table-cell>
          <table:table-cell table:formula="of:=MOD(([.B137]/[.C137]);60)" office:value-type="float" office:value="2.59338291464522" calcext:value-type="float">
            <text:p>2.59338291464522</text:p>
          </table:table-cell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3778" calcext:value-type="float">
            <text:p>3593778</text:p>
          </table:table-cell>
          <table:table-cell office:value-type="float" office:value="1000115" calcext:value-type="float">
            <text:p>1000115</text:p>
          </table:table-cell>
          <table:table-cell office:value-type="float" office:value="3" calcext:value-type="float">
            <text:p>3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03M00S" calcext:value-type="time">
            <text:p>00:03:00</text:p>
          </table:table-cell>
          <table:table-cell table:formula="of:=MOD(([.B138]/[.C138]);60)" office:value-type="float" office:value="3.59336476305225" calcext:value-type="float">
            <text:p>3.59336476305225</text:p>
          </table:table-cell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93891" calcext:value-type="float">
            <text:p>4593891</text:p>
          </table:table-cell>
          <table:table-cell office:value-type="float" office:value="1000113" calcext:value-type="float">
            <text:p>1000113</text:p>
          </table:table-cell>
          <table:table-cell office:value-type="float" office:value="4" calcext:value-type="float">
            <text:p>4</text:p>
          </table:table-cell>
          <table:table-cell office:value-type="float" office:value="1000110" calcext:value-type="float">
            <text:p>1000110</text:p>
          </table:table-cell>
          <table:table-cell office:value-type="time" office:time-value="PT00H04M00S" calcext:value-type="time">
            <text:p>00:04:00</text:p>
          </table:table-cell>
          <table:table-cell table:formula="of:=MOD(([.B139]/[.C139]);60)" office:value-type="float" office:value="4.59337194896977" calcext:value-type="float">
            <text:p>4.59337194896977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94000" calcext:value-type="float">
            <text:p>5594000</text:p>
          </table:table-cell>
          <table:table-cell office:value-type="float" office:value="1000109" calcext:value-type="float">
            <text:p>1000109</text:p>
          </table:table-cell>
          <table:table-cell office:value-type="float" office:value="5" calcext:value-type="float">
            <text:p>5</text:p>
          </table:table-cell>
          <table:table-cell office:value-type="float" office:value="1000109" calcext:value-type="float">
            <text:p>1000109</text:p>
          </table:table-cell>
          <table:table-cell office:value-type="time" office:time-value="PT00H05M00S" calcext:value-type="time">
            <text:p>00:05:00</text:p>
          </table:table-cell>
          <table:table-cell table:formula="of:=MOD(([.B140]/[.C140]);60)" office:value-type="float" office:value="5.59339032045507" calcext:value-type="float">
            <text:p>5.59339032045507</text:p>
          </table:table-cell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formula="of:=MOD(([.B141]/[.C141]);60)" office:value-type="string" office:string-value="" calcext:value-type="error">
            <text:p>#DIV/0!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548120" calcext:value-type="float">
            <text:p>4290548120</text:p>
          </table:table-cell>
          <table:table-cell office:value-type="float" office:value="1000138" calcext:value-type="float">
            <text:p>1000138</text:p>
          </table:table-cell>
          <table:table-cell office:value-type="float" office:value="4290" calcext:value-type="float">
            <text:p>4290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0M00S" calcext:value-type="time">
            <text:p>71:30:00</text:p>
          </table:table-cell>
          <table:table-cell table:formula="of:=MOD(([.B142]/[.C142]);60)" office:value-type="float" office:value="29.9561060573642" calcext:value-type="float">
            <text:p>29.9561060573642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48249" calcext:value-type="float">
            <text:p>4291548249</text:p>
          </table:table-cell>
          <table:table-cell office:value-type="float" office:value="1000129" calcext:value-type="float">
            <text:p>1000129</text:p>
          </table:table-cell>
          <table:table-cell office:value-type="float" office:value="4291" calcext:value-type="float">
            <text:p>4291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1M00S" calcext:value-type="time">
            <text:p>71:31:00</text:p>
          </table:table-cell>
          <table:table-cell table:formula="of:=MOD(([.B143]/[.C143]);60)" office:value-type="float" office:value="30.994710682322" calcext:value-type="float">
            <text:p>30.994710682322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48392" calcext:value-type="float">
            <text:p>4292548392</text:p>
          </table:table-cell>
          <table:table-cell office:value-type="float" office:value="1000143" calcext:value-type="float">
            <text:p>1000143</text:p>
          </table:table-cell>
          <table:table-cell office:value-type="float" office:value="4292" calcext:value-type="float">
            <text:p>4292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2M00S" calcext:value-type="time">
            <text:p>71:32:00</text:p>
          </table:table-cell>
          <table:table-cell table:formula="of:=MOD(([.B144]/[.C144]);60)" office:value-type="float" office:value="31.9346453457156" calcext:value-type="float">
            <text:p>31.9346453457156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48522" calcext:value-type="float">
            <text:p>4293548522</text:p>
          </table:table-cell>
          <table:table-cell office:value-type="float" office:value="1000130" calcext:value-type="float">
            <text:p>1000130</text:p>
          </table:table-cell>
          <table:table-cell office:value-type="float" office:value="4293" calcext:value-type="float">
            <text:p>4293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3M00S" calcext:value-type="time">
            <text:p>71:33:00</text:p>
          </table:table-cell>
          <table:table-cell table:formula="of:=MOD(([.B145]/[.C145]);60)" office:value-type="float" office:value="32.9904332436781" calcext:value-type="float">
            <text:p>32.9904332436781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548656" calcext:value-type="float">
            <text:p>4294548656</text:p>
          </table:table-cell>
          <table:table-cell office:value-type="float" office:value="1000134" calcext:value-type="float">
            <text:p>1000134</text:p>
          </table:table-cell>
          <table:table-cell office:value-type="float" office:value="4294" calcext:value-type="float">
            <text:p>4294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4M00S" calcext:value-type="time">
            <text:p>71:34:00</text:p>
          </table:table-cell>
          <table:table-cell table:formula="of:=MOD(([.B146]/[.C146]);60)" office:value-type="float" office:value="33.9732635826804" calcext:value-type="float">
            <text:p>33.9732635826804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503" calcext:value-type="float">
            <text:p>581503</text:p>
          </table:table-cell>
          <table:table-cell office:value-type="float" office:value="1000143" calcext:value-type="float">
            <text:p>1000143</text:p>
          </table:table-cell>
          <table:table-cell office:value-type="float" office:value="4295" calcext:value-type="float">
            <text:p>4295</text:p>
          </table:table-cell>
          <table:table-cell office:value-type="float" office:value="1000095" calcext:value-type="float">
            <text:p>1000095</text:p>
          </table:table-cell>
          <table:table-cell office:value-type="time" office:time-value="PT00H00M00S" calcext:value-type="time">
            <text:p>00:00:00</text:p>
          </table:table-cell>
          <table:table-cell table:formula="of:=MOD(([.B147]/[.C147]);60)" office:value-type="float" office:value="0.581419856960455" calcext:value-type="float">
            <text:p>0.581419856960455</text:p>
          </table:table-cell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1644" calcext:value-type="float">
            <text:p>1581644</text:p>
          </table:table-cell>
          <table:table-cell office:value-type="float" office:value="1000141" calcext:value-type="float">
            <text:p>1000141</text:p>
          </table:table-cell>
          <table:table-cell office:value-type="float" office:value="1" calcext:value-type="float">
            <text:p>1</text:p>
          </table:table-cell>
          <table:table-cell office:value-type="float" office:value="1000141" calcext:value-type="float">
            <text:p>1000141</text:p>
          </table:table-cell>
          <table:table-cell office:value-type="time" office:time-value="PT00H01M00S" calcext:value-type="time">
            <text:p>00:01:00</text:p>
          </table:table-cell>
          <table:table-cell table:formula="of:=MOD(([.B148]/[.C148]);60)" office:value-type="float" office:value="1.58142101963623" calcext:value-type="float">
            <text:p>1.58142101963623</text:p>
          </table:table-cell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1780" calcext:value-type="float">
            <text:p>2581780</text:p>
          </table:table-cell>
          <table:table-cell office:value-type="float" office:value="1000136" calcext:value-type="float">
            <text:p>1000136</text:p>
          </table:table-cell>
          <table:table-cell office:value-type="float" office:value="2" calcext:value-type="float">
            <text:p>2</text:p>
          </table:table-cell>
          <table:table-cell office:value-type="float" office:value="1000138" calcext:value-type="float">
            <text:p>1000138</text:p>
          </table:table-cell>
          <table:table-cell office:value-type="time" office:time-value="PT00H02M00S" calcext:value-type="time">
            <text:p>00:02:00</text:p>
          </table:table-cell>
          <table:table-cell table:formula="of:=MOD(([.B149]/[.C149]);60)" office:value-type="float" office:value="2.58142892566611" calcext:value-type="float">
            <text:p>2.58142892566611</text:p>
          </table:table-cell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81913" calcext:value-type="float">
            <text:p>3581913</text:p>
          </table:table-cell>
          <table:table-cell office:value-type="float" office:value="1000133" calcext:value-type="float">
            <text:p>1000133</text:p>
          </table:table-cell>
          <table:table-cell office:value-type="float" office:value="3" calcext:value-type="float">
            <text:p>3</text:p>
          </table:table-cell>
          <table:table-cell office:value-type="float" office:value="1000136" calcext:value-type="float">
            <text:p>1000136</text:p>
          </table:table-cell>
          <table:table-cell office:value-type="time" office:time-value="PT00H03M00S" calcext:value-type="time">
            <text:p>00:03:00</text:p>
          </table:table-cell>
          <table:table-cell table:formula="of:=MOD(([.B150]/[.C150]);60)" office:value-type="float" office:value="3.58143666892303" calcext:value-type="float">
            <text:p>3.58143666892303</text:p>
          </table:table-cell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2046" calcext:value-type="float">
            <text:p>4582046</text:p>
          </table:table-cell>
          <table:table-cell office:value-type="float" office:value="1000133" calcext:value-type="float">
            <text:p>1000133</text:p>
          </table:table-cell>
          <table:table-cell office:value-type="float" office:value="4" calcext:value-type="float">
            <text:p>4</text:p>
          </table:table-cell>
          <table:table-cell office:value-type="float" office:value="1000135" calcext:value-type="float">
            <text:p>1000135</text:p>
          </table:table-cell>
          <table:table-cell office:value-type="time" office:time-value="PT00H04M00S" calcext:value-type="time">
            <text:p>00:04:00</text:p>
          </table:table-cell>
          <table:table-cell table:formula="of:=MOD(([.B151]/[.C151]);60)" office:value-type="float" office:value="4.58143666892303" calcext:value-type="float">
            <text:p>4.58143666892303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formula="of:=MOD(([.B152]/[.C152]);60)" office:value-type="string" office:string-value="" calcext:value-type="error">
            <text:p>#DIV/0!</text:p>
          </table:table-cell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9132888" calcext:value-type="float">
            <text:p>4289132888</text:p>
          </table:table-cell>
          <table:table-cell office:value-type="float" office:value="1000153" calcext:value-type="float">
            <text:p>1000153</text:p>
          </table:table-cell>
          <table:table-cell office:value-type="float" office:value="4288" calcext:value-type="float">
            <text:p>4288</text:p>
          </table:table-cell>
          <table:table-cell office:value-type="float" office:value="1000088" calcext:value-type="float">
            <text:p>1000088</text:p>
          </table:table-cell>
          <table:table-cell table:style-name="ce1" office:value-type="time" office:time-value="PT71H28M00S" calcext:value-type="time">
            <text:p>71:28:00</text:p>
          </table:table-cell>
          <table:table-cell table:formula="of:=MOD(([.B153]/[.C153]);60)" office:value-type="float" office:value="28.4767510570882" calcext:value-type="float">
            <text:p>28.4767510570882</text:p>
          </table:table-cell>
          <table:table-cell table:style-name="ce1" office:value-type="time" office:time-value="PT71H28M00S" calcext:value-type="time">
            <text:p>71:28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0133040" calcext:value-type="float">
            <text:p>4290133040</text:p>
          </table:table-cell>
          <table:table-cell office:value-type="float" office:value="1000152" calcext:value-type="float">
            <text:p>1000152</text:p>
          </table:table-cell>
          <table:table-cell office:value-type="float" office:value="4289" calcext:value-type="float">
            <text:p>4289</text:p>
          </table:table-cell>
          <table:table-cell office:value-type="float" office:value="1000088" calcext:value-type="float">
            <text:p>1000088</text:p>
          </table:table-cell>
          <table:table-cell table:style-name="ce1" office:value-type="time" office:time-value="PT71H29M00S" calcext:value-type="time">
            <text:p>71:29:00</text:p>
          </table:table-cell>
          <table:table-cell table:formula="of:=MOD(([.B154]/[.C154]);60)" office:value-type="float" office:value="29.4810388820897" calcext:value-type="float">
            <text:p>29.4810388820897</text:p>
          </table:table-cell>
          <table:table-cell table:style-name="ce1" office:value-type="time" office:time-value="PT71H29M00S" calcext:value-type="time">
            <text:p>71:29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1133192" calcext:value-type="float">
            <text:p>4291133192</text:p>
          </table:table-cell>
          <table:table-cell office:value-type="float" office:value="1000152" calcext:value-type="float">
            <text:p>1000152</text:p>
          </table:table-cell>
          <table:table-cell office:value-type="float" office:value="4290" calcext:value-type="float">
            <text:p>4290</text:p>
          </table:table-cell>
          <table:table-cell office:value-type="float" office:value="1000088" calcext:value-type="float">
            <text:p>1000088</text:p>
          </table:table-cell>
          <table:table-cell table:style-name="ce1" office:value-type="time" office:time-value="PT71H30M00S" calcext:value-type="time">
            <text:p>71:30:00</text:p>
          </table:table-cell>
          <table:table-cell table:formula="of:=MOD(([.B155]/[.C155]);60)" office:value-type="float" office:value="30.4810388820897" calcext:value-type="float">
            <text:p>30.4810388820897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2133349" calcext:value-type="float">
            <text:p>4292133349</text:p>
          </table:table-cell>
          <table:table-cell office:value-type="float" office:value="1000157" calcext:value-type="float">
            <text:p>1000157</text:p>
          </table:table-cell>
          <table:table-cell office:value-type="float" office:value="4291" calcext:value-type="float">
            <text:p>4291</text:p>
          </table:table-cell>
          <table:table-cell office:value-type="float" office:value="1000088" calcext:value-type="float">
            <text:p>1000088</text:p>
          </table:table-cell>
          <table:table-cell table:style-name="ce1" office:value-type="time" office:time-value="PT71H31M00S" calcext:value-type="time">
            <text:p>71:31:00</text:p>
          </table:table-cell>
          <table:table-cell table:formula="of:=MOD(([.B156]/[.C156]);60)" office:value-type="float" office:value="31.459589844394" calcext:value-type="float">
            <text:p>31.459589844394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3133508" calcext:value-type="float">
            <text:p>4293133508</text:p>
          </table:table-cell>
          <table:table-cell office:value-type="float" office:value="1000159" calcext:value-type="float">
            <text:p>1000159</text:p>
          </table:table-cell>
          <table:table-cell office:value-type="float" office:value="4292" calcext:value-type="float">
            <text:p>4292</text:p>
          </table:table-cell>
          <table:table-cell office:value-type="float" office:value="1000088" calcext:value-type="float">
            <text:p>1000088</text:p>
          </table:table-cell>
          <table:table-cell table:style-name="ce1" office:value-type="time" office:time-value="PT71H32M00S" calcext:value-type="time">
            <text:p>71:32:00</text:p>
          </table:table-cell>
          <table:table-cell table:formula="of:=MOD(([.B157]/[.C157]);60)" office:value-type="float" office:value="32.4510082896822" calcext:value-type="float">
            <text:p>32.4510082896822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4133658" calcext:value-type="float">
            <text:p>4294133658</text:p>
          </table:table-cell>
          <table:table-cell office:value-type="float" office:value="1000150" calcext:value-type="float">
            <text:p>1000150</text:p>
          </table:table-cell>
          <table:table-cell office:value-type="float" office:value="4293" calcext:value-type="float">
            <text:p>4293</text:p>
          </table:table-cell>
          <table:table-cell office:value-type="float" office:value="1000088" calcext:value-type="float">
            <text:p>1000088</text:p>
          </table:table-cell>
          <table:table-cell table:style-name="ce1" office:value-type="time" office:time-value="PT71H33M00S" calcext:value-type="time">
            <text:p>71:33:00</text:p>
          </table:table-cell>
          <table:table-cell table:formula="of:=MOD(([.B158]/[.C158]);60)" office:value-type="float" office:value="33.4896345548168" calcext:value-type="float">
            <text:p>33.4896345548168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509" calcext:value-type="float">
            <text:p>166509</text:p>
          </table:table-cell>
          <table:table-cell office:value-type="float" office:value="1000147" calcext:value-type="float">
            <text:p>1000147</text:p>
          </table:table-cell>
          <table:table-cell office:value-type="float" office:value="4294" calcext:value-type="float">
            <text:p>4294</text:p>
          </table:table-cell>
          <table:table-cell office:value-type="float" office:value="1000088" calcext:value-type="float">
            <text:p>1000088</text:p>
          </table:table-cell>
          <table:table-cell office:value-type="time" office:time-value="PT00H00M00S" calcext:value-type="time">
            <text:p>00:00:00</text:p>
          </table:table-cell>
          <table:table-cell table:formula="of:=MOD(([.B159]/[.C159]);60)" office:value-type="float" office:value="0.166484526774564" calcext:value-type="float">
            <text:p>0.166484526774564</text:p>
          </table:table-cell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6659" calcext:value-type="float">
            <text:p>1166659</text:p>
          </table:table-cell>
          <table:table-cell office:value-type="float" office:value="1000150" calcext:value-type="float">
            <text:p>1000150</text:p>
          </table:table-cell>
          <table:table-cell office:value-type="float" office:value="1" calcext:value-type="float">
            <text:p>1</text:p>
          </table:table-cell>
          <table:table-cell office:value-type="float" office:value="1000150" calcext:value-type="float">
            <text:p>1000150</text:p>
          </table:table-cell>
          <table:table-cell office:value-type="time" office:time-value="PT00H01M00S" calcext:value-type="time">
            <text:p>00:01:00</text:p>
          </table:table-cell>
          <table:table-cell table:formula="of:=MOD(([.B160]/[.C160]);60)" office:value-type="float" office:value="1.16648402739589" calcext:value-type="float">
            <text:p>1.16648402739589</text:p>
          </table:table-cell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6807" calcext:value-type="float">
            <text:p>2166807</text:p>
          </table:table-cell>
          <table:table-cell office:value-type="float" office:value="1000148" calcext:value-type="float">
            <text:p>1000148</text:p>
          </table:table-cell>
          <table:table-cell office:value-type="float" office:value="2" calcext:value-type="float">
            <text:p>2</text:p>
          </table:table-cell>
          <table:table-cell office:value-type="float" office:value="1000149" calcext:value-type="float">
            <text:p>1000149</text:p>
          </table:table-cell>
          <table:table-cell office:value-type="time" office:time-value="PT00H02M00S" calcext:value-type="time">
            <text:p>00:02:00</text:p>
          </table:table-cell>
          <table:table-cell table:formula="of:=MOD(([.B161]/[.C161]);60)" office:value-type="float" office:value="2.16648636001872" calcext:value-type="float">
            <text:p>2.16648636001872</text:p>
          </table:table-cell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66958" calcext:value-type="float">
            <text:p>3166958</text:p>
          </table:table-cell>
          <table:table-cell office:value-type="float" office:value="1000151" calcext:value-type="float">
            <text:p>1000151</text:p>
          </table:table-cell>
          <table:table-cell office:value-type="float" office:value="3" calcext:value-type="float">
            <text:p>3</text:p>
          </table:table-cell>
          <table:table-cell office:value-type="float" office:value="1000149" calcext:value-type="float">
            <text:p>1000149</text:p>
          </table:table-cell>
          <table:table-cell office:value-type="time" office:time-value="PT00H03M00S" calcext:value-type="time">
            <text:p>00:03:00</text:p>
          </table:table-cell>
          <table:table-cell table:formula="of:=MOD(([.B162]/[.C162]);60)" office:value-type="float" office:value="3.16647986154091" calcext:value-type="float">
            <text:p>3.16647986154091</text:p>
          </table:table-cell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7107" calcext:value-type="float">
            <text:p>4167107</text:p>
          </table:table-cell>
          <table:table-cell office:value-type="float" office:value="1000149" calcext:value-type="float">
            <text:p>1000149</text:p>
          </table:table-cell>
          <table:table-cell office:value-type="float" office:value="4" calcext:value-type="float">
            <text:p>4</text:p>
          </table:table-cell>
          <table:table-cell office:value-type="float" office:value="1000149" calcext:value-type="float">
            <text:p>1000149</text:p>
          </table:table-cell>
          <table:table-cell office:value-type="time" office:time-value="PT00H04M00S" calcext:value-type="time">
            <text:p>00:04:00</text:p>
          </table:table-cell>
          <table:table-cell table:formula="of:=MOD(([.B163]/[.C163]);60)" office:value-type="float" office:value="4.16648619355716" calcext:value-type="float">
            <text:p>4.16648619355716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67258" calcext:value-type="float">
            <text:p>5167258</text:p>
          </table:table-cell>
          <table:table-cell office:value-type="float" office:value="1000151" calcext:value-type="float">
            <text:p>1000151</text:p>
          </table:table-cell>
          <table:table-cell office:value-type="float" office:value="5" calcext:value-type="float">
            <text:p>5</text:p>
          </table:table-cell>
          <table:table-cell office:value-type="float" office:value="1000149" calcext:value-type="float">
            <text:p>1000149</text:p>
          </table:table-cell>
          <table:table-cell office:value-type="time" office:time-value="PT00H05M00S" calcext:value-type="time">
            <text:p>00:05:00</text:p>
          </table:table-cell>
          <table:table-cell table:formula="of:=MOD(([.B164]/[.C164]);60)" office:value-type="float" office:value="5.16647786184286" calcext:value-type="float">
            <text:p>5.16647786184286</text:p>
          </table:table-cell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formula="of:=MOD(([.B165]/[.C165]);60)" office:value-type="string" office:string-value="" calcext:value-type="error">
            <text:p>#DIV/0!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1292388" calcext:value-type="float">
            <text:p>4291292388</text:p>
          </table:table-cell>
          <table:table-cell office:value-type="float" office:value="1000146" calcext:value-type="float">
            <text:p>1000146</text:p>
          </table:table-cell>
          <table:table-cell office:value-type="float" office:value="4290" calcext:value-type="float">
            <text:p>4290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0M00S" calcext:value-type="time">
            <text:p>71:30:00</text:p>
          </table:table-cell>
          <table:table-cell table:formula="of:=MOD(([.B166]/[.C166]);60)" office:value-type="float" office:value="30.6659507711875" calcext:value-type="float">
            <text:p>30.6659507711875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2292545" calcext:value-type="float">
            <text:p>4292292545</text:p>
          </table:table-cell>
          <table:table-cell office:value-type="float" office:value="1000157" calcext:value-type="float">
            <text:p>1000157</text:p>
          </table:table-cell>
          <table:table-cell office:value-type="float" office:value="4291" calcext:value-type="float">
            <text:p>4291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1M00S" calcext:value-type="time">
            <text:p>71:31:00</text:p>
          </table:table-cell>
          <table:table-cell table:formula="of:=MOD(([.B167]/[.C167]);60)" office:value-type="float" office:value="31.6187608545461" calcext:value-type="float">
            <text:p>31.6187608545461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3292698" calcext:value-type="float">
            <text:p>4293292698</text:p>
          </table:table-cell>
          <table:table-cell office:value-type="float" office:value="1000153" calcext:value-type="float">
            <text:p>1000153</text:p>
          </table:table-cell>
          <table:table-cell office:value-type="float" office:value="4292" calcext:value-type="float">
            <text:p>4292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2M00S" calcext:value-type="time">
            <text:p>71:32:00</text:p>
          </table:table-cell>
          <table:table-cell table:formula="of:=MOD(([.B168]/[.C168]);60)" office:value-type="float" office:value="32.6359247035207" calcext:value-type="float">
            <text:p>32.6359247035207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4292852" calcext:value-type="float">
            <text:p>4294292852</text:p>
          </table:table-cell>
          <table:table-cell office:value-type="float" office:value="1000154" calcext:value-type="float">
            <text:p>1000154</text:p>
          </table:table-cell>
          <table:table-cell office:value-type="float" office:value="4293" calcext:value-type="float">
            <text:p>4293</text:p>
          </table:table-cell>
          <table:table-cell office:value-type="float" office:value="1000091" calcext:value-type="float">
            <text:p>1000091</text:p>
          </table:table-cell>
          <table:table-cell table:style-name="ce1" office:value-type="time" office:time-value="PT71H33M00S" calcext:value-type="time">
            <text:p>71:33:00</text:p>
          </table:table-cell>
          <table:table-cell table:formula="of:=MOD(([.B169]/[.C169]);60)" office:value-type="float" office:value="33.6316327285594" calcext:value-type="float">
            <text:p>33.6316327285594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5696" calcext:value-type="float">
            <text:p>325696</text:p>
          </table:table-cell>
          <table:table-cell office:value-type="float" office:value="1000140" calcext:value-type="float">
            <text:p>1000140</text:p>
          </table:table-cell>
          <table:table-cell office:value-type="float" office:value="4294" calcext:value-type="float">
            <text:p>4294</text:p>
          </table:table-cell>
          <table:table-cell office:value-type="float" office:value="1000091" calcext:value-type="float">
            <text:p>1000091</text:p>
          </table:table-cell>
          <table:table-cell office:value-type="time" office:time-value="PT00H00M00S" calcext:value-type="time">
            <text:p>00:00:00</text:p>
          </table:table-cell>
          <table:table-cell table:formula="of:=MOD(([.B170]/[.C170]);60)" office:value-type="float" office:value="0.325650408942748" calcext:value-type="float">
            <text:p>0.325650408942748</text:p>
          </table:table-cell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5852" calcext:value-type="float">
            <text:p>1325852</text:p>
          </table:table-cell>
          <table:table-cell office:value-type="float" office:value="1000156" calcext:value-type="float">
            <text:p>1000156</text:p>
          </table:table-cell>
          <table:table-cell office:value-type="float" office:value="1" calcext:value-type="float">
            <text:p>1</text:p>
          </table:table-cell>
          <table:table-cell office:value-type="float" office:value="1000156" calcext:value-type="float">
            <text:p>1000156</text:p>
          </table:table-cell>
          <table:table-cell office:value-type="time" office:time-value="PT00H01M00S" calcext:value-type="time">
            <text:p>00:01:00</text:p>
          </table:table-cell>
          <table:table-cell table:formula="of:=MOD(([.B171]/[.C171]);60)" office:value-type="float" office:value="1.3256451993489" calcext:value-type="float">
            <text:p>1.3256451993489</text:p>
          </table:table-cell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6010" calcext:value-type="float">
            <text:p>2326010</text:p>
          </table:table-cell>
          <table:table-cell office:value-type="float" office:value="1000158" calcext:value-type="float">
            <text:p>1000158</text:p>
          </table:table-cell>
          <table:table-cell office:value-type="float" office:value="2" calcext:value-type="float">
            <text:p>2</text:p>
          </table:table-cell>
          <table:table-cell office:value-type="float" office:value="1000157" calcext:value-type="float">
            <text:p>1000157</text:p>
          </table:table-cell>
          <table:table-cell office:value-type="time" office:time-value="PT00H02M00S" calcext:value-type="time">
            <text:p>00:02:00</text:p>
          </table:table-cell>
          <table:table-cell table:formula="of:=MOD(([.B172]/[.C172]);60)" office:value-type="float" office:value="2.32564254847734" calcext:value-type="float">
            <text:p>2.32564254847734</text:p>
          </table:table-cell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26176" calcext:value-type="float">
            <text:p>3326176</text:p>
          </table:table-cell>
          <table:table-cell office:value-type="float" office:value="1000166" calcext:value-type="float">
            <text:p>1000166</text:p>
          </table:table-cell>
          <table:table-cell office:value-type="float" office:value="3" calcext:value-type="float">
            <text:p>3</text:p>
          </table:table-cell>
          <table:table-cell office:value-type="float" office:value="1000160" calcext:value-type="float">
            <text:p>1000160</text:p>
          </table:table-cell>
          <table:table-cell office:value-type="time" office:time-value="PT00H03M00S" calcext:value-type="time">
            <text:p>00:03:00</text:p>
          </table:table-cell>
          <table:table-cell table:formula="of:=MOD(([.B173]/[.C173]);60)" office:value-type="float" office:value="3.32562394642489" calcext:value-type="float">
            <text:p>3.32562394642489</text:p>
          </table:table-cell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26314" calcext:value-type="float">
            <text:p>4326314</text:p>
          </table:table-cell>
          <table:table-cell office:value-type="float" office:value="1000138" calcext:value-type="float">
            <text:p>1000138</text:p>
          </table:table-cell>
          <table:table-cell office:value-type="float" office:value="4" calcext:value-type="float">
            <text:p>4</text:p>
          </table:table-cell>
          <table:table-cell office:value-type="float" office:value="1000154" calcext:value-type="float">
            <text:p>1000154</text:p>
          </table:table-cell>
          <table:table-cell office:value-type="time" office:time-value="PT00H04M00S" calcext:value-type="time">
            <text:p>00:04:00</text:p>
          </table:table-cell>
          <table:table-cell table:formula="of:=MOD(([.B174]/[.C174]);60)" office:value-type="float" office:value="4.32571705104696" calcext:value-type="float">
            <text:p>4.32571705104696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26446" calcext:value-type="float">
            <text:p>5326446</text:p>
          </table:table-cell>
          <table:table-cell office:value-type="float" office:value="1000132" calcext:value-type="float">
            <text:p>1000132</text:p>
          </table:table-cell>
          <table:table-cell office:value-type="float" office:value="5" calcext:value-type="float">
            <text:p>5</text:p>
          </table:table-cell>
          <table:table-cell office:value-type="float" office:value="1000149" calcext:value-type="float">
            <text:p>1000149</text:p>
          </table:table-cell>
          <table:table-cell office:value-type="time" office:time-value="PT00H05M00S" calcext:value-type="time">
            <text:p>00:05:00</text:p>
          </table:table-cell>
          <table:table-cell table:formula="of:=MOD(([.B175]/[.C175]);60)" office:value-type="float" office:value="5.32574300192375" calcext:value-type="float">
            <text:p>5.32574300192375</text:p>
          </table:table-cell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6"/>
          <table:table-cell table:formula="of:=MOD(([.B176]/[.C176]);60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0903746" calcext:value-type="float">
            <text:p>4290903746</text:p>
          </table:table-cell>
          <table:table-cell office:value-type="float" office:value="1000157" calcext:value-type="float">
            <text:p>1000157</text:p>
          </table:table-cell>
          <table:table-cell office:value-type="float" office:value="4290" calcext:value-type="float">
            <text:p>4290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0M00S" calcext:value-type="time">
            <text:p>71:30:00</text:p>
          </table:table-cell>
          <table:table-cell table:formula="of:=MOD(([.B177]/[.C177]);60)" office:value-type="float" office:value="30.2301798617618" calcext:value-type="float">
            <text:p>30.2301798617618</text:p>
          </table:table-cell>
          <table:table-cell table:style-name="ce1" office:value-type="time" office:time-value="PT71H30M00S" calcext:value-type="time">
            <text:p>71:30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1903902" calcext:value-type="float">
            <text:p>4291903902</text:p>
          </table:table-cell>
          <table:table-cell office:value-type="float" office:value="1000156" calcext:value-type="float">
            <text:p>1000156</text:p>
          </table:table-cell>
          <table:table-cell office:value-type="float" office:value="4291" calcext:value-type="float">
            <text:p>4291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1M00S" calcext:value-type="time">
            <text:p>71:31:00</text:p>
          </table:table-cell>
          <table:table-cell table:formula="of:=MOD(([.B178]/[.C178]);60)" office:value-type="float" office:value="31.2344694227704" calcext:value-type="float">
            <text:p>31.2344694227704</text:p>
          </table:table-cell>
          <table:table-cell table:style-name="ce1" office:value-type="time" office:time-value="PT71H31M00S" calcext:value-type="time">
            <text:p>71:31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2904133" calcext:value-type="float">
            <text:p>4292904133</text:p>
          </table:table-cell>
          <table:table-cell office:value-type="float" office:value="1000231" calcext:value-type="float">
            <text:p>1000231</text:p>
          </table:table-cell>
          <table:table-cell office:value-type="float" office:value="4292" calcext:value-type="float">
            <text:p>4292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2M00S" calcext:value-type="time">
            <text:p>71:32:00</text:p>
          </table:table-cell>
          <table:table-cell table:formula="of:=MOD(([.B179]/[.C179]);60)" office:value-type="float" office:value="31.9127011660303" calcext:value-type="float">
            <text:p>31.9127011660303</text:p>
          </table:table-cell>
          <table:table-cell table:style-name="ce1" office:value-type="time" office:time-value="PT71H32M00S" calcext:value-type="time">
            <text:p>71:32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3904293" calcext:value-type="float">
            <text:p>4293904293</text:p>
          </table:table-cell>
          <table:table-cell office:value-type="float" office:value="1000160" calcext:value-type="float">
            <text:p>1000160</text:p>
          </table:table-cell>
          <table:table-cell office:value-type="float" office:value="4293" calcext:value-type="float">
            <text:p>4293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3M00S" calcext:value-type="time">
            <text:p>71:33:00</text:p>
          </table:table-cell>
          <table:table-cell table:formula="of:=MOD(([.B180]/[.C180]);60)" office:value-type="float" office:value="33.217378219485" calcext:value-type="float">
            <text:p>33.217378219485</text:p>
          </table:table-cell>
          <table:table-cell table:style-name="ce1" office:value-type="time" office:time-value="PT71H33M00S" calcext:value-type="time">
            <text:p>71:33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4904450" calcext:value-type="float">
            <text:p>4294904450</text:p>
          </table:table-cell>
          <table:table-cell office:value-type="float" office:value="1000157" calcext:value-type="float">
            <text:p>1000157</text:p>
          </table:table-cell>
          <table:table-cell office:value-type="float" office:value="4294" calcext:value-type="float">
            <text:p>4294</text:p>
          </table:table-cell>
          <table:table-cell office:value-type="float" office:value="1000095" calcext:value-type="float">
            <text:p>1000095</text:p>
          </table:table-cell>
          <table:table-cell table:style-name="ce1" office:value-type="time" office:time-value="PT71H34M00S" calcext:value-type="time">
            <text:p>71:34:00</text:p>
          </table:table-cell>
          <table:table-cell table:formula="of:=MOD(([.B181]/[.C181]);60)" office:value-type="float" office:value="34.2302558498313" calcext:value-type="float">
            <text:p>34.2302558498313</text:p>
          </table:table-cell>
          <table:table-cell table:style-name="ce1" office:value-type="time" office:time-value="PT71H34M00S" calcext:value-type="time">
            <text:p>71:34: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7312" calcext:value-type="float">
            <text:p>937312</text:p>
          </table:table-cell>
          <table:table-cell office:value-type="float" office:value="1000158" calcext:value-type="float">
            <text:p>1000158</text:p>
          </table:table-cell>
          <table:table-cell office:value-type="float" office:value="4295" calcext:value-type="float">
            <text:p>4295</text:p>
          </table:table-cell>
          <table:table-cell office:value-type="float" office:value="1000095" calcext:value-type="float">
            <text:p>1000095</text:p>
          </table:table-cell>
          <table:table-cell office:value-type="time" office:time-value="PT00H00M00S" calcext:value-type="time">
            <text:p>00:00:00</text:p>
          </table:table-cell>
          <table:table-cell table:formula="of:=MOD(([.B182]/[.C182]);60)" office:value-type="float" office:value="0.93716392809936" calcext:value-type="float">
            <text:p>0.93716392809936</text:p>
          </table:table-cell>
          <table:table-cell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37471" calcext:value-type="float">
            <text:p>1937471</text:p>
          </table:table-cell>
          <table:table-cell office:value-type="float" office:value="1000159" calcext:value-type="float">
            <text:p>1000159</text:p>
          </table:table-cell>
          <table:table-cell office:value-type="float" office:value="1" calcext:value-type="float">
            <text:p>1</text:p>
          </table:table-cell>
          <table:table-cell office:value-type="float" office:value="1000159" calcext:value-type="float">
            <text:p>1000159</text:p>
          </table:table-cell>
          <table:table-cell office:value-type="time" office:time-value="PT00H01M00S" calcext:value-type="time">
            <text:p>00:01:00</text:p>
          </table:table-cell>
          <table:table-cell table:formula="of:=MOD(([.B183]/[.C183]);60)" office:value-type="float" office:value="1.93716299108442" calcext:value-type="float">
            <text:p>1.93716299108442</text:p>
          </table:table-cell>
          <table:table-cell office:value-type="time" office:time-value="PT00H01M00S" calcext:value-type="time">
            <text:p>00:01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37634" calcext:value-type="float">
            <text:p>2937634</text:p>
          </table:table-cell>
          <table:table-cell office:value-type="float" office:value="1000163" calcext:value-type="float">
            <text:p>1000163</text:p>
          </table:table-cell>
          <table:table-cell office:value-type="float" office:value="2" calcext:value-type="float">
            <text:p>2</text:p>
          </table:table-cell>
          <table:table-cell office:value-type="float" office:value="1000161" calcext:value-type="float">
            <text:p>1000161</text:p>
          </table:table-cell>
          <table:table-cell office:value-type="time" office:time-value="PT00H02M00S" calcext:value-type="time">
            <text:p>00:02:00</text:p>
          </table:table-cell>
          <table:table-cell table:formula="of:=MOD(([.B184]/[.C184]);60)" office:value-type="float" office:value="2.93715524369528" calcext:value-type="float">
            <text:p>2.93715524369528</text:p>
          </table:table-cell>
          <table:table-cell office:value-type="time" office:time-value="PT00H02M00S" calcext:value-type="time">
            <text:p>00:02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37796" calcext:value-type="float">
            <text:p>3937796</text:p>
          </table:table-cell>
          <table:table-cell office:value-type="float" office:value="1000162" calcext:value-type="float">
            <text:p>1000162</text:p>
          </table:table-cell>
          <table:table-cell office:value-type="float" office:value="3" calcext:value-type="float">
            <text:p>3</text:p>
          </table:table-cell>
          <table:table-cell office:value-type="float" office:value="1000161" calcext:value-type="float">
            <text:p>1000161</text:p>
          </table:table-cell>
          <table:table-cell office:value-type="time" office:time-value="PT00H03M00S" calcext:value-type="time">
            <text:p>00:03:00</text:p>
          </table:table-cell>
          <table:table-cell table:formula="of:=MOD(([.B185]/[.C185]);60)" office:value-type="float" office:value="3.93715818037478" calcext:value-type="float">
            <text:p>3.93715818037478</text:p>
          </table:table-cell>
          <table:table-cell office:value-type="time" office:time-value="PT00H03M00S" calcext:value-type="time">
            <text:p>00:03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37955" calcext:value-type="float">
            <text:p>4937955</text:p>
          </table:table-cell>
          <table:table-cell office:value-type="float" office:value="1000159" calcext:value-type="float">
            <text:p>1000159</text:p>
          </table:table-cell>
          <table:table-cell office:value-type="float" office:value="4" calcext:value-type="float">
            <text:p>4</text:p>
          </table:table-cell>
          <table:table-cell office:value-type="float" office:value="1000160" calcext:value-type="float">
            <text:p>1000160</text:p>
          </table:table-cell>
          <table:table-cell office:value-type="time" office:time-value="PT00H04M00S" calcext:value-type="time">
            <text:p>00:04:00</text:p>
          </table:table-cell>
          <table:table-cell table:formula="of:=MOD(([.B186]/[.C186]);60)" office:value-type="float" office:value="4.93716998997159" calcext:value-type="float">
            <text:p>4.93716998997159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38121" calcext:value-type="float">
            <text:p>5938121</text:p>
          </table:table-cell>
          <table:table-cell office:value-type="float" office:value="1000166" calcext:value-type="float">
            <text:p>1000166</text:p>
          </table:table-cell>
          <table:table-cell office:value-type="float" office:value="5" calcext:value-type="float">
            <text:p>5</text:p>
          </table:table-cell>
          <table:table-cell office:value-type="float" office:value="1000161" calcext:value-type="float">
            <text:p>1000161</text:p>
          </table:table-cell>
          <table:table-cell office:value-type="time" office:time-value="PT00H05M00S" calcext:value-type="time">
            <text:p>00:05:00</text:p>
          </table:table-cell>
          <table:table-cell table:formula="of:=MOD(([.B187]/[.C187]);60)" office:value-type="float" office:value="5.9371354355177" calcext:value-type="float">
            <text:p>5.9371354355177</text:p>
          </table:table-cell>
          <table:table-cell office:value-type="time" office:time-value="PT00H05M00S" calcext:value-type="time">
            <text:p>00:05: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formula="of:=MOD(([.B188]/[.C188]);60)" office:value-type="string" office:string-value="" calcext:value-type="error">
            <text:p>#DIV/0!</text:p>
          </table:table-cell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1185802" calcext:value-type="float">
            <text:p>1581185802</text:p>
          </table:table-cell>
          <table:table-cell office:value-type="float" office:value="1000114" calcext:value-type="float">
            <text:p>1000114</text:p>
          </table:table-cell>
          <table:table-cell office:value-type="float" office:value="1580" calcext:value-type="float">
            <text:p>1580</text:p>
          </table:table-cell>
          <table:table-cell office:value-type="float" office:value="1000124" calcext:value-type="float">
            <text:p>1000124</text:p>
          </table:table-cell>
          <table:table-cell table:style-name="ce1" office:value-type="time" office:time-value="PT26H20M00S" calcext:value-type="time">
            <text:p>26:20:00</text:p>
          </table:table-cell>
          <table:table-cell table:formula="of:=MOD(([.B189]/[.C189]);60)" office:value-type="float" office:value="21.0055673653203" calcext:value-type="float">
            <text:p>21.0055673653203</text:p>
          </table:table-cell>
          <table:table-cell table:style-name="ce1" office:value-type="time" office:time-value="PT26H20M00S" calcext:value-type="time">
            <text:p>26:20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2185917" calcext:value-type="float">
            <text:p>1582185917</text:p>
          </table:table-cell>
          <table:table-cell office:value-type="float" office:value="1000115" calcext:value-type="float">
            <text:p>1000115</text:p>
          </table:table-cell>
          <table:table-cell office:value-type="float" office:value="1581" calcext:value-type="float">
            <text:p>1581</text:p>
          </table:table-cell>
          <table:table-cell office:value-type="float" office:value="1000123" calcext:value-type="float">
            <text:p>1000123</text:p>
          </table:table-cell>
          <table:table-cell table:style-name="ce1" office:value-type="time" office:time-value="PT26H21M00S" calcext:value-type="time">
            <text:p>26:21:00</text:p>
          </table:table-cell>
          <table:table-cell table:formula="of:=MOD(([.B190]/[.C190]);60)" office:value-type="float" office:value="22.0039865415476" calcext:value-type="float">
            <text:p>22.0039865415476</text:p>
          </table:table-cell>
          <table:table-cell table:style-name="ce1" office:value-type="time" office:time-value="PT26H21M00S" calcext:value-type="time">
            <text:p>26:21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3186027" calcext:value-type="float">
            <text:p>1583186027</text:p>
          </table:table-cell>
          <table:table-cell office:value-type="float" office:value="1000110" calcext:value-type="float">
            <text:p>1000110</text:p>
          </table:table-cell>
          <table:table-cell office:value-type="float" office:value="1582" calcext:value-type="float">
            <text:p>1582</text:p>
          </table:table-cell>
          <table:table-cell office:value-type="float" office:value="1000122" calcext:value-type="float">
            <text:p>1000122</text:p>
          </table:table-cell>
          <table:table-cell table:style-name="ce1" office:value-type="time" office:time-value="PT26H22M00S" calcext:value-type="time">
            <text:p>26:22:00</text:p>
          </table:table-cell>
          <table:table-cell table:formula="of:=MOD(([.B191]/[.C191]);60)" office:value-type="float" office:value="23.0118956914739" calcext:value-type="float">
            <text:p>23.0118956914739</text:p>
          </table:table-cell>
          <table:table-cell table:style-name="ce1" office:value-type="time" office:time-value="PT26H22M00S" calcext:value-type="time">
            <text:p>26:22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4186140" calcext:value-type="float">
            <text:p>1584186140</text:p>
          </table:table-cell>
          <table:table-cell office:value-type="float" office:value="1000113" calcext:value-type="float">
            <text:p>1000113</text:p>
          </table:table-cell>
          <table:table-cell office:value-type="float" office:value="1583" calcext:value-type="float">
            <text:p>1583</text:p>
          </table:table-cell>
          <table:table-cell office:value-type="float" office:value="1000121" calcext:value-type="float">
            <text:p>1000121</text:p>
          </table:table-cell>
          <table:table-cell table:style-name="ce1" office:value-type="time" office:time-value="PT26H23M00S" calcext:value-type="time">
            <text:p>26:23:00</text:p>
          </table:table-cell>
          <table:table-cell table:formula="of:=MOD(([.B192]/[.C192]);60)" office:value-type="float" office:value="24.0071471923673" calcext:value-type="float">
            <text:p>24.0071471923673</text:p>
          </table:table-cell>
          <table:table-cell table:style-name="ce1" office:value-type="time" office:time-value="PT26H23M00S" calcext:value-type="time">
            <text:p>26:23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5186251" calcext:value-type="float">
            <text:p>1585186251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1584" calcext:value-type="float">
            <text:p>1584</text:p>
          </table:table-cell>
          <table:table-cell office:value-type="float" office:value="1000120" calcext:value-type="float">
            <text:p>1000120</text:p>
          </table:table-cell>
          <table:table-cell table:style-name="ce1" office:value-type="time" office:time-value="PT26H24M00S" calcext:value-type="time">
            <text:p>26:24:00</text:p>
          </table:table-cell>
          <table:table-cell table:formula="of:=MOD(([.B193]/[.C193]);60)" office:value-type="float" office:value="25.0103148550511" calcext:value-type="float">
            <text:p>25.0103148550511</text:p>
          </table:table-cell>
          <table:table-cell table:style-name="ce1" office:value-type="time" office:time-value="PT26H24M00S" calcext:value-type="time">
            <text:p>26:24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6186362" calcext:value-type="float">
            <text:p>1586186362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1585" calcext:value-type="float">
            <text:p>1585</text:p>
          </table:table-cell>
          <table:table-cell office:value-type="float" office:value="1000119" calcext:value-type="float">
            <text:p>1000119</text:p>
          </table:table-cell>
          <table:table-cell table:style-name="ce1" office:value-type="time" office:time-value="PT26H25M00S" calcext:value-type="time">
            <text:p>26:25:00</text:p>
          </table:table-cell>
          <table:table-cell table:formula="of:=MOD(([.B194]/[.C194]);60)" office:value-type="float" office:value="26.0103148550511" calcext:value-type="float">
            <text:p>26.0103148550511</text:p>
          </table:table-cell>
          <table:table-cell table:style-name="ce1" office:value-type="time" office:time-value="PT26H25M00S" calcext:value-type="time">
            <text:p>26:25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7186477" calcext:value-type="float">
            <text:p>1587186477</text:p>
          </table:table-cell>
          <table:table-cell office:value-type="float" office:value="1000115" calcext:value-type="float">
            <text:p>1000115</text:p>
          </table:table-cell>
          <table:table-cell office:value-type="float" office:value="1586" calcext:value-type="float">
            <text:p>1586</text:p>
          </table:table-cell>
          <table:table-cell office:value-type="float" office:value="1000118" calcext:value-type="float">
            <text:p>1000118</text:p>
          </table:table-cell>
          <table:table-cell table:style-name="ce4" office:value-type="time" office:time-value="PT26H26M00S" calcext:value-type="time">
            <text:p>26:26:00</text:p>
          </table:table-cell>
          <table:table-cell table:formula="of:=MOD(([.B195]/[.C195]);60)" office:value-type="float" office:value="27.0039715432724" calcext:value-type="float">
            <text:p>27.0039715432724</text:p>
          </table:table-cell>
          <table:table-cell table:style-name="ce1" office:value-type="time" office:time-value="PT26H26M00S" calcext:value-type="time">
            <text:p>26:26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8186589" calcext:value-type="float">
            <text:p>1588186589</text:p>
          </table:table-cell>
          <table:table-cell office:value-type="float" office:value="1000112" calcext:value-type="float">
            <text:p>1000112</text:p>
          </table:table-cell>
          <table:table-cell office:value-type="float" office:value="1587" calcext:value-type="float">
            <text:p>1587</text:p>
          </table:table-cell>
          <table:table-cell office:value-type="float" office:value="1000117" calcext:value-type="float">
            <text:p>1000117</text:p>
          </table:table-cell>
          <table:table-cell table:style-name="ce4" office:value-type="time" office:time-value="PT26H28M00S" calcext:value-type="time">
            <text:p>26:28:00</text:p>
          </table:table-cell>
          <table:table-cell table:formula="of:=MOD(([.B196]/[.C196]);60)" office:value-type="float" office:value="28.0087320220136" calcext:value-type="float">
            <text:p>28.0087320220136</text:p>
          </table:table-cell>
          <table:table-cell table:style-name="ce1" office:value-type="time" office:time-value="PT26H27M00S" calcext:value-type="time">
            <text:p>26:27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9186705" calcext:value-type="float">
            <text:p>1589186705</text:p>
          </table:table-cell>
          <table:table-cell office:value-type="float" office:value="1000116" calcext:value-type="float">
            <text:p>1000116</text:p>
          </table:table-cell>
          <table:table-cell office:value-type="float" office:value="1588" calcext:value-type="float">
            <text:p>1588</text:p>
          </table:table-cell>
          <table:table-cell office:value-type="float" office:value="1000116" calcext:value-type="float">
            <text:p>1000116</text:p>
          </table:table-cell>
          <table:table-cell table:style-name="ce1" office:value-type="time" office:time-value="PT26H29M00S" calcext:value-type="time">
            <text:p>26:29:00</text:p>
          </table:table-cell>
          <table:table-cell table:formula="of:=MOD(([.B197]/[.C197]);60)" office:value-type="float" office:value="29.002380723836" calcext:value-type="float">
            <text:p>29.002380723836</text:p>
          </table:table-cell>
          <table:table-cell table:style-name="ce1" office:value-type="time" office:time-value="PT26H28M00S" calcext:value-type="time">
            <text:p>26:28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0186816" calcext:value-type="float">
            <text:p>1590186816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1589" calcext:value-type="float">
            <text:p>1589</text:p>
          </table:table-cell>
          <table:table-cell office:value-type="float" office:value="1000115" calcext:value-type="float">
            <text:p>1000115</text:p>
          </table:table-cell>
          <table:table-cell table:style-name="ce1" office:value-type="time" office:time-value="PT26H30M00S" calcext:value-type="time">
            <text:p>26:30:00</text:p>
          </table:table-cell>
          <table:table-cell table:formula="of:=MOD(([.B198]/[.C198]);60)" office:value-type="float" office:value="30.0103248539413" calcext:value-type="float">
            <text:p>30.0103248539413</text:p>
          </table:table-cell>
          <table:table-cell table:style-name="ce1" office:value-type="time" office:time-value="PT26H29M00S" calcext:value-type="time">
            <text:p>26:29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1186927" calcext:value-type="float">
            <text:p>1591186927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1590" calcext:value-type="float">
            <text:p>1590</text:p>
          </table:table-cell>
          <table:table-cell office:value-type="float" office:value="1000114" calcext:value-type="float">
            <text:p>1000114</text:p>
          </table:table-cell>
          <table:table-cell table:style-name="ce1" office:value-type="time" office:time-value="PT26H31M00S" calcext:value-type="time">
            <text:p>26:31:00</text:p>
          </table:table-cell>
          <table:table-cell table:formula="of:=MOD(([.B199]/[.C199]);60)" office:value-type="float" office:value="31.0103248539413" calcext:value-type="float">
            <text:p>31.0103248539413</text:p>
          </table:table-cell>
          <table:table-cell table:style-name="ce1" office:value-type="time" office:time-value="PT26H30M00S" calcext:value-type="time">
            <text:p>26:30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2187043" calcext:value-type="float">
            <text:p>1592187043</text:p>
          </table:table-cell>
          <table:table-cell office:value-type="float" office:value="1000116" calcext:value-type="float">
            <text:p>1000116</text:p>
          </table:table-cell>
          <table:table-cell office:value-type="float" office:value="1591" calcext:value-type="float">
            <text:p>1591</text:p>
          </table:table-cell>
          <table:table-cell office:value-type="float" office:value="1000114" calcext:value-type="float">
            <text:p>1000114</text:p>
          </table:table-cell>
          <table:table-cell table:style-name="ce1" office:value-type="time" office:time-value="PT26H32M00S" calcext:value-type="time">
            <text:p>26:32:00</text:p>
          </table:table-cell>
          <table:table-cell table:formula="of:=MOD(([.B200]/[.C200]);60)" office:value-type="float" office:value="32.0023707249959" calcext:value-type="float">
            <text:p>32.0023707249959</text:p>
          </table:table-cell>
          <table:table-cell table:style-name="ce1" office:value-type="time" office:time-value="PT26H31M00S" calcext:value-type="time">
            <text:p>26:31: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3187158" calcext:value-type="float">
            <text:p>1593187158</text:p>
          </table:table-cell>
          <table:table-cell office:value-type="float" office:value="1000115" calcext:value-type="float">
            <text:p>1000115</text:p>
          </table:table-cell>
          <table:table-cell office:value-type="float" office:value="1592" calcext:value-type="float">
            <text:p>1592</text:p>
          </table:table-cell>
          <table:table-cell office:value-type="float" office:value="1000114" calcext:value-type="float">
            <text:p>1000114</text:p>
          </table:table-cell>
          <table:table-cell table:style-name="ce1" office:value-type="time" office:time-value="PT26H33M00S" calcext:value-type="time">
            <text:p>26:33:00</text:p>
          </table:table-cell>
          <table:table-cell table:formula="of:=MOD(([.B201]/[.C201]);60)" office:value-type="float" office:value="33.0039625443073" calcext:value-type="float">
            <text:p>33.0039625443073</text:p>
          </table:table-cell>
          <table:table-cell table:style-name="ce1" office:value-type="time" office:time-value="PT26H32M00S" calcext:value-type="time">
            <text:p>26:32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/00/00</text:date>, <text:time style:data-style-name="N2" text:time-value="20:53:44.50979490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7:16:34.856860311</meta:creation-date>
    <dc:date>2020-05-08T18:59:29.481027581</dc:date>
    <meta:editing-duration>P4DT3H1M37S</meta:editing-duration>
    <meta:editing-cycles>18</meta:editing-cycles>
    <meta:generator>LibreOffice/6.1.5.2$Linux_ARM_EABI LibreOffice_project/10$Build-2</meta:generator>
    <meta:document-statistic meta:table-count="6" meta:cell-count="3034" meta:object-count="0"/>
  </office:meta>
</office:document-meta>
</file>